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StartDaemon" style:family="table">
      <style:table-properties style:width="6.925in" table:align="margins"/>
    </style:style>
    <style:style style:name="StartDaemon.A" style:family="table-column">
      <style:table-column-properties style:column-width="6.925in" style:rel-column-width="65535*"/>
    </style:style>
    <style:style style:name="StartDaemon.1" style:family="table-row">
      <style:table-row-properties style:min-row-height="0.3125in"/>
    </style:style>
    <style:style style:name="StartDaemon.A1" style:family="table-cell">
      <style:table-cell-properties fo:background-color="#eeeeee" fo:padding="0.05in" fo:border="none" style:writing-mode="page">
        <style:background-image/>
      </style:table-cell-properties>
    </style:style>
    <style:style style:name="Operators" style:family="table">
      <style:table-properties style:width="6.925in" table:align="margins" fo:background-color="transparent">
        <style:background-image/>
      </style:table-properties>
    </style:style>
    <style:style style:name="Operators.A" style:family="table-column">
      <style:table-column-properties style:column-width="1.7313in" style:rel-column-width="16383*"/>
    </style:style>
    <style:style style:name="Operators.C" style:family="table-column">
      <style:table-column-properties style:column-width="3.4625in" style:rel-column-width="32769*"/>
    </style:style>
    <style:style style:name="Operators.1" style:family="table-row">
      <style:table-row-properties fo:background-color="transparent">
        <style:background-image/>
      </style:table-row-properties>
    </style:style>
    <style:style style:name="Operators.A1" style:family="table-cell">
      <style:table-cell-properties fo:background-color="#eeeeee" fo:padding="0.0382in" fo:border-left="0.5pt solid #000000" fo:border-right="none" fo:border-top="0.5pt solid #000000" fo:border-bottom="0.5pt solid #000000">
        <style:background-image/>
      </style:table-cell-properties>
    </style:style>
    <style:style style:name="Operators.C1" style:family="table-cell">
      <style:table-cell-properties fo:background-color="#eeeeee" fo:padding="0.0382in" fo:border="0.5pt solid #000000">
        <style:background-image/>
      </style:table-cell-properties>
    </style:style>
    <style:style style:name="Operators.A2" style:family="table-cell">
      <style:table-cell-properties fo:padding="0.0382in" fo:border-left="0.5pt solid #000000" fo:border-right="none" fo:border-top="none" fo:border-bottom="0.5pt solid #000000"/>
    </style:style>
    <style:style style:name="Operators.B2" style:family="table-cell">
      <style:table-cell-properties fo:padding="0.0382in" fo:border-left="0.5pt solid #000000" fo:border-right="none" fo:border-top="none" fo:border-bottom="0.5pt solid #000000"/>
    </style:style>
    <style:style style:name="Operators.C2" style:family="table-cell">
      <style:table-cell-properties fo:padding="0.0382in" fo:border-left="0.5pt solid #000000" fo:border-right="0.5pt solid #000000" fo:border-top="none" fo:border-bottom="0.5pt solid #000000"/>
    </style:style>
    <style:style style:name="Operators.A3" style:family="table-cell">
      <style:table-cell-properties fo:padding="0.0382in" fo:border-left="0.5pt solid #000000" fo:border-right="none" fo:border-top="none" fo:border-bottom="0.5pt solid #000000"/>
    </style:style>
    <style:style style:name="Operators.B3" style:family="table-cell">
      <style:table-cell-properties fo:padding="0.0382in" fo:border-left="0.5pt solid #000000" fo:border-right="none" fo:border-top="none" fo:border-bottom="0.5pt solid #000000"/>
    </style:style>
    <style:style style:name="Operators.C3" style:family="table-cell">
      <style:table-cell-properties fo:padding="0.0382in" fo:border-left="0.5pt solid #000000" fo:border-right="0.5pt solid #000000" fo:border-top="none" fo:border-bottom="0.5pt solid #000000"/>
    </style:style>
    <style:style style:name="Operators.A4" style:family="table-cell">
      <style:table-cell-properties fo:padding="0.0382in" fo:border-left="0.5pt solid #000000" fo:border-right="none" fo:border-top="none" fo:border-bottom="0.5pt solid #000000"/>
    </style:style>
    <style:style style:name="Operators.B4" style:family="table-cell">
      <style:table-cell-properties fo:padding="0.0382in" fo:border-left="0.5pt solid #000000" fo:border-right="none" fo:border-top="none" fo:border-bottom="0.5pt solid #000000"/>
    </style:style>
    <style:style style:name="Operators.C4" style:family="table-cell">
      <style:table-cell-properties fo:padding="0.0382in" fo:border-left="0.5pt solid #000000" fo:border-right="0.5pt solid #000000" fo:border-top="none" fo:border-bottom="0.5pt solid #000000"/>
    </style:style>
    <style:style style:name="Operators.A5" style:family="table-cell">
      <style:table-cell-properties fo:padding="0.0382in" fo:border-left="0.5pt solid #000000" fo:border-right="none" fo:border-top="none" fo:border-bottom="0.5pt solid #000000"/>
    </style:style>
    <style:style style:name="Operators.B5" style:family="table-cell">
      <style:table-cell-properties fo:padding="0.0382in" fo:border-left="0.5pt solid #000000" fo:border-right="none" fo:border-top="none" fo:border-bottom="0.5pt solid #000000"/>
    </style:style>
    <style:style style:name="Operators.C5" style:family="table-cell">
      <style:table-cell-properties fo:padding="0.0382in" fo:border-left="0.5pt solid #000000" fo:border-right="0.5pt solid #000000" fo:border-top="none" fo:border-bottom="0.5pt solid #000000"/>
    </style:style>
    <style:style style:name="Operators.A6" style:family="table-cell">
      <style:table-cell-properties fo:padding="0.0382in" fo:border-left="0.5pt solid #000000" fo:border-right="none" fo:border-top="none" fo:border-bottom="0.5pt solid #000000"/>
    </style:style>
    <style:style style:name="Operators.B6" style:family="table-cell">
      <style:table-cell-properties fo:padding="0.0382in" fo:border-left="0.5pt solid #000000" fo:border-right="none" fo:border-top="none" fo:border-bottom="0.5pt solid #000000"/>
    </style:style>
    <style:style style:name="Operators.C6" style:family="table-cell">
      <style:table-cell-properties fo:padding="0.0382in" fo:border-left="0.5pt solid #000000" fo:border-right="0.5pt solid #000000" fo:border-top="none" fo:border-bottom="0.5pt solid #000000"/>
    </style:style>
    <style:style style:name="Operators.A7" style:family="table-cell">
      <style:table-cell-properties fo:padding="0.0382in" fo:border-left="0.5pt solid #000000" fo:border-right="none" fo:border-top="none" fo:border-bottom="none"/>
    </style:style>
    <style:style style:name="Operators.B7" style:family="table-cell">
      <style:table-cell-properties fo:padding="0.0382in" fo:border-left="0.5pt solid #000000" fo:border-right="none" fo:border-top="none" fo:border-bottom="0.5pt solid #000000"/>
    </style:style>
    <style:style style:name="Operators.C7" style:family="table-cell">
      <style:table-cell-properties fo:padding="0.0382in" fo:border-left="0.5pt solid #000000" fo:border-right="0.5pt solid #000000" fo:border-top="none" fo:border-bottom="0.5pt solid #000000"/>
    </style:style>
    <style:style style:name="Operators.A8" style:family="table-cell">
      <style:table-cell-properties fo:padding="0.0382in" fo:border-left="0.5pt solid #000000" fo:border-right="none" fo:border-top="none" fo:border-bottom="0.5pt solid #000000"/>
    </style:style>
    <style:style style:name="Operators.B8" style:family="table-cell">
      <style:table-cell-properties fo:padding="0.0382in" fo:border-left="0.5pt solid #000000" fo:border-right="none" fo:border-top="none" fo:border-bottom="0.5pt solid #000000"/>
    </style:style>
    <style:style style:name="Operators.C8" style:family="table-cell">
      <style:table-cell-properties fo:padding="0.0382in" fo:border-left="0.5pt solid #000000" fo:border-right="0.5pt solid #000000" fo:border-top="none" fo:border-bottom="0.5pt solid #000000"/>
    </style:style>
    <style:style style:name="Operators.A9" style:family="table-cell">
      <style:table-cell-properties fo:padding="0.0382in" fo:border-left="0.5pt solid #000000" fo:border-right="none" fo:border-top="none" fo:border-bottom="0.5pt solid #000000"/>
    </style:style>
    <style:style style:name="Operators.B9" style:family="table-cell">
      <style:table-cell-properties fo:padding="0.0382in" fo:border-left="0.5pt solid #000000" fo:border-right="none" fo:border-top="none" fo:border-bottom="0.5pt solid #000000"/>
    </style:style>
    <style:style style:name="Operators.C9" style:family="table-cell">
      <style:table-cell-properties fo:padding="0.0382in" fo:border-left="0.5pt solid #000000" fo:border-right="0.5pt solid #000000" fo:border-top="none" fo:border-bottom="0.5pt solid #000000"/>
    </style:style>
    <style:style style:name="Operators.A10" style:family="table-cell">
      <style:table-cell-properties fo:padding="0.0382in" fo:border-left="0.5pt solid #000000" fo:border-right="none" fo:border-top="none" fo:border-bottom="0.5pt solid #000000"/>
    </style:style>
    <style:style style:name="Operators.B10" style:family="table-cell">
      <style:table-cell-properties fo:padding="0.0382in" fo:border-left="0.5pt solid #000000" fo:border-right="none" fo:border-top="none" fo:border-bottom="0.5pt solid #000000"/>
    </style:style>
    <style:style style:name="Operators.C10" style:family="table-cell">
      <style:table-cell-properties fo:padding="0.0382in" fo:border-left="0.5pt solid #000000" fo:border-right="0.5pt solid #000000" fo:border-top="none" fo:border-bottom="0.5pt solid #000000"/>
    </style:style>
    <style:style style:name="Operators.A11" style:family="table-cell">
      <style:table-cell-properties fo:padding="0.0382in" fo:border-left="0.5pt solid #000000" fo:border-right="none" fo:border-top="none" fo:border-bottom="0.5pt solid #000000"/>
    </style:style>
    <style:style style:name="Operators.B11" style:family="table-cell">
      <style:table-cell-properties fo:padding="0.0382in" fo:border-left="0.5pt solid #000000" fo:border-right="none" fo:border-top="none" fo:border-bottom="0.5pt solid #000000"/>
    </style:style>
    <style:style style:name="Operators.C11" style:family="table-cell">
      <style:table-cell-properties fo:padding="0.0382in" fo:border-left="0.5pt solid #000000" fo:border-right="0.5pt solid #000000" fo:border-top="none" fo:border-bottom="0.5pt solid #000000"/>
    </style:style>
    <style:style style:name="Operators.A12" style:family="table-cell">
      <style:table-cell-properties fo:padding="0.0382in" fo:border-left="0.5pt solid #000000" fo:border-right="none" fo:border-top="none" fo:border-bottom="0.5pt solid #000000"/>
    </style:style>
    <style:style style:name="Operators.B12" style:family="table-cell">
      <style:table-cell-properties fo:padding="0.0382in" fo:border-left="0.5pt solid #000000" fo:border-right="none" fo:border-top="none" fo:border-bottom="0.5pt solid #000000"/>
    </style:style>
    <style:style style:name="Operators.C12" style:family="table-cell">
      <style:table-cell-properties fo:padding="0.0382in" fo:border-left="0.5pt solid #000000" fo:border-right="0.5pt solid #000000" fo:border-top="none" fo:border-bottom="0.5pt solid #000000"/>
    </style:style>
    <style:style style:name="Operators.A13" style:family="table-cell">
      <style:table-cell-properties fo:padding="0.0382in" fo:border-left="0.5pt solid #000000" fo:border-right="none" fo:border-top="none" fo:border-bottom="0.5pt solid #000000"/>
    </style:style>
    <style:style style:name="Operators.B13" style:family="table-cell">
      <style:table-cell-properties fo:padding="0.0382in" fo:border-left="0.5pt solid #000000" fo:border-right="none" fo:border-top="none" fo:border-bottom="0.5pt solid #000000"/>
    </style:style>
    <style:style style:name="Operators.C13" style:family="table-cell">
      <style:table-cell-properties fo:padding="0.0382in" fo:border-left="0.5pt solid #000000" fo:border-right="0.5pt solid #000000" fo:border-top="none" fo:border-bottom="0.5pt solid #000000"/>
    </style:style>
    <style:style style:name="Operators.A14" style:family="table-cell">
      <style:table-cell-properties fo:padding="0.0382in" fo:border-left="0.5pt solid #000000" fo:border-right="none" fo:border-top="none" fo:border-bottom="0.5pt solid #000000"/>
    </style:style>
    <style:style style:name="Operators.B14" style:family="table-cell">
      <style:table-cell-properties fo:padding="0.0382in" fo:border-left="0.5pt solid #000000" fo:border-right="none" fo:border-top="none" fo:border-bottom="0.5pt solid #000000"/>
    </style:style>
    <style:style style:name="Operators.C14" style:family="table-cell">
      <style:table-cell-properties fo:padding="0.0382in" fo:border-left="0.5pt solid #000000" fo:border-right="0.5pt solid #000000" fo:border-top="none" fo:border-bottom="0.5pt solid #000000"/>
    </style:style>
    <style:style style:name="Operators.A15" style:family="table-cell">
      <style:table-cell-properties fo:padding="0.0382in" fo:border="none"/>
    </style:style>
    <style:style style:name="P1" style:family="paragraph" style:parent-style-name="Footnote">
      <style:text-properties style:font-name="Liberation Sans" officeooo:rsid="002249b6" officeooo:paragraph-rsid="002249b6"/>
    </style:style>
    <style:style style:name="P2"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391a48" officeooo:paragraph-rsid="00391a48" style:font-size-asian="12pt" style:font-size-complex="12pt"/>
    </style:style>
    <style:style style:name="P3"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391a48" officeooo:paragraph-rsid="004f409e" style:font-size-asian="12pt" style:font-size-complex="12pt"/>
    </style:style>
    <style:style style:name="P4"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391a48" officeooo:paragraph-rsid="004fdcd8" style:font-size-asian="12pt" style:font-size-complex="12pt"/>
    </style:style>
    <style:style style:name="P5"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391a48" officeooo:paragraph-rsid="005b5af7" style:font-size-asian="12pt" style:font-size-complex="12pt"/>
    </style:style>
    <style:style style:name="P6"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391a48" officeooo:paragraph-rsid="0095351b" style:font-size-asian="12pt" style:font-size-complex="12pt"/>
    </style:style>
    <style:style style:name="P7"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9dd236" style:font-size-asian="12pt" style:font-size-complex="12pt"/>
    </style:style>
    <style:style style:name="P8"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f2d2d8" style:font-size-asian="12pt" style:font-size-complex="12pt"/>
    </style:style>
    <style:style style:name="P9"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f3c0a4" style:font-size-asian="12pt" style:font-size-complex="12pt"/>
    </style:style>
    <style:style style:name="P10"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f465c0" style:font-size-asian="12pt" style:font-size-complex="12pt"/>
    </style:style>
    <style:style style:name="P11"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f63cf1" style:font-size-asian="12pt" style:font-size-complex="12pt"/>
    </style:style>
    <style:style style:name="P12"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4a4ace" officeooo:paragraph-rsid="004a4ace" style:font-size-asian="12pt" style:font-size-complex="12pt"/>
    </style:style>
    <style:style style:name="P13"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4a4ace" officeooo:paragraph-rsid="004f409e" style:font-size-asian="12pt" style:font-size-complex="12pt"/>
    </style:style>
    <style:style style:name="P14"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4a4ace" officeooo:paragraph-rsid="004fdcd8" style:font-size-asian="12pt" style:font-size-complex="12pt"/>
    </style:style>
    <style:style style:name="P15"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4a4ace" officeooo:paragraph-rsid="005b5af7" style:font-size-asian="12pt" style:font-size-complex="12pt"/>
    </style:style>
    <style:style style:name="P16"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4fdcd8" officeooo:paragraph-rsid="004fdcd8" style:font-size-asian="12pt" style:font-size-complex="12pt"/>
    </style:style>
    <style:style style:name="P17"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4fdcd8" officeooo:paragraph-rsid="004fdcd8" style:font-size-asian="12pt" style:font-size-complex="12pt"/>
    </style:style>
    <style:style style:name="P18"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4fdcd8" officeooo:paragraph-rsid="0062d2a0" style:font-size-asian="12pt" style:font-size-complex="12pt"/>
    </style:style>
    <style:style style:name="P19"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54713a" officeooo:paragraph-rsid="0054713a" style:font-size-asian="12pt" style:font-size-complex="12pt"/>
    </style:style>
    <style:style style:name="P20"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5b5af7" officeooo:paragraph-rsid="005b5af7" style:font-size-asian="12pt" style:font-size-complex="12pt"/>
    </style:style>
    <style:style style:name="P21"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5b5af7" officeooo:paragraph-rsid="00f2d2d8" style:font-size-asian="12pt" style:font-size-complex="12pt"/>
    </style:style>
    <style:style style:name="P22"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5b5af7" officeooo:paragraph-rsid="00f3c0a4" style:font-size-asian="12pt" style:font-size-complex="12pt"/>
    </style:style>
    <style:style style:name="P23"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5b5af7" officeooo:paragraph-rsid="010f662f" style:font-size-asian="12pt" style:font-size-complex="12pt"/>
    </style:style>
    <style:style style:name="P24"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2d2a0" officeooo:paragraph-rsid="0062d2a0" style:font-size-asian="12pt" style:font-size-complex="12pt"/>
    </style:style>
    <style:style style:name="P25"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2d2a0" officeooo:paragraph-rsid="00a73c65" style:font-size-asian="12pt" style:font-size-complex="12pt"/>
    </style:style>
    <style:style style:name="P26"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2e70e" officeooo:paragraph-rsid="0062e70e" style:font-size-asian="12pt" style:font-size-complex="12pt"/>
    </style:style>
    <style:style style:name="P27"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2e70e" officeooo:paragraph-rsid="00a73c65" style:font-size-asian="12pt" style:font-size-complex="12pt"/>
    </style:style>
    <style:style style:name="P28"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3b444" officeooo:paragraph-rsid="0063b444" style:font-size-asian="12pt" style:font-size-complex="12pt"/>
    </style:style>
    <style:style style:name="P29"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f156a" officeooo:paragraph-rsid="006f156a" style:font-size-asian="12pt" style:font-size-complex="12pt"/>
    </style:style>
    <style:style style:name="P30"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f156a" officeooo:paragraph-rsid="00a1220f" style:font-size-asian="12pt" style:font-size-complex="12pt"/>
    </style:style>
    <style:style style:name="P31"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7096e7" officeooo:paragraph-rsid="007096e7" style:font-size-asian="12pt" style:font-size-complex="12pt"/>
    </style:style>
    <style:style style:name="P32"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b8e23" officeooo:paragraph-rsid="006b8e23" style:font-size-asian="12pt" style:font-size-complex="12pt"/>
    </style:style>
    <style:style style:name="P33"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786dec" officeooo:paragraph-rsid="00786dec" style:font-size-asian="12pt" style:font-size-complex="12pt"/>
    </style:style>
    <style:style style:name="P34"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786dec" officeooo:paragraph-rsid="00a1220f" style:font-size-asian="12pt" style:font-size-complex="12pt"/>
    </style:style>
    <style:style style:name="P35"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5e65d2" officeooo:paragraph-rsid="005e65d2" style:font-size-asian="12pt" style:font-size-complex="12pt"/>
    </style:style>
    <style:style style:name="P36"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8c54d0" officeooo:paragraph-rsid="008c54d0" style:font-size-asian="12pt" style:font-size-complex="12pt"/>
    </style:style>
    <style:style style:name="P37"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9090e9" officeooo:paragraph-rsid="00927c49" style:font-size-asian="12pt" style:font-size-complex="12pt"/>
    </style:style>
    <style:style style:name="P38"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95351b" officeooo:paragraph-rsid="0095351b" style:font-size-asian="12pt" style:font-size-complex="12pt"/>
    </style:style>
    <style:style style:name="P39"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781f5a" officeooo:paragraph-rsid="009dd236" style:font-size-asian="12pt" style:font-size-complex="12pt"/>
    </style:style>
    <style:style style:name="P40"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a1220f" officeooo:paragraph-rsid="00a1220f" style:font-size-asian="12pt" style:font-size-complex="12pt"/>
    </style:style>
    <style:style style:name="P41"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a2325b" officeooo:paragraph-rsid="00a2325b" style:font-size-asian="12pt" style:font-size-complex="12pt"/>
    </style:style>
    <style:style style:name="P42"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a41b83" officeooo:paragraph-rsid="00a41b83" style:font-size-asian="12pt" style:font-size-complex="12pt"/>
    </style:style>
    <style:style style:name="P43"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c88d15" officeooo:paragraph-rsid="00c88d15" style:font-size-asian="12pt" style:font-size-complex="12pt"/>
    </style:style>
    <style:style style:name="P44"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c8fdf7" officeooo:paragraph-rsid="00c8fdf7" style:font-size-asian="12pt" style:font-size-complex="12pt"/>
    </style:style>
    <style:style style:name="P45"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c99d10" officeooo:paragraph-rsid="00c99d10" style:font-size-asian="12pt" style:font-size-complex="12pt"/>
    </style:style>
    <style:style style:name="P46"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d9c928" officeooo:paragraph-rsid="00d9c928" style:font-size-asian="12pt" style:font-size-complex="12pt"/>
    </style:style>
    <style:style style:name="P47"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e75e7f" officeooo:paragraph-rsid="00e75e7f" style:font-size-asian="12pt" style:font-size-complex="12pt"/>
    </style:style>
    <style:style style:name="P48"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f2d2d8" officeooo:paragraph-rsid="00f2d2d8" style:font-size-asian="12pt" style:font-size-complex="12pt"/>
    </style:style>
    <style:style style:name="P49"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f3c0a4" officeooo:paragraph-rsid="00f3c0a4" style:font-size-asian="12pt" style:font-size-complex="12pt"/>
    </style:style>
    <style:style style:name="P50"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f3c0a4" officeooo:paragraph-rsid="00f465c0" style:font-size-asian="12pt" style:font-size-complex="12pt"/>
    </style:style>
    <style:style style:name="P51"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f78fb7" officeooo:paragraph-rsid="00f78fb7" style:font-size-asian="12pt" style:font-size-complex="12pt"/>
    </style:style>
    <style:style style:name="P52"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fo:font-weight="bold" officeooo:rsid="00126dc0" officeooo:paragraph-rsid="00386ae8" style:font-size-asian="12pt" style:font-weight-asian="bold" style:font-size-complex="12pt" style:font-weight-complex="bold"/>
    </style:style>
    <style:style style:name="P53" style:family="paragraph" style:parent-style-name="Table_20_Contents">
      <style:paragraph-properties fo:text-align="center" style:justify-single-word="false"/>
      <style:text-properties style:font-name="Liberation Sans" fo:font-size="12pt" fo:font-weight="bold" officeooo:rsid="00d9ccd1" officeooo:paragraph-rsid="00d9ccd1" style:font-name-asian="Noto Sans Mono CJK SC" style:font-size-asian="12pt" style:font-weight-asian="bold" style:font-name-complex="Liberation Mono" style:font-size-complex="12pt" style:font-weight-complex="bold"/>
    </style:style>
    <style:style style:name="P54" style:family="paragraph" style:parent-style-name="Preformatted_20_Text" style:master-page-name="">
      <loext:graphic-properties draw:fill="none" draw:fill-gradient-name="gradient" draw:fill-hatch-name="hatch"/>
      <style:paragraph-properties fo:margin-left="1in" fo:margin-right="0in" fo:margin-top="0.05in" fo:margin-bottom="0.05in" style:contextual-spacing="false" fo:text-indent="-0.5in" style:auto-text-indent="false" style:page-number="auto" fo:background-color="transparent"/>
      <style:text-properties style:font-name="Liberation Sans" fo:font-size="12pt" fo:font-style="italic" officeooo:rsid="009090e9" officeooo:paragraph-rsid="009090e9" style:font-size-asian="12pt" style:font-style-asian="italic" style:font-size-complex="12pt" style:font-style-complex="italic"/>
    </style:style>
    <style:style style:name="P55" style:family="paragraph" style:parent-style-name="Preformatted_20_Text" style:master-page-name="">
      <loext:graphic-properties draw:fill="none" draw:fill-gradient-name="gradient" draw:fill-hatch-name="hatch"/>
      <style:paragraph-properties fo:margin-left="1in" fo:margin-right="0in" fo:margin-top="0.05in" fo:margin-bottom="0.05in" style:contextual-spacing="false" fo:text-indent="-0.5in" style:auto-text-indent="false" style:page-number="auto" fo:background-color="transparent"/>
      <style:text-properties style:font-name="Liberation Sans" fo:font-size="12pt" fo:font-style="italic" officeooo:rsid="009090e9" officeooo:paragraph-rsid="00927c49" style:font-size-asian="12pt" style:font-style-asian="italic" style:font-size-complex="12pt" style:font-style-complex="italic"/>
    </style:style>
    <style:style style:name="P56" style:family="paragraph" style:parent-style-name="Table_20_Contents">
      <style:text-properties style:font-name="Liberation Sans" fo:font-size="12pt" officeooo:rsid="00d9ccd1" officeooo:paragraph-rsid="00d9ccd1" style:font-name-asian="Noto Sans Mono CJK SC" style:font-size-asian="12pt" style:font-name-complex="Liberation Mono" style:font-size-complex="12pt"/>
    </style:style>
    <style:style style:name="P57" style:family="paragraph" style:parent-style-name="Table_20_Contents">
      <style:text-properties style:font-name="Liberation Sans" fo:font-size="12pt" officeooo:rsid="00daf95e" officeooo:paragraph-rsid="00daf95e" style:font-name-asian="Noto Sans Mono CJK SC" style:font-size-asian="12pt" style:font-name-complex="Liberation Mono" style:font-size-complex="12pt"/>
    </style:style>
    <style:style style:name="P58" style:family="paragraph" style:parent-style-name="Table_20_Contents">
      <style:text-properties style:font-name="Liberation Sans" fo:font-size="12pt" officeooo:rsid="00dc9c93" officeooo:paragraph-rsid="00dc9c93" style:font-name-asian="Noto Sans Mono CJK SC" style:font-size-asian="12pt" style:font-name-complex="Liberation Mono" style:font-size-complex="12pt"/>
    </style:style>
    <style:style style:name="P59" style:family="paragraph" style:parent-style-name="Table_20_Contents">
      <style:text-properties style:font-name="Liberation Sans" fo:font-size="12pt" officeooo:rsid="00de14c7" officeooo:paragraph-rsid="00de14c7" style:font-name-asian="Noto Sans Mono CJK SC" style:font-size-asian="12pt" style:font-name-complex="Liberation Mono" style:font-size-complex="12pt"/>
    </style:style>
    <style:style style:name="P60" style:family="paragraph" style:parent-style-name="Table_20_Contents">
      <style:text-properties style:font-name="Liberation Sans" fo:font-size="12pt" officeooo:rsid="00de14c7" officeooo:paragraph-rsid="00e1ccee" style:font-name-asian="Noto Sans Mono CJK SC" style:font-size-asian="12pt" style:font-name-complex="Liberation Mono" style:font-size-complex="12pt"/>
    </style:style>
    <style:style style:name="P61" style:family="paragraph" style:parent-style-name="Table_20_Contents">
      <style:text-properties style:font-name="Liberation Sans" fo:font-size="12pt" officeooo:rsid="00de8c06" officeooo:paragraph-rsid="00de8c06" style:font-name-asian="Noto Sans Mono CJK SC" style:font-size-asian="12pt" style:font-name-complex="Liberation Mono" style:font-size-complex="12pt"/>
    </style:style>
    <style:style style:name="P62" style:family="paragraph" style:parent-style-name="Table_20_Contents">
      <style:text-properties style:font-name="Liberation Sans" fo:font-size="12pt" officeooo:rsid="00e06fff" officeooo:paragraph-rsid="00e1ccee" style:font-name-asian="Noto Sans Mono CJK SC" style:font-size-asian="12pt" style:font-name-complex="Liberation Mono" style:font-size-complex="12pt"/>
    </style:style>
    <style:style style:name="P63" style:family="paragraph" style:parent-style-name="Table_20_Contents">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e06fff" officeooo:paragraph-rsid="00e75e7f" style:font-name-asian="Noto Sans Mono CJK SC" style:font-size-asian="12pt" style:font-name-complex="Liberation Mono" style:font-size-complex="12pt"/>
    </style:style>
    <style:style style:name="P64" style:family="paragraph" style:parent-style-name="Table_20_Contents">
      <style:text-properties style:font-name="Liberation Sans" fo:font-size="12pt" officeooo:rsid="00e5ab68" officeooo:paragraph-rsid="00e5ab68" style:font-name-asian="Noto Sans Mono CJK SC" style:font-size-asian="12pt" style:font-name-complex="Liberation Mono" style:font-size-complex="12pt"/>
    </style:style>
    <style:style style:name="P65" style:family="paragraph" style:parent-style-name="Standard">
      <style:paragraph-properties fo:text-align="center" style:justify-single-word="false"/>
      <style:text-properties style:font-name="Liberation Sans" officeooo:rsid="00126dc0" officeooo:paragraph-rsid="00126dc0"/>
    </style:style>
    <style:style style:name="P66" style:family="paragraph" style:parent-style-name="Standard">
      <style:text-properties style:font-name="Liberation Sans" officeooo:rsid="00126dc0" officeooo:paragraph-rsid="00126dc0"/>
    </style:style>
    <style:style style:name="P67" style:family="paragraph" style:parent-style-name="Standard">
      <loext:graphic-properties draw:fill-gradient-name="gradient" draw:fill-hatch-name="hatch"/>
      <style:paragraph-properties fo:margin-top="0.05in" fo:margin-bottom="0.05in" style:contextual-spacing="false"/>
      <style:text-properties style:font-name="Liberation Sans" officeooo:rsid="00126dc0" officeooo:paragraph-rsid="00126dc0"/>
    </style:style>
    <style:style style:name="P68"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13f125"/>
    </style:style>
    <style:style style:name="P69"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4c3dc4"/>
    </style:style>
    <style:style style:name="P70"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5799c7"/>
    </style:style>
    <style:style style:name="P71"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697578"/>
    </style:style>
    <style:style style:name="P7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7574a5"/>
    </style:style>
    <style:style style:name="P7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9c3396"/>
    </style:style>
    <style:style style:name="P74"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126dc0" officeooo:paragraph-rsid="009d7291"/>
    </style:style>
    <style:style style:name="P75"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9dd236"/>
    </style:style>
    <style:style style:name="P76"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126dc0" officeooo:paragraph-rsid="009f8f3b"/>
    </style:style>
    <style:style style:name="P77"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b248c0"/>
    </style:style>
    <style:style style:name="P78"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126dc0" officeooo:paragraph-rsid="0040e1e2"/>
    </style:style>
    <style:style style:name="P79"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c81048"/>
    </style:style>
    <style:style style:name="P80"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126dc0" officeooo:paragraph-rsid="01119821"/>
    </style:style>
    <style:style style:name="P81"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3f125" officeooo:paragraph-rsid="00b58e06"/>
    </style:style>
    <style:style style:name="P8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6095d" officeooo:paragraph-rsid="00193b2c" style:font-weight-asian="bold" style:font-weight-complex="bold"/>
    </style:style>
    <style:style style:name="P8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6095d" officeooo:paragraph-rsid="007574a5" style:font-weight-asian="bold" style:font-weight-complex="bold"/>
    </style:style>
    <style:style style:name="P8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6095d" officeooo:paragraph-rsid="0040e1e2" style:font-weight-asian="bold" style:font-weight-complex="bold"/>
    </style:style>
    <style:style style:name="P85"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6095d" officeooo:paragraph-rsid="00bf4d47" style:font-weight-asian="bold" style:font-weight-complex="bold"/>
    </style:style>
    <style:style style:name="P86"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3f125" officeooo:paragraph-rsid="001aafc4" style:font-weight-asian="bold" style:font-weight-complex="bold"/>
    </style:style>
    <style:style style:name="P87"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386ae8" style:font-weight-asian="bold" style:font-weight-complex="bold"/>
    </style:style>
    <style:style style:name="P88"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4f409e" style:font-weight-asian="bold" style:font-weight-complex="bold"/>
    </style:style>
    <style:style style:name="P89"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4fdcd8" style:font-weight-asian="bold" style:font-weight-complex="bold"/>
    </style:style>
    <style:style style:name="P90"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5b5af7" style:font-weight-asian="bold" style:font-weight-complex="bold"/>
    </style:style>
    <style:style style:name="P91"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61834b" style:font-weight-asian="bold" style:font-weight-complex="bold"/>
    </style:style>
    <style:style style:name="P9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62d2a0" style:font-weight-asian="bold" style:font-weight-complex="bold"/>
    </style:style>
    <style:style style:name="P9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62e70e" style:font-weight-asian="bold" style:font-weight-complex="bold"/>
    </style:style>
    <style:style style:name="P9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6b8e23" style:font-weight-asian="bold" style:font-weight-complex="bold"/>
    </style:style>
    <style:style style:name="P95"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6f156a" style:font-weight-asian="bold" style:font-weight-complex="bold"/>
    </style:style>
    <style:style style:name="P96"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a1220f" style:font-weight-asian="bold" style:font-weight-complex="bold"/>
    </style:style>
    <style:style style:name="P97"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a73c65" style:font-weight-asian="bold" style:font-weight-complex="bold"/>
    </style:style>
    <style:style style:name="P98"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c88d15" style:font-weight-asian="bold" style:font-weight-complex="bold"/>
    </style:style>
    <style:style style:name="P99"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c8fdf7" style:font-weight-asian="bold" style:font-weight-complex="bold"/>
    </style:style>
    <style:style style:name="P100"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f2d2d8" style:font-weight-asian="bold" style:font-weight-complex="bold"/>
    </style:style>
    <style:style style:name="P101"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f3c0a4" style:font-weight-asian="bold" style:font-weight-complex="bold"/>
    </style:style>
    <style:style style:name="P10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f465c0" style:font-weight-asian="bold" style:font-weight-complex="bold"/>
    </style:style>
    <style:style style:name="P10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40e1e2" style:font-weight-asian="bold" style:font-weight-complex="bold"/>
    </style:style>
    <style:style style:name="P10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13f125" style:font-weight-asian="bold" style:font-weight-complex="bold"/>
    </style:style>
    <style:style style:name="P105"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3d61b8" style:font-weight-asian="bold" style:font-weight-complex="bold"/>
    </style:style>
    <style:style style:name="P106"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126dc0" style:font-weight-asian="bold" style:font-weight-complex="bold"/>
    </style:style>
    <style:style style:name="P107"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5799c7" style:font-weight-asian="bold" style:font-weight-complex="bold"/>
    </style:style>
    <style:style style:name="P108"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697578" style:font-weight-asian="bold" style:font-weight-complex="bold"/>
    </style:style>
    <style:style style:name="P109"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7574a5" style:font-weight-asian="bold" style:font-weight-complex="bold"/>
    </style:style>
    <style:style style:name="P110"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a5b844" style:font-weight-asian="bold" style:font-weight-complex="bold"/>
    </style:style>
    <style:style style:name="P111"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c81048" style:font-weight-asian="bold" style:font-weight-complex="bold"/>
    </style:style>
    <style:style style:name="P11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1119821" style:font-weight-asian="bold" style:font-weight-complex="bold"/>
    </style:style>
    <style:style style:name="P11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aafc4" officeooo:paragraph-rsid="001aafc4" style:font-weight-asian="bold" style:font-weight-complex="bold"/>
    </style:style>
    <style:style style:name="P11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7d5ad3" officeooo:paragraph-rsid="007d5ad3" style:font-weight-asian="bold" style:font-weight-complex="bold"/>
    </style:style>
    <style:style style:name="P115"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7f1514" officeooo:paragraph-rsid="007f1514" style:font-weight-asian="bold" style:font-weight-complex="bold"/>
    </style:style>
    <style:style style:name="P116"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20971f" officeooo:paragraph-rsid="0020971f"/>
    </style:style>
    <style:style style:name="P117"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25500b" officeooo:paragraph-rsid="0025500b"/>
    </style:style>
    <style:style style:name="P118"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386ae8" officeooo:paragraph-rsid="00386ae8"/>
    </style:style>
    <style:style style:name="P119"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3ef435" officeooo:paragraph-rsid="003ef435"/>
    </style:style>
    <style:style style:name="P120"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3ef435" officeooo:paragraph-rsid="00cc667e"/>
    </style:style>
    <style:style style:name="P121"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aafc4" officeooo:paragraph-rsid="0040e1e2"/>
    </style:style>
    <style:style style:name="P12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aafc4" officeooo:paragraph-rsid="001aafc4"/>
    </style:style>
    <style:style style:name="P12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aafc4" officeooo:paragraph-rsid="007574a5"/>
    </style:style>
    <style:style style:name="P12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aafc4" officeooo:paragraph-rsid="01119821"/>
    </style:style>
    <style:style style:name="P125"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4a4ace" officeooo:paragraph-rsid="004a4ace"/>
    </style:style>
    <style:style style:name="P126"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4f409e" officeooo:paragraph-rsid="004f409e"/>
    </style:style>
    <style:style style:name="P127"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4fdcd8" officeooo:paragraph-rsid="004fdcd8"/>
    </style:style>
    <style:style style:name="P128"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5799c7" officeooo:paragraph-rsid="005799c7"/>
    </style:style>
    <style:style style:name="P129"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5b5af7" officeooo:paragraph-rsid="005b5af7"/>
    </style:style>
    <style:style style:name="P130"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61834b" officeooo:paragraph-rsid="0061834b"/>
    </style:style>
    <style:style style:name="P131"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697578" officeooo:paragraph-rsid="00697578"/>
    </style:style>
    <style:style style:name="P132"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697578" officeooo:paragraph-rsid="009d7291"/>
    </style:style>
    <style:style style:name="P133"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6b2c70" officeooo:paragraph-rsid="006b2c70"/>
    </style:style>
    <style:style style:name="P13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781f5a" officeooo:paragraph-rsid="00781f5a"/>
    </style:style>
    <style:style style:name="P135"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781f5a" officeooo:paragraph-rsid="00781f5a"/>
    </style:style>
    <style:style style:name="P136"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8048fc" officeooo:paragraph-rsid="008048fc"/>
    </style:style>
    <style:style style:name="P137" style:family="paragraph" style:parent-style-name="Footnote">
      <style:text-properties style:font-name="Liberation Sans" officeooo:rsid="00986cb5" officeooo:paragraph-rsid="00986cb5"/>
    </style:style>
    <style:style style:name="P138"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tyle="normal" officeooo:rsid="00391a48" officeooo:paragraph-rsid="007574a5" style:font-style-asian="normal" style:font-style-complex="normal"/>
    </style:style>
    <style:style style:name="P139"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87cff3" officeooo:paragraph-rsid="0087cff3"/>
    </style:style>
    <style:style style:name="P140" style:family="paragraph" style:parent-style-name="Title">
      <style:text-properties style:font-name="Liberation Sans"/>
    </style:style>
    <style:style style:name="P141"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7574a5" officeooo:paragraph-rsid="007574a5"/>
    </style:style>
    <style:style style:name="P142"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9d7291" officeooo:paragraph-rsid="009d7291"/>
    </style:style>
    <style:style style:name="P143" style:family="paragraph" style:parent-style-name="Text_20_body">
      <style:text-properties style:font-name="Liberation Sans" officeooo:rsid="009d7291" officeooo:paragraph-rsid="009d7291"/>
    </style:style>
    <style:style style:name="P144" style:family="paragraph" style:parent-style-name="Text_20_body">
      <style:text-properties style:font-name="Liberation Sans" officeooo:rsid="009d7291" officeooo:paragraph-rsid="009f8f3b"/>
    </style:style>
    <style:style style:name="P145" style:family="paragraph" style:parent-style-name="Text_20_body">
      <style:text-properties style:font-name="Liberation Sans" officeooo:rsid="009d7291" officeooo:paragraph-rsid="01119821"/>
    </style:style>
    <style:style style:name="P146"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202cc1" officeooo:paragraph-rsid="00202cc1"/>
    </style:style>
    <style:style style:name="P147"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a5b844" officeooo:paragraph-rsid="00a5b844"/>
    </style:style>
    <style:style style:name="P148"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8323f7" officeooo:paragraph-rsid="008323f7"/>
    </style:style>
    <style:style style:name="P149"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acd25a" officeooo:paragraph-rsid="00acd25a"/>
    </style:style>
    <style:style style:name="P150"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2590af" officeooo:paragraph-rsid="00ae0c5f"/>
    </style:style>
    <style:style style:name="P151"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ae0c5f" officeooo:paragraph-rsid="00ae0c5f"/>
    </style:style>
    <style:style style:name="P152"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913c1f" officeooo:paragraph-rsid="00913c1f"/>
    </style:style>
    <style:style style:name="P153"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b3f7ac" officeooo:paragraph-rsid="00b3f7ac"/>
    </style:style>
    <style:style style:name="P154" style:family="paragraph" style:parent-style-name="Text_20_body" style:master-page-name="">
      <loext:graphic-properties draw:fill="none" draw:fill-gradient-name="gradient" draw:fill-hatch-name="hatch"/>
      <style:paragraph-properties fo:margin-left="1.3118in" fo:margin-right="0in" fo:margin-top="0.05in" fo:margin-bottom="0.05in" style:contextual-spacing="false" fo:line-height="115%" fo:text-indent="-1.1252in" style:auto-text-indent="false" style:page-number="auto" fo:background-color="transparent"/>
      <style:text-properties style:font-name="Liberation Sans" officeooo:rsid="00b98a68" officeooo:paragraph-rsid="00b98a68"/>
    </style:style>
    <style:style style:name="P155"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bc3c95" officeooo:paragraph-rsid="00bc3c95"/>
    </style:style>
    <style:style style:name="P156"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c4f306" officeooo:paragraph-rsid="00c4f306"/>
    </style:style>
    <style:style style:name="P157"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59c8f3" officeooo:paragraph-rsid="0059c8f3"/>
    </style:style>
    <style:style style:name="P158"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c81048" officeooo:paragraph-rsid="00c81048"/>
    </style:style>
    <style:style style:name="P159"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c99d10" officeooo:paragraph-rsid="00c99d10"/>
    </style:style>
    <style:style style:name="P160"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d0e062" officeooo:paragraph-rsid="00d0e062"/>
    </style:style>
    <style:style style:name="P161" style:family="paragraph" style:parent-style-name="Text_20_body" style:master-page-name="">
      <loext:graphic-properties draw:fill="none" draw:fill-gradient-name="gradient" draw:fill-hatch-name="hatch"/>
      <style:paragraph-properties fo:margin-left="1.0618in" fo:margin-right="0in" fo:margin-top="0.05in" fo:margin-bottom="0.05in" style:contextual-spacing="false" fo:line-height="115%" fo:text-indent="-0.5618in" style:auto-text-indent="false" style:page-number="auto" fo:background-color="transparent"/>
      <style:text-properties style:font-name="Liberation Sans" fo:font-style="italic" officeooo:rsid="00a5b844" officeooo:paragraph-rsid="00d258ff" style:font-style-asian="italic" style:font-style-complex="italic"/>
    </style:style>
    <style:style style:name="P162"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d268da" officeooo:paragraph-rsid="00d268da"/>
    </style:style>
    <style:style style:name="P16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291cfb" officeooo:paragraph-rsid="00d3a70c"/>
    </style:style>
    <style:style style:name="P164" style:family="paragraph" style:parent-style-name="Standard">
      <loext:graphic-properties draw:fill-gradient-name="gradient" draw:fill-hatch-name="hatch"/>
      <style:paragraph-properties fo:margin-top="0.05in" fo:margin-bottom="0.05in" style:contextual-spacing="false"/>
      <style:text-properties style:font-name="Liberation Sans" officeooo:rsid="00fc293f" officeooo:paragraph-rsid="00fc293f"/>
    </style:style>
    <style:style style:name="P165" style:family="paragraph" style:parent-style-name="Standard">
      <loext:graphic-properties draw:fill-gradient-name="gradient" draw:fill-hatch-name="hatch"/>
      <style:paragraph-properties fo:margin-top="0.05in" fo:margin-bottom="0.05in" style:contextual-spacing="false"/>
      <style:text-properties style:font-name="Liberation Sans" officeooo:rsid="00fc2f75" officeooo:paragraph-rsid="00fc2f75"/>
    </style:style>
    <style:style style:name="P166" style:family="paragraph" style:parent-style-name="Standard">
      <loext:graphic-properties draw:fill-gradient-name="gradient" draw:fill-hatch-name="hatch"/>
      <style:paragraph-properties fo:margin-top="0.05in" fo:margin-bottom="0.05in" style:contextual-spacing="false"/>
      <style:text-properties style:font-name="Liberation Sans" officeooo:rsid="00fc2f75" officeooo:paragraph-rsid="01053690"/>
    </style:style>
    <style:style style:name="P167" style:family="paragraph" style:parent-style-name="Standard">
      <loext:graphic-properties draw:fill-gradient-name="gradient" draw:fill-hatch-name="hatch"/>
      <style:paragraph-properties fo:margin-top="0.05in" fo:margin-bottom="0.05in" style:contextual-spacing="false"/>
      <style:text-properties style:font-name="Liberation Sans" officeooo:rsid="010867b4" officeooo:paragraph-rsid="010867b4"/>
    </style:style>
    <style:style style:name="P168" style:family="paragraph" style:parent-style-name="Standard">
      <loext:graphic-properties draw:fill-gradient-name="gradient" draw:fill-hatch-name="hatch"/>
      <style:paragraph-properties fo:margin-top="0.05in" fo:margin-bottom="0.05in" style:contextual-spacing="false"/>
      <style:text-properties style:font-name="Liberation Sans" officeooo:rsid="010a3c43" officeooo:paragraph-rsid="010a3c43"/>
    </style:style>
    <style:style style:name="P169" style:family="paragraph" style:parent-style-name="Standard">
      <loext:graphic-properties draw:fill-gradient-name="gradient" draw:fill-hatch-name="hatch"/>
      <style:paragraph-properties fo:margin-top="0.05in" fo:margin-bottom="0.05in" style:contextual-spacing="false"/>
      <style:text-properties style:font-name="Liberation Sans" officeooo:rsid="010aeb6c" officeooo:paragraph-rsid="010aeb6c"/>
    </style:style>
    <style:style style:name="P170"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1119821" officeooo:paragraph-rsid="01119821"/>
    </style:style>
    <style:style style:name="P171"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fo:font-size="12pt" officeooo:rsid="00126dc0" officeooo:paragraph-rsid="00f78fb7" style:font-size-asian="12pt" style:font-size-complex="12pt"/>
    </style:style>
    <style:style style:name="P172"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fo:font-size="12pt" officeooo:rsid="00126dc0" officeooo:paragraph-rsid="00f960ff" style:font-size-asian="12pt" style:font-size-complex="12pt"/>
    </style:style>
    <style:style style:name="P173"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fo:font-size="12pt" officeooo:rsid="00126dc0" officeooo:paragraph-rsid="00c8fdf7" style:font-size-asian="12pt" style:font-size-complex="12pt"/>
    </style:style>
    <style:style style:name="P174"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fo:font-size="12pt" officeooo:rsid="00126dc0" officeooo:paragraph-rsid="00386ae8" style:font-size-asian="12pt" style:font-size-complex="12pt"/>
    </style:style>
    <style:style style:name="P175"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fo:font-size="12pt" officeooo:rsid="00126dc0" officeooo:paragraph-rsid="00c88d15" style:font-size-asian="12pt" style:font-size-complex="12pt"/>
    </style:style>
    <style:style style:name="P176"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fo:font-size="12pt" officeooo:rsid="004a4ace" officeooo:paragraph-rsid="004a4ace" style:font-size-asian="12pt" style:font-size-complex="12pt"/>
    </style:style>
    <style:style style:name="P177" style:family="paragraph" style:parent-style-name="Standard">
      <loext:graphic-properties draw:fill-gradient-name="gradient" draw:fill-hatch-name="hatch"/>
      <style:paragraph-properties fo:margin-top="0.05in" fo:margin-bottom="0.05in" style:contextual-spacing="false"/>
      <style:text-properties style:font-name="Courier New" officeooo:rsid="00fc293f" officeooo:paragraph-rsid="00fc293f"/>
    </style:style>
    <style:style style:name="P178"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6095d" officeooo:paragraph-rsid="00f960ff"/>
    </style:style>
    <style:style style:name="P179"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6095d" officeooo:paragraph-rsid="00193b2c"/>
    </style:style>
    <style:style style:name="P180"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6095d" officeooo:paragraph-rsid="009c3396"/>
    </style:style>
    <style:style style:name="P181"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6095d" officeooo:paragraph-rsid="007574a5"/>
    </style:style>
    <style:style style:name="P18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6095d" officeooo:paragraph-rsid="01119821"/>
    </style:style>
    <style:style style:name="P18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aafc4" officeooo:paragraph-rsid="001aafc4"/>
    </style:style>
    <style:style style:name="P18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aafc4" officeooo:paragraph-rsid="0040e1e2"/>
    </style:style>
    <style:style style:name="P185"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aafc4" officeooo:paragraph-rsid="01119821"/>
    </style:style>
    <style:style style:name="P186"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3f125" officeooo:paragraph-rsid="001aafc4"/>
    </style:style>
    <style:style style:name="P187"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3f125" officeooo:paragraph-rsid="00193b2c"/>
    </style:style>
    <style:style style:name="P188"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3f125" officeooo:paragraph-rsid="007574a5"/>
    </style:style>
    <style:style style:name="P189"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3f125" officeooo:paragraph-rsid="0040e1e2"/>
    </style:style>
    <style:style style:name="P190"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3f125" officeooo:paragraph-rsid="00c11ac1"/>
    </style:style>
    <style:style style:name="P191"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7f1514" officeooo:paragraph-rsid="007f1514"/>
    </style:style>
    <style:style style:name="P19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26dc0" officeooo:paragraph-rsid="00fadf1b"/>
    </style:style>
    <style:style style:name="P19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26dc0" officeooo:paragraph-rsid="00193b2c"/>
    </style:style>
    <style:style style:name="P19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26dc0" officeooo:paragraph-rsid="009c3396"/>
    </style:style>
    <style:style style:name="P195"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26dc0" officeooo:paragraph-rsid="00a73c65"/>
    </style:style>
    <style:style style:name="P196" style:family="paragraph" style:parent-style-name="Contents_20_1">
      <style:paragraph-properties>
        <style:tab-stops>
          <style:tab-stop style:position="3.3618in" style:type="right" style:leader-style="dotted" style:leader-text="."/>
        </style:tab-stops>
      </style:paragraph-properties>
    </style:style>
    <style:style style:name="P197" style:family="paragraph" style:parent-style-name="Contents_20_2">
      <style:paragraph-properties>
        <style:tab-stops>
          <style:tab-stop style:position="3.1654in" style:type="right" style:leader-style="dotted" style:leader-text="."/>
        </style:tab-stops>
      </style:paragraph-properties>
    </style:style>
    <style:style style:name="P198" style:family="paragraph" style:parent-style-name="Footnote">
      <style:text-properties style:font-name="Liberation Sans" officeooo:rsid="0125c854" officeooo:paragraph-rsid="0125c854"/>
    </style:style>
    <style:style style:name="P199" style:family="paragraph" style:parent-style-name="Footnote">
      <style:text-properties style:font-name="Liberation Sans" officeooo:rsid="005b5af7" officeooo:paragraph-rsid="005b5af7"/>
    </style:style>
    <style:style style:name="P200" style:family="paragraph" style:parent-style-name="Footnote">
      <style:text-properties style:font-name="Liberation Sans" officeooo:rsid="00c81048" officeooo:paragraph-rsid="00c81048"/>
    </style:style>
    <style:style style:name="P201" style:family="paragraph" style:parent-style-name="Heading_20_1">
      <style:paragraph-properties fo:break-before="page"/>
    </style:style>
    <style:style style:name="P202" style:family="paragraph" style:parent-style-name="Heading_20_2">
      <style:text-properties officeooo:paragraph-rsid="01119821"/>
    </style:style>
    <style:style style:name="P203" style:family="paragraph" style:parent-style-name="Heading_20_2">
      <style:text-properties officeooo:paragraph-rsid="009f8f3b"/>
    </style:style>
    <style:style style:name="P204" style:family="paragraph" style:parent-style-name="Heading_20_2">
      <style:text-properties officeooo:paragraph-rsid="009d7291"/>
    </style:style>
    <style:style style:name="P205" style:family="paragraph" style:parent-style-name="Heading_20_2">
      <style:text-properties officeooo:paragraph-rsid="0013f125"/>
    </style:style>
    <style:style style:name="P206" style:family="paragraph" style:parent-style-name="Heading_20_2">
      <style:text-properties officeooo:paragraph-rsid="00a73c65"/>
    </style:style>
    <style:style style:name="P207" style:family="paragraph" style:parent-style-name="Heading_20_2">
      <style:text-properties officeooo:rsid="00a1220f" officeooo:paragraph-rsid="00a1220f"/>
    </style:style>
    <style:style style:name="P208" style:family="paragraph" style:parent-style-name="Heading_20_2">
      <style:text-properties officeooo:paragraph-rsid="00a1220f"/>
    </style:style>
    <style:style style:name="P209" style:family="paragraph" style:parent-style-name="Heading_20_2">
      <style:text-properties officeooo:rsid="004fdcd8" officeooo:paragraph-rsid="004fdcd8"/>
    </style:style>
    <style:style style:name="P210" style:family="paragraph" style:parent-style-name="Heading_20_2">
      <style:text-properties officeooo:paragraph-rsid="00f465c0"/>
    </style:style>
    <style:style style:name="P211" style:family="paragraph" style:parent-style-name="Heading_20_2">
      <style:text-properties officeooo:paragraph-rsid="013545d9"/>
    </style:style>
    <style:style style:name="P212"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fo:font-size="12pt" officeooo:rsid="00126dc0" officeooo:paragraph-rsid="00f63cf1" style:font-size-asian="12pt" style:font-size-complex="12pt"/>
    </style:style>
    <style:style style:name="P213"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fo:font-size="12pt" officeooo:rsid="00126dc0" officeooo:paragraph-rsid="0065f631" style:font-size-asian="12pt" style:font-size-complex="12pt"/>
    </style:style>
    <style:style style:name="P214"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fo:font-size="12pt" officeooo:rsid="00126dc0" officeooo:paragraph-rsid="0062d2a0" style:font-size-asian="12pt" style:font-size-complex="12pt"/>
    </style:style>
    <style:style style:name="P215"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fo:font-size="12pt" officeooo:rsid="00126dc0" officeooo:paragraph-rsid="00a93544" style:font-size-asian="12pt" style:font-size-complex="12pt"/>
    </style:style>
    <style:style style:name="P216"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b8e23" officeooo:paragraph-rsid="006b8e23" style:font-size-asian="12pt" style:font-size-complex="12pt"/>
    </style:style>
    <style:style style:name="P217"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11c0cf0" officeooo:paragraph-rsid="011c0cf0" style:font-size-asian="12pt" style:font-size-complex="12pt"/>
    </style:style>
    <style:style style:name="P218"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6f0b0e" officeooo:paragraph-rsid="006f0b0e" style:font-size-asian="12pt" style:font-size-complex="12pt"/>
    </style:style>
    <style:style style:name="P219"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11eadb0" officeooo:paragraph-rsid="011eadb0" style:font-size-asian="12pt" style:font-size-complex="12pt"/>
    </style:style>
    <style:style style:name="P220"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79fc87" officeooo:paragraph-rsid="0079fc87" style:font-size-asian="12pt" style:font-size-complex="12pt"/>
    </style:style>
    <style:style style:name="P221"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1257ac0" style:font-size-asian="12pt" style:font-size-complex="12pt"/>
    </style:style>
    <style:style style:name="P222"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13545d9" style:font-size-asian="12pt" style:font-size-complex="12pt"/>
    </style:style>
    <style:style style:name="P223"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5b5af7" officeooo:paragraph-rsid="00f465c0" style:font-size-asian="12pt" style:font-size-complex="12pt"/>
    </style:style>
    <style:style style:name="P224"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125c854" officeooo:paragraph-rsid="0125c854" style:font-size-asian="12pt" style:font-size-complex="12pt"/>
    </style:style>
    <style:style style:name="P225"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4fdcd8" officeooo:paragraph-rsid="0061834b" style:font-size-asian="12pt" style:font-size-complex="12pt"/>
    </style:style>
    <style:style style:name="P226"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1309ba8" officeooo:paragraph-rsid="01309ba8" style:font-size-asian="12pt" style:font-size-complex="12pt"/>
    </style:style>
    <style:style style:name="P227"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1120f67" officeooo:paragraph-rsid="01120f67" style:font-size-asian="12pt" style:font-size-complex="12pt"/>
    </style:style>
    <style:style style:name="P228"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13545d9" officeooo:paragraph-rsid="013545d9" style:font-size-asian="12pt" style:font-size-complex="12pt"/>
    </style:style>
    <style:style style:name="P229"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fo:font-style="normal" officeooo:rsid="01309ba8" officeooo:paragraph-rsid="01309ba8" style:font-size-asian="12pt" style:font-style-asian="normal" style:font-size-complex="12pt" style:font-style-complex="normal"/>
    </style:style>
    <style:style style:name="P230" style:family="paragraph" style:parent-style-name="Preformatted_20_Text" style:list-style-name="L5">
      <loext:graphic-properties draw:fill-gradient-name="gradient" draw:fill-hatch-name="hatch"/>
      <style:paragraph-properties fo:margin-top="0.05in" fo:margin-bottom="0.05in" style:contextual-spacing="false"/>
      <style:text-properties officeooo:paragraph-rsid="011eadb0"/>
    </style:style>
    <style:style style:name="P231" style:family="paragraph" style:parent-style-name="Preformatted_20_Text" style:list-style-name="L5">
      <loext:graphic-properties draw:fill-gradient-name="gradient" draw:fill-hatch-name="hatch"/>
      <style:paragraph-properties fo:margin-top="0.05in" fo:margin-bottom="0.05in" style:contextual-spacing="false"/>
      <style:text-properties officeooo:rsid="011f9d8e" officeooo:paragraph-rsid="011f9d8e"/>
    </style:style>
    <style:style style:name="P232" style:family="paragraph" style:parent-style-name="Standard" style:list-style-name="L1">
      <loext:graphic-properties draw:fill-gradient-name="gradient" draw:fill-hatch-name="hatch"/>
      <style:paragraph-properties fo:margin-top="0.05in" fo:margin-bottom="0.05in" style:contextual-spacing="false"/>
      <style:text-properties style:font-name="Liberation Sans" officeooo:rsid="01053690" officeooo:paragraph-rsid="010867b4"/>
    </style:style>
    <style:style style:name="P233" style:family="paragraph" style:parent-style-name="Standard" style:list-style-name="L1">
      <loext:graphic-properties draw:fill-gradient-name="gradient" draw:fill-hatch-name="hatch"/>
      <style:paragraph-properties fo:margin-top="0.05in" fo:margin-bottom="0.05in" style:contextual-spacing="false"/>
      <style:text-properties style:font-name="Liberation Sans" officeooo:rsid="01053690" officeooo:paragraph-rsid="01053690"/>
    </style:style>
    <style:style style:name="P234" style:family="paragraph" style:parent-style-name="Standard" style:list-style-name="L1">
      <loext:graphic-properties draw:fill-gradient-name="gradient" draw:fill-hatch-name="hatch"/>
      <style:paragraph-properties fo:margin-top="0.05in" fo:margin-bottom="0.05in" style:contextual-spacing="false"/>
      <style:text-properties style:font-name="Liberation Sans" officeooo:rsid="01053690" officeooo:paragraph-rsid="01093217"/>
    </style:style>
    <style:style style:name="P235" style:family="paragraph" style:parent-style-name="Standard" style:list-style-name="L1">
      <loext:graphic-properties draw:fill-gradient-name="gradient" draw:fill-hatch-name="hatch"/>
      <style:paragraph-properties fo:margin-top="0.05in" fo:margin-bottom="0.05in" style:contextual-spacing="false"/>
      <style:text-properties style:font-name="Liberation Sans" officeooo:rsid="010867b4" officeooo:paragraph-rsid="010867b4"/>
    </style:style>
    <style:style style:name="P236" style:family="paragraph" style:parent-style-name="Standard" style:list-style-name="L1">
      <loext:graphic-properties draw:fill-gradient-name="gradient" draw:fill-hatch-name="hatch"/>
      <style:paragraph-properties fo:margin-top="0.05in" fo:margin-bottom="0.05in" style:contextual-spacing="false"/>
      <style:text-properties style:font-name="Liberation Sans" officeooo:rsid="010c4d14" officeooo:paragraph-rsid="010c4d14"/>
    </style:style>
    <style:style style:name="P237" style:family="paragraph" style:parent-style-name="Standard" style:list-style-name="L1">
      <loext:graphic-properties draw:fill-gradient-name="gradient" draw:fill-hatch-name="hatch"/>
      <style:paragraph-properties fo:margin-top="0.05in" fo:margin-bottom="0.05in" style:contextual-spacing="false"/>
      <style:text-properties style:font-name="Liberation Sans" officeooo:rsid="0128f4a0" officeooo:paragraph-rsid="0128f4a0"/>
    </style:style>
    <style:style style:name="P238" style:family="paragraph" style:parent-style-name="Standard" style:list-style-name="L1">
      <loext:graphic-properties draw:fill-gradient-name="gradient" draw:fill-hatch-name="hatch"/>
      <style:paragraph-properties fo:margin-top="0.05in" fo:margin-bottom="0.05in" style:contextual-spacing="false"/>
      <style:text-properties style:font-name="Liberation Sans" officeooo:rsid="0129a0f9" officeooo:paragraph-rsid="0129a0f9"/>
    </style:style>
    <style:style style:name="P239" style:family="paragraph" style:parent-style-name="Standard" style:list-style-name="L1">
      <loext:graphic-properties draw:fill-gradient-name="gradient" draw:fill-hatch-name="hatch"/>
      <style:paragraph-properties fo:margin-top="0.05in" fo:margin-bottom="0.05in" style:contextual-spacing="false"/>
      <style:text-properties style:font-name="Liberation Sans" officeooo:rsid="0129a0f9" officeooo:paragraph-rsid="012a8513"/>
    </style:style>
    <style:style style:name="P240" style:family="paragraph" style:parent-style-name="Standard" style:list-style-name="L1">
      <loext:graphic-properties draw:fill-gradient-name="gradient" draw:fill-hatch-name="hatch"/>
      <style:paragraph-properties fo:margin-top="0.05in" fo:margin-bottom="0.05in" style:contextual-spacing="false"/>
      <style:text-properties style:font-name="Liberation Sans" officeooo:rsid="012a8513" officeooo:paragraph-rsid="012a8513"/>
    </style:style>
    <style:style style:name="P241" style:family="paragraph" style:parent-style-name="Standard" style:list-style-name="L1">
      <loext:graphic-properties draw:fill-gradient-name="gradient" draw:fill-hatch-name="hatch"/>
      <style:paragraph-properties fo:margin-top="0.05in" fo:margin-bottom="0.05in" style:contextual-spacing="false"/>
      <style:text-properties style:font-name="Liberation Sans" officeooo:rsid="012b01cb" officeooo:paragraph-rsid="012b01cb"/>
    </style:style>
    <style:style style:name="P242" style:family="paragraph" style:parent-style-name="Standard" style:list-style-name="L1">
      <loext:graphic-properties draw:fill-gradient-name="gradient" draw:fill-hatch-name="hatch"/>
      <style:paragraph-properties fo:margin-top="0.05in" fo:margin-bottom="0.05in" style:contextual-spacing="false"/>
      <style:text-properties style:font-name="Liberation Sans" officeooo:rsid="012d9c5e" officeooo:paragraph-rsid="012d9c5e"/>
    </style:style>
    <style:style style:name="P243" style:family="paragraph" style:parent-style-name="Text_20_body" style:list-style-name="L2">
      <loext:graphic-properties draw:fill-gradient-name="gradient" draw:fill-hatch-name="hatch"/>
      <style:paragraph-properties fo:margin-top="0.05in" fo:margin-bottom="0.05in" style:contextual-spacing="false"/>
      <style:text-properties style:font-name="Courier New" officeooo:rsid="006b2c70" officeooo:paragraph-rsid="006b2c70"/>
    </style:style>
    <style:style style:name="P244" style:family="paragraph" style:parent-style-name="Text_20_body" style:list-style-name="L3">
      <loext:graphic-properties draw:fill-gradient-name="gradient" draw:fill-hatch-name="hatch"/>
      <style:paragraph-properties fo:margin-top="0.05in" fo:margin-bottom="0.05in" style:contextual-spacing="false"/>
      <style:text-properties style:font-name="Courier New" officeooo:rsid="006b2c70" officeooo:paragraph-rsid="006b2c70"/>
    </style:style>
    <style:style style:name="P245" style:family="paragraph" style:parent-style-name="Text_20_body" style:list-style-name="L2">
      <loext:graphic-properties draw:fill-gradient-name="gradient" draw:fill-hatch-name="hatch"/>
      <style:paragraph-properties fo:margin-top="0.05in" fo:margin-bottom="0.05in" style:contextual-spacing="false"/>
      <style:text-properties style:font-name="Courier New" officeooo:rsid="007574a5" officeooo:paragraph-rsid="007574a5"/>
    </style:style>
    <style:style style:name="P246" style:family="paragraph" style:parent-style-name="Text_20_body" style:list-style-name="L3">
      <loext:graphic-properties draw:fill-gradient-name="gradient" draw:fill-hatch-name="hatch"/>
      <style:paragraph-properties fo:margin-top="0.05in" fo:margin-bottom="0.05in" style:contextual-spacing="false"/>
      <style:text-properties style:font-name="Courier New" officeooo:rsid="006b8e23" officeooo:paragraph-rsid="006b8e23"/>
    </style:style>
    <style:style style:name="P247" style:family="paragraph" style:parent-style-name="Text_20_body" style:list-style-name="L2">
      <loext:graphic-properties draw:fill-gradient-name="gradient" draw:fill-hatch-name="hatch"/>
      <style:paragraph-properties fo:margin-top="0.05in" fo:margin-bottom="0.05in" style:contextual-spacing="false"/>
      <style:text-properties style:font-name="Courier New" officeooo:rsid="01173458" officeooo:paragraph-rsid="01173458"/>
    </style:style>
    <style:style style:name="P248" style:family="paragraph" style:parent-style-name="Text_20_body" style:list-style-name="L2">
      <loext:graphic-properties draw:fill-gradient-name="gradient" draw:fill-hatch-name="hatch"/>
      <style:paragraph-properties fo:margin-top="0.05in" fo:margin-bottom="0.05in" style:contextual-spacing="false"/>
      <style:text-properties style:font-name="Liberation Sans" officeooo:rsid="00d268da" officeooo:paragraph-rsid="00d268da"/>
    </style:style>
    <style:style style:name="P249" style:family="paragraph" style:parent-style-name="Text_20_body" style:list-style-name="L4">
      <loext:graphic-properties draw:fill-gradient-name="gradient" draw:fill-hatch-name="hatch"/>
      <style:paragraph-properties fo:margin-top="0.05in" fo:margin-bottom="0.05in" style:contextual-spacing="false"/>
      <style:text-properties style:font-name="Liberation Sans" officeooo:rsid="0020971f" officeooo:paragraph-rsid="0020971f"/>
    </style:style>
    <style:style style:name="P250"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118bc92" officeooo:paragraph-rsid="01190126"/>
    </style:style>
    <style:style style:name="P251"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9d7291" officeooo:paragraph-rsid="009d7291"/>
    </style:style>
    <style:style style:name="P252"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b881b7" officeooo:paragraph-rsid="00b881b7"/>
    </style:style>
    <style:style style:name="P253"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1276299" officeooo:paragraph-rsid="01276299"/>
    </style:style>
    <style:style style:name="P254"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1276299" officeooo:paragraph-rsid="0133ed2c"/>
    </style:style>
    <style:style style:name="P255"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126dc0" officeooo:paragraph-rsid="00126dc0"/>
    </style:style>
    <style:style style:name="P256"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13060fe" officeooo:paragraph-rsid="013060fe"/>
    </style:style>
    <style:style style:name="P257"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133ed2c" officeooo:paragraph-rsid="0133ed2c"/>
    </style:style>
    <style:style style:name="P258"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13545d9"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bda500" style:font-weight-asian="bold" style:font-weight-complex="bold"/>
    </style:style>
    <style:style style:name="T3" style:family="text">
      <style:text-properties fo:font-weight="bold" officeooo:rsid="00fc2f75" style:font-weight-asian="bold" style:font-weight-complex="bold"/>
    </style:style>
    <style:style style:name="T4" style:family="text">
      <style:text-properties fo:font-weight="bold" officeooo:rsid="010867b4" style:font-weight-asian="bold" style:font-weight-complex="bold"/>
    </style:style>
    <style:style style:name="T5" style:family="text">
      <style:text-properties fo:font-weight="bold" officeooo:rsid="01093217" style:font-weight-asian="bold" style:font-weight-complex="bold"/>
    </style:style>
    <style:style style:name="T6" style:family="text">
      <style:text-properties fo:font-weight="bold" officeooo:rsid="010c0150" style:font-weight-asian="bold" style:font-weight-complex="bold"/>
    </style:style>
    <style:style style:name="T7" style:family="text">
      <style:text-properties officeooo:rsid="0013f125"/>
    </style:style>
    <style:style style:name="T8" style:family="text">
      <style:text-properties officeooo:rsid="001557b4"/>
    </style:style>
    <style:style style:name="T9" style:family="text">
      <style:text-properties officeooo:rsid="0016095d"/>
    </style:style>
    <style:style style:name="T10" style:family="text">
      <style:text-properties officeooo:rsid="001717ec"/>
    </style:style>
    <style:style style:name="T11" style:family="text">
      <style:text-properties officeooo:rsid="001811bf"/>
    </style:style>
    <style:style style:name="T12" style:family="text">
      <style:text-properties officeooo:rsid="00193b2c"/>
    </style:style>
    <style:style style:name="T13" style:family="text">
      <style:text-properties officeooo:rsid="001aafc4"/>
    </style:style>
    <style:style style:name="T14" style:family="text">
      <style:text-properties officeooo:rsid="001b7843"/>
    </style:style>
    <style:style style:name="T15" style:family="text">
      <style:text-properties officeooo:rsid="001e8a61"/>
    </style:style>
    <style:style style:name="T16" style:family="text">
      <style:text-properties officeooo:rsid="00202cc1"/>
    </style:style>
    <style:style style:name="T17" style:family="text">
      <style:text-properties officeooo:rsid="0020971f"/>
    </style:style>
    <style:style style:name="T18" style:family="text">
      <style:text-properties officeooo:rsid="0023d5e9"/>
    </style:style>
    <style:style style:name="T19" style:family="text">
      <style:text-properties officeooo:rsid="0025500b"/>
    </style:style>
    <style:style style:name="T20" style:family="text">
      <style:text-properties officeooo:rsid="002590af"/>
    </style:style>
    <style:style style:name="T21" style:family="text">
      <style:text-properties fo:font-style="italic" style:font-style-asian="italic" style:font-style-complex="italic"/>
    </style:style>
    <style:style style:name="T22" style:family="text">
      <style:text-properties fo:font-style="italic" officeooo:rsid="00fc2f75" style:font-style-asian="italic" style:font-style-complex="italic"/>
    </style:style>
    <style:style style:name="T23" style:family="text">
      <style:text-properties officeooo:rsid="00273660"/>
    </style:style>
    <style:style style:name="T24" style:family="text">
      <style:text-properties officeooo:rsid="00291cfb"/>
    </style:style>
    <style:style style:name="T25" style:family="text">
      <style:text-properties officeooo:rsid="0033e744"/>
    </style:style>
    <style:style style:name="T26" style:family="text">
      <style:text-properties officeooo:rsid="00386ae8"/>
    </style:style>
    <style:style style:name="T27" style:family="text">
      <style:text-properties officeooo:rsid="00391a48"/>
    </style:style>
    <style:style style:name="T28" style:family="text">
      <style:text-properties officeooo:rsid="003d61b8"/>
    </style:style>
    <style:style style:name="T29" style:family="text">
      <style:text-properties officeooo:rsid="003ef435"/>
    </style:style>
    <style:style style:name="T30" style:family="text">
      <style:text-properties officeooo:rsid="003fe4de"/>
    </style:style>
    <style:style style:name="T31" style:family="text">
      <style:text-properties officeooo:rsid="0040515e"/>
    </style:style>
    <style:style style:name="T32" style:family="text">
      <style:text-properties officeooo:rsid="0040e1e2"/>
    </style:style>
    <style:style style:name="T33" style:family="text">
      <style:text-properties officeooo:rsid="00442f8f"/>
    </style:style>
    <style:style style:name="T34" style:family="text">
      <style:text-properties officeooo:rsid="0044dad6"/>
    </style:style>
    <style:style style:name="T35" style:family="text">
      <style:text-properties officeooo:rsid="00463076"/>
    </style:style>
    <style:style style:name="T36" style:family="text">
      <style:text-properties officeooo:rsid="0048242e"/>
    </style:style>
    <style:style style:name="T37" style:family="text">
      <style:text-properties officeooo:rsid="004a4ace"/>
    </style:style>
    <style:style style:name="T38" style:family="text">
      <style:text-properties officeooo:rsid="004c3dc4"/>
    </style:style>
    <style:style style:name="T39" style:family="text">
      <style:text-properties fo:font-style="normal" officeooo:rsid="004c3dc4" style:font-style-asian="normal" style:font-style-complex="normal"/>
    </style:style>
    <style:style style:name="T40" style:family="text">
      <style:text-properties fo:font-style="normal" officeooo:rsid="00391a48" style:font-style-asian="normal" style:font-style-complex="normal"/>
    </style:style>
    <style:style style:name="T41" style:family="text">
      <style:text-properties fo:font-style="normal" officeooo:rsid="00c11ac1" style:font-style-asian="normal" style:font-style-complex="normal"/>
    </style:style>
    <style:style style:name="T42" style:family="text">
      <style:text-properties fo:font-style="normal" officeooo:rsid="00c12c9a" style:font-style-asian="normal" style:font-style-complex="normal"/>
    </style:style>
    <style:style style:name="T43" style:family="text">
      <style:text-properties fo:font-style="normal" officeooo:rsid="00c19537" style:font-style-asian="normal" style:font-style-complex="normal"/>
    </style:style>
    <style:style style:name="T44" style:family="text">
      <style:text-properties fo:font-style="normal" officeooo:rsid="00c296c9" style:font-style-asian="normal" style:font-style-complex="normal"/>
    </style:style>
    <style:style style:name="T45" style:family="text">
      <style:text-properties fo:font-style="normal" officeooo:rsid="00c3be1b" style:font-style-asian="normal" style:font-style-complex="normal"/>
    </style:style>
    <style:style style:name="T46" style:family="text">
      <style:text-properties fo:font-style="normal" officeooo:rsid="00c6659d" style:font-style-asian="normal" style:font-style-complex="normal"/>
    </style:style>
    <style:style style:name="T47" style:family="text">
      <style:text-properties fo:font-style="normal" officeooo:rsid="00c75846" style:font-style-asian="normal" style:font-style-complex="normal"/>
    </style:style>
    <style:style style:name="T48" style:family="text">
      <style:text-properties fo:font-style="normal" officeooo:rsid="00f960ff" style:font-style-asian="normal" style:font-style-complex="normal"/>
    </style:style>
    <style:style style:name="T49" style:family="text">
      <style:text-properties officeooo:rsid="004f409e"/>
    </style:style>
    <style:style style:name="T50" style:family="text">
      <style:text-properties officeooo:rsid="004fdcd8"/>
    </style:style>
    <style:style style:name="T51" style:family="text">
      <style:text-properties officeooo:rsid="0051c560"/>
    </style:style>
    <style:style style:name="T52" style:family="text">
      <style:text-properties officeooo:rsid="0053bfb7"/>
    </style:style>
    <style:style style:name="T53" style:family="text">
      <style:text-properties officeooo:rsid="0054713a"/>
    </style:style>
    <style:style style:name="T54" style:family="text">
      <style:text-properties officeooo:rsid="0055e028"/>
    </style:style>
    <style:style style:name="T55" style:family="text">
      <style:text-properties officeooo:rsid="005799c7"/>
    </style:style>
    <style:style style:name="T56" style:family="text">
      <style:text-properties officeooo:rsid="005b5af7"/>
    </style:style>
    <style:style style:name="T57" style:family="text">
      <style:text-properties officeooo:rsid="005cdb70"/>
    </style:style>
    <style:style style:name="T58" style:family="text">
      <style:text-properties officeooo:rsid="005e65d2"/>
    </style:style>
    <style:style style:name="T59" style:family="text">
      <style:text-properties officeooo:rsid="0061834b"/>
    </style:style>
    <style:style style:name="T60" style:family="text">
      <style:text-properties officeooo:rsid="0062e70e"/>
    </style:style>
    <style:style style:name="T61" style:family="text">
      <style:text-properties officeooo:rsid="0063b444"/>
    </style:style>
    <style:style style:name="T62" style:family="text">
      <style:text-properties officeooo:rsid="0065f631"/>
    </style:style>
    <style:style style:name="T63" style:family="text">
      <style:text-properties officeooo:rsid="00697578"/>
    </style:style>
    <style:style style:name="T64" style:family="text">
      <style:text-properties officeooo:rsid="006b2c70"/>
    </style:style>
    <style:style style:name="T65" style:family="text">
      <style:text-properties officeooo:rsid="006b8e23"/>
    </style:style>
    <style:style style:name="T66" style:family="text">
      <style:text-properties officeooo:rsid="006d335b"/>
    </style:style>
    <style:style style:name="T67" style:family="text">
      <style:text-properties officeooo:rsid="006f156a"/>
    </style:style>
    <style:style style:name="T68" style:family="text">
      <style:text-properties officeooo:rsid="0073bfb9"/>
    </style:style>
    <style:style style:name="T69" style:family="text">
      <style:text-properties officeooo:rsid="007574a5"/>
    </style:style>
    <style:style style:name="T70" style:family="text">
      <style:text-properties officeooo:rsid="00763405"/>
    </style:style>
    <style:style style:name="T71" style:family="text">
      <style:text-properties officeooo:rsid="00786dec"/>
    </style:style>
    <style:style style:name="T72" style:family="text">
      <style:text-properties officeooo:rsid="007a2828"/>
    </style:style>
    <style:style style:name="T73" style:family="text">
      <style:text-properties officeooo:rsid="007bde04"/>
    </style:style>
    <style:style style:name="T74" style:family="text">
      <style:text-properties officeooo:rsid="007d5ad3"/>
    </style:style>
    <style:style style:name="T75" style:family="text">
      <style:text-properties officeooo:rsid="007eafeb"/>
    </style:style>
    <style:style style:name="T76" style:family="text">
      <style:text-properties officeooo:rsid="007f1514"/>
    </style:style>
    <style:style style:name="T77" style:family="text">
      <style:text-properties officeooo:rsid="008230ba"/>
    </style:style>
    <style:style style:name="T78" style:family="text">
      <style:text-properties officeooo:rsid="008283ef"/>
    </style:style>
    <style:style style:name="T79" style:family="text">
      <style:text-properties officeooo:rsid="0082c3ab"/>
    </style:style>
    <style:style style:name="T80" style:family="text">
      <style:text-properties style:font-name="Courier New"/>
    </style:style>
    <style:style style:name="T81" style:family="text">
      <style:text-properties style:font-name="Courier New" fo:font-style="italic" style:font-style-asian="italic" style:font-style-complex="italic"/>
    </style:style>
    <style:style style:name="T82" style:family="text">
      <style:text-properties style:font-name="Courier New" fo:font-style="italic" officeooo:rsid="0029865c" style:font-style-asian="italic" style:font-style-complex="italic"/>
    </style:style>
    <style:style style:name="T83" style:family="text">
      <style:text-properties style:font-name="Courier New" fo:font-style="italic" officeooo:rsid="0048baa8" style:font-style-asian="italic" style:font-style-complex="italic"/>
    </style:style>
    <style:style style:name="T84" style:family="text">
      <style:text-properties style:font-name="Courier New" fo:font-style="italic" officeooo:rsid="002d4565" style:font-style-asian="italic" style:font-style-complex="italic"/>
    </style:style>
    <style:style style:name="T85" style:family="text">
      <style:text-properties style:font-name="Courier New" fo:font-style="italic" officeooo:rsid="002be399" style:font-style-asian="italic" style:font-style-complex="italic"/>
    </style:style>
    <style:style style:name="T86" style:family="text">
      <style:text-properties style:font-name="Courier New" fo:font-style="italic" officeooo:rsid="002d5c6b" style:font-style-asian="italic" style:font-style-complex="italic"/>
    </style:style>
    <style:style style:name="T87" style:family="text">
      <style:text-properties style:font-name="Courier New" fo:font-style="italic" officeooo:rsid="003a4935" style:font-style-asian="italic" style:font-style-complex="italic"/>
    </style:style>
    <style:style style:name="T88" style:family="text">
      <style:text-properties style:font-name="Courier New" fo:font-style="italic" officeooo:rsid="003c14d7" style:font-style-asian="italic" style:font-style-complex="italic"/>
    </style:style>
    <style:style style:name="T89" style:family="text">
      <style:text-properties style:font-name="Courier New" fo:font-style="italic" officeooo:rsid="002efeac" style:font-style-asian="italic" style:font-style-complex="italic"/>
    </style:style>
    <style:style style:name="T90" style:family="text">
      <style:text-properties style:font-name="Courier New" fo:font-style="italic" officeooo:rsid="00ab2168" style:font-style-asian="italic" style:font-style-complex="italic"/>
    </style:style>
    <style:style style:name="T91" style:family="text">
      <style:text-properties style:font-name="Courier New" officeooo:rsid="00391a48"/>
    </style:style>
    <style:style style:name="T92" style:family="text">
      <style:text-properties style:font-name="Courier New" officeooo:rsid="001e8a61"/>
    </style:style>
    <style:style style:name="T93" style:family="text">
      <style:text-properties style:font-name="Courier New" officeooo:rsid="00193b2c"/>
    </style:style>
    <style:style style:name="T94" style:family="text">
      <style:text-properties style:font-name="Courier New" officeooo:rsid="004c3dc4"/>
    </style:style>
    <style:style style:name="T95" style:family="text">
      <style:text-properties style:font-name="Courier New" officeooo:rsid="00c11ac1"/>
    </style:style>
    <style:style style:name="T96" style:family="text">
      <style:text-properties style:font-name="Courier New" officeooo:rsid="00c81048"/>
    </style:style>
    <style:style style:name="T97" style:family="text">
      <style:text-properties style:font-name="Courier New" officeooo:rsid="00d0e062"/>
    </style:style>
    <style:style style:name="T98" style:family="text">
      <style:text-properties style:font-name="Courier New" officeooo:rsid="00d258ff"/>
    </style:style>
    <style:style style:name="T99" style:family="text">
      <style:text-properties style:font-name="Courier New" officeooo:rsid="00f3c0a4"/>
    </style:style>
    <style:style style:name="T100" style:family="text">
      <style:text-properties style:font-name="Courier New" officeooo:rsid="00f465c0"/>
    </style:style>
    <style:style style:name="T101" style:family="text">
      <style:text-properties style:font-name="Courier New" officeooo:rsid="00a1220f"/>
    </style:style>
    <style:style style:name="T102" style:family="text">
      <style:text-properties style:font-name="Courier New" officeooo:rsid="004f409e"/>
    </style:style>
    <style:style style:name="T103" style:family="text">
      <style:text-properties style:font-name="Courier New" officeooo:rsid="0055e028"/>
    </style:style>
    <style:style style:name="T104" style:family="text">
      <style:text-properties style:font-name="Courier New" officeooo:rsid="00d5bb78"/>
    </style:style>
    <style:style style:name="T105" style:family="text">
      <style:text-properties style:font-name="Courier New" officeooo:rsid="005b5af7"/>
    </style:style>
    <style:style style:name="T106" style:family="text">
      <style:text-properties style:font-name="Courier New" officeooo:rsid="00f2d2d8"/>
    </style:style>
    <style:style style:name="T107" style:family="text">
      <style:text-properties style:font-name="Courier New" officeooo:rsid="00f78fb7"/>
    </style:style>
    <style:style style:name="T108" style:family="text">
      <style:text-properties style:font-name="Courier New" officeooo:rsid="0094ee22"/>
    </style:style>
    <style:style style:name="T109" style:family="text">
      <style:text-properties style:font-name="Courier New" officeooo:rsid="0095351b"/>
    </style:style>
    <style:style style:name="T110" style:family="text">
      <style:text-properties style:font-name="Courier New" officeooo:rsid="00969cb5"/>
    </style:style>
    <style:style style:name="T111" style:family="text">
      <style:text-properties style:font-name="Courier New" officeooo:rsid="003fe4de"/>
    </style:style>
    <style:style style:name="T112" style:family="text">
      <style:text-properties style:font-name="Courier New" officeooo:rsid="0037cfa7"/>
    </style:style>
    <style:style style:name="T113" style:family="text">
      <style:text-properties style:font-name="Courier New" officeooo:rsid="0032c585"/>
    </style:style>
    <style:style style:name="T114" style:family="text">
      <style:text-properties style:font-name="Courier New" officeooo:rsid="002f986a"/>
    </style:style>
    <style:style style:name="T115" style:family="text">
      <style:text-properties style:font-name="Courier New" officeooo:rsid="00b5ba85"/>
    </style:style>
    <style:style style:name="T116" style:family="text">
      <style:text-properties style:font-name="Courier New" officeooo:rsid="00b3f7ac"/>
    </style:style>
    <style:style style:name="T117" style:family="text">
      <style:text-properties style:font-name="Courier New" officeooo:rsid="00b43509"/>
    </style:style>
    <style:style style:name="T118" style:family="text">
      <style:text-properties style:font-name="Courier New" officeooo:rsid="00984614"/>
    </style:style>
    <style:style style:name="T119" style:family="text">
      <style:text-properties style:font-name="Courier New" officeooo:rsid="0096b033"/>
    </style:style>
    <style:style style:name="T120" style:family="text">
      <style:text-properties style:font-name="Courier New" officeooo:rsid="0034b45b"/>
    </style:style>
    <style:style style:name="T121" style:family="text">
      <style:text-properties style:font-name="Courier New" officeooo:rsid="00b248c0"/>
    </style:style>
    <style:style style:name="T122" style:family="text">
      <style:text-properties style:font-name="Courier New" officeooo:rsid="00b0f298"/>
    </style:style>
    <style:style style:name="T123" style:family="text">
      <style:text-properties style:font-name="Courier New" officeooo:rsid="003139c7"/>
    </style:style>
    <style:style style:name="T124" style:family="text">
      <style:text-properties style:font-name="Courier New" officeooo:rsid="0044dad6"/>
    </style:style>
    <style:style style:name="T125" style:family="text">
      <style:text-properties style:font-name="Courier New" officeooo:rsid="00442f8f"/>
    </style:style>
    <style:style style:name="T126" style:family="text">
      <style:text-properties style:font-name="Courier New" officeooo:rsid="0029865c"/>
    </style:style>
    <style:style style:name="T127" style:family="text">
      <style:text-properties style:font-name="Courier New" officeooo:rsid="00d3a70c"/>
    </style:style>
    <style:style style:name="T128" style:family="text">
      <style:text-properties style:font-name="Courier New" officeooo:rsid="002a9512"/>
    </style:style>
    <style:style style:name="T129" style:family="text">
      <style:text-properties style:font-name="Courier New" officeooo:rsid="002d4565"/>
    </style:style>
    <style:style style:name="T130" style:family="text">
      <style:text-properties style:font-name="Courier New" officeooo:rsid="002be399"/>
    </style:style>
    <style:style style:name="T131" style:family="text">
      <style:text-properties style:font-name="Courier New" officeooo:rsid="003a4935"/>
    </style:style>
    <style:style style:name="T132" style:family="text">
      <style:text-properties style:font-name="Courier New" officeooo:rsid="002d5c6b"/>
    </style:style>
    <style:style style:name="T133" style:family="text">
      <style:text-properties style:font-name="Courier New" officeooo:rsid="002efeac"/>
    </style:style>
    <style:style style:name="T134" style:family="text">
      <style:text-properties style:font-name="Courier New" officeooo:rsid="00126dc0"/>
    </style:style>
    <style:style style:name="T135" style:family="text">
      <style:text-properties style:font-name="Courier New" officeooo:rsid="0020971f"/>
    </style:style>
    <style:style style:name="T136" style:family="text">
      <style:text-properties style:font-name="Courier New" officeooo:rsid="00913c1f"/>
    </style:style>
    <style:style style:name="T137" style:family="text">
      <style:text-properties style:font-name="Courier New" officeooo:rsid="0023d5e9"/>
    </style:style>
    <style:style style:name="T138" style:family="text">
      <style:text-properties style:font-name="Courier New" officeooo:rsid="0025500b"/>
    </style:style>
    <style:style style:name="T139" style:family="text">
      <style:text-properties style:font-name="Courier New" officeooo:rsid="00ae0c5f"/>
    </style:style>
    <style:style style:name="T140" style:family="text">
      <style:text-properties style:font-name="Courier New" officeooo:rsid="00273660"/>
    </style:style>
    <style:style style:name="T141" style:family="text">
      <style:text-properties style:font-name="Courier New" officeooo:rsid="00b5114e"/>
    </style:style>
    <style:style style:name="T142" style:family="text">
      <style:text-properties style:font-name="Courier New" officeooo:rsid="00202cc1"/>
    </style:style>
    <style:style style:name="T143" style:family="text">
      <style:text-properties style:font-name="Courier New" officeooo:rsid="008048fc"/>
    </style:style>
    <style:style style:name="T144" style:family="text">
      <style:text-properties style:font-name="Courier New" officeooo:rsid="005e65d2"/>
    </style:style>
    <style:style style:name="T145" style:family="text">
      <style:text-properties style:font-name="Courier New" officeooo:rsid="0061834b"/>
    </style:style>
    <style:style style:name="T146" style:family="text">
      <style:text-properties style:font-name="Courier New" officeooo:rsid="004fdcd8"/>
    </style:style>
    <style:style style:name="T147" style:family="text">
      <style:text-properties style:font-name="Courier New" officeooo:rsid="00f63cf1"/>
    </style:style>
    <style:style style:name="T148" style:family="text">
      <style:text-properties style:font-name="Courier New" officeooo:rsid="00cb82e5"/>
    </style:style>
    <style:style style:name="T149" style:family="text">
      <style:text-properties style:font-name="Courier New" officeooo:rsid="00a5b844"/>
    </style:style>
    <style:style style:name="T150" style:family="text">
      <style:text-properties style:font-name="Courier New" officeooo:rsid="0040e1e2"/>
    </style:style>
    <style:style style:name="T151" style:family="text">
      <style:text-properties style:font-name="Courier New" officeooo:rsid="00a73c65"/>
    </style:style>
    <style:style style:name="T152" style:family="text">
      <style:text-properties style:font-name="Courier New" fo:font-weight="normal" style:font-weight-asian="normal" style:font-weight-complex="normal"/>
    </style:style>
    <style:style style:name="T153" style:family="text">
      <style:text-properties style:font-name="Courier New" officeooo:rsid="010aeb6c"/>
    </style:style>
    <style:style style:name="T154" style:family="text">
      <style:text-properties style:font-name="Courier New" officeooo:rsid="010c0150"/>
    </style:style>
    <style:style style:name="T155" style:family="text">
      <style:text-properties style:font-name="Courier New" officeooo:rsid="006b2c70"/>
    </style:style>
    <style:style style:name="T156" style:family="text">
      <style:text-properties style:font-name="Courier New" officeooo:rsid="010efb01"/>
    </style:style>
    <style:style style:name="T157" style:family="text">
      <style:text-properties style:font-name="Courier New" officeooo:rsid="010f662f"/>
    </style:style>
    <style:style style:name="T158" style:family="text">
      <style:text-properties style:font-name="Courier New" officeooo:rsid="00bf4d47"/>
    </style:style>
    <style:style style:name="T159" style:family="text">
      <style:text-properties style:font-name="Courier New" officeooo:rsid="01119821"/>
    </style:style>
    <style:style style:name="T160" style:family="text">
      <style:text-properties style:font-name="Courier New" officeooo:rsid="0112136d"/>
    </style:style>
    <style:style style:name="T161" style:family="text">
      <style:text-properties style:font-name="Courier New" officeooo:rsid="0115cb7f"/>
    </style:style>
    <style:style style:name="T162" style:family="text">
      <style:text-properties style:font-name="Courier New" officeooo:rsid="006b8e23"/>
    </style:style>
    <style:style style:name="T163" style:family="text">
      <style:text-properties style:font-name="Courier New" officeooo:rsid="01257ac0"/>
    </style:style>
    <style:style style:name="T164" style:family="text">
      <style:text-properties style:font-name="Courier New" officeooo:rsid="013545d9"/>
    </style:style>
    <style:style style:name="T165" style:family="text">
      <style:text-properties officeooo:rsid="0083d980"/>
    </style:style>
    <style:style style:name="T166" style:family="text">
      <style:text-properties officeooo:rsid="008979ad"/>
    </style:style>
    <style:style style:name="T167" style:family="text">
      <style:text-properties officeooo:rsid="008b0694"/>
    </style:style>
    <style:style style:name="T168" style:family="text">
      <style:text-properties officeooo:rsid="008daa0b"/>
    </style:style>
    <style:style style:name="T169" style:family="text">
      <style:text-properties officeooo:rsid="008f1517"/>
    </style:style>
    <style:style style:name="T170" style:family="text">
      <style:text-properties officeooo:rsid="009090e9"/>
    </style:style>
    <style:style style:name="T171" style:family="text">
      <style:text-properties officeooo:rsid="0090d7b3"/>
    </style:style>
    <style:style style:name="T172" style:family="text">
      <style:text-properties officeooo:rsid="00913c1f"/>
    </style:style>
    <style:style style:name="T173" style:family="text">
      <style:text-properties officeooo:rsid="00927c49"/>
    </style:style>
    <style:style style:name="T174" style:family="text">
      <style:text-properties officeooo:rsid="0094ee22"/>
    </style:style>
    <style:style style:name="T175" style:family="text">
      <style:text-properties officeooo:rsid="0095351b"/>
    </style:style>
    <style:style style:name="T176" style:family="text">
      <style:text-properties officeooo:rsid="009535d9"/>
    </style:style>
    <style:style style:name="T177" style:family="text">
      <style:text-properties officeooo:rsid="00969cb5"/>
    </style:style>
    <style:style style:name="T178" style:family="text">
      <style:text-properties officeooo:rsid="009973e3"/>
    </style:style>
    <style:style style:name="T179" style:family="text">
      <style:text-properties officeooo:rsid="0099fb42"/>
    </style:style>
    <style:style style:name="T180" style:family="text">
      <style:text-properties officeooo:rsid="009abc07"/>
    </style:style>
    <style:style style:name="T181" style:family="text">
      <style:text-properties officeooo:rsid="009c3396"/>
    </style:style>
    <style:style style:name="T182" style:family="text">
      <style:text-properties officeooo:rsid="009d7291"/>
    </style:style>
    <style:style style:name="T183" style:family="text">
      <style:text-properties officeooo:rsid="009dd236"/>
    </style:style>
    <style:style style:name="T184" style:family="text">
      <style:text-properties officeooo:rsid="009f8f3b"/>
    </style:style>
    <style:style style:name="T185" style:family="text">
      <style:text-properties officeooo:rsid="00a1220f"/>
    </style:style>
    <style:style style:name="T186" style:family="text">
      <style:text-properties officeooo:rsid="00a3b29e"/>
    </style:style>
    <style:style style:name="T187" style:family="text">
      <style:text-properties officeooo:rsid="00a5b844"/>
    </style:style>
    <style:style style:name="T188" style:family="text">
      <style:text-properties officeooo:rsid="00a73c65"/>
    </style:style>
    <style:style style:name="T189" style:family="text">
      <style:text-properties officeooo:rsid="00a9af05"/>
    </style:style>
    <style:style style:name="T190" style:family="text">
      <style:text-properties officeooo:rsid="00abe992"/>
    </style:style>
    <style:style style:name="T191" style:family="text">
      <style:text-properties officeooo:rsid="00ae0c5f"/>
    </style:style>
    <style:style style:name="T192" style:family="text">
      <style:text-properties officeooo:rsid="00af4a26"/>
    </style:style>
    <style:style style:name="T193" style:family="text">
      <style:text-properties fo:color="#c9211e" loext:opacity="100%" fo:font-weight="bold" style:font-weight-asian="bold" style:font-weight-complex="bold"/>
    </style:style>
    <style:style style:name="T194" style:family="text">
      <style:text-properties officeooo:rsid="00bda500"/>
    </style:style>
    <style:style style:name="T195" style:family="text">
      <style:text-properties officeooo:rsid="00bf4d47"/>
    </style:style>
    <style:style style:name="T196" style:family="text">
      <style:text-properties officeooo:rsid="00c11ac1"/>
    </style:style>
    <style:style style:name="T197" style:family="text">
      <style:text-properties officeooo:rsid="00c19537"/>
    </style:style>
    <style:style style:name="T198" style:family="text">
      <style:text-properties officeooo:rsid="00c20238"/>
    </style:style>
    <style:style style:name="T199" style:family="text">
      <style:text-properties officeooo:rsid="00c3f021"/>
    </style:style>
    <style:style style:name="T200" style:family="text">
      <style:text-properties officeooo:rsid="00c4f306"/>
    </style:style>
    <style:style style:name="T201" style:family="text">
      <style:text-properties officeooo:rsid="00c75846"/>
    </style:style>
    <style:style style:name="T202" style:family="text">
      <style:text-properties officeooo:rsid="00c81048"/>
    </style:style>
    <style:style style:name="T203" style:family="text">
      <style:text-properties officeooo:rsid="00c88d15"/>
    </style:style>
    <style:style style:name="T204" style:family="text">
      <style:text-properties officeooo:rsid="00c8fdf7"/>
    </style:style>
    <style:style style:name="T205" style:family="text">
      <style:text-properties officeooo:rsid="00ca91ee"/>
    </style:style>
    <style:style style:name="T206" style:family="text">
      <style:text-properties officeooo:rsid="00cb82e5"/>
    </style:style>
    <style:style style:name="T207" style:family="text">
      <style:text-properties officeooo:rsid="00cedf80"/>
    </style:style>
    <style:style style:name="T208" style:family="text">
      <style:text-properties officeooo:rsid="00d0e062"/>
    </style:style>
    <style:style style:name="T209" style:family="text">
      <style:text-properties officeooo:rsid="00d258ff"/>
    </style:style>
    <style:style style:name="T210" style:family="text">
      <style:text-properties officeooo:rsid="00d268da"/>
    </style:style>
    <style:style style:name="T211" style:family="text">
      <style:text-properties officeooo:rsid="00d30a9e"/>
    </style:style>
    <style:style style:name="T212" style:family="text">
      <style:text-properties officeooo:rsid="00d3d0c1"/>
    </style:style>
    <style:style style:name="T213" style:family="text">
      <style:text-properties officeooo:rsid="00d58476"/>
    </style:style>
    <style:style style:name="T214" style:family="text">
      <style:text-properties officeooo:rsid="00d59af3"/>
    </style:style>
    <style:style style:name="T215" style:family="text">
      <style:text-properties officeooo:rsid="00d5bb78"/>
    </style:style>
    <style:style style:name="T216" style:family="text">
      <style:text-properties officeooo:rsid="00d6aeb2"/>
    </style:style>
    <style:style style:name="T217" style:family="text">
      <style:text-properties officeooo:rsid="00d886d5"/>
    </style:style>
    <style:style style:name="T218" style:family="text">
      <style:text-properties officeooo:rsid="00d9ccd1"/>
    </style:style>
    <style:style style:name="T219" style:family="text">
      <style:text-properties style:text-position="super 58%"/>
    </style:style>
    <style:style style:name="T220" style:family="text">
      <style:text-properties style:text-position="super 58%" fo:font-size="9pt" style:font-size-asian="9pt" style:font-size-complex="9pt"/>
    </style:style>
    <style:style style:name="T221" style:family="text">
      <style:text-properties style:text-position="super 58%" fo:font-size="9pt" fo:font-style="italic" officeooo:rsid="00de14c7" style:font-size-asian="9pt" style:font-style-asian="italic" style:font-size-complex="9pt" style:font-style-complex="italic"/>
    </style:style>
    <style:style style:name="T222" style:family="text">
      <style:text-properties style:text-position="super 58%" fo:font-size="9pt" fo:font-style="italic" officeooo:rsid="00e5ab68" style:font-size-asian="9pt" style:font-style-asian="italic" style:font-size-complex="9pt" style:font-style-complex="italic"/>
    </style:style>
    <style:style style:name="T223" style:family="text">
      <style:text-properties fo:font-size="9pt" style:font-size-asian="9pt" style:font-size-complex="9pt"/>
    </style:style>
    <style:style style:name="T224" style:family="text">
      <style:text-properties fo:font-size="9pt" fo:font-style="italic" style:font-size-asian="9pt" style:font-style-asian="italic" style:font-size-complex="9pt" style:font-style-complex="italic"/>
    </style:style>
    <style:style style:name="T225" style:family="text">
      <style:text-properties fo:font-size="9pt" fo:font-style="italic" officeooo:rsid="00de14c7" style:font-size-asian="9pt" style:font-style-asian="italic" style:font-size-complex="9pt" style:font-style-complex="italic"/>
    </style:style>
    <style:style style:name="T226" style:family="text">
      <style:text-properties fo:font-size="9pt" fo:font-style="italic" officeooo:rsid="00e5ab68" style:font-size-asian="9pt" style:font-style-asian="italic" style:font-size-complex="9pt" style:font-style-complex="italic"/>
    </style:style>
    <style:style style:name="T227" style:family="text">
      <style:text-properties officeooo:rsid="00dd249d"/>
    </style:style>
    <style:style style:name="T228" style:family="text">
      <style:text-properties officeooo:rsid="00de14c7"/>
    </style:style>
    <style:style style:name="T229" style:family="text">
      <style:text-properties officeooo:rsid="00e1ccee"/>
    </style:style>
    <style:style style:name="T230" style:family="text">
      <style:text-properties officeooo:rsid="00e3c417"/>
    </style:style>
    <style:style style:name="T231" style:family="text">
      <style:text-properties officeooo:rsid="00e6ece4"/>
    </style:style>
    <style:style style:name="T232" style:family="text">
      <style:text-properties officeooo:rsid="00e75e7f"/>
    </style:style>
    <style:style style:name="T233" style:family="text">
      <style:text-properties officeooo:rsid="00e7fe50"/>
    </style:style>
    <style:style style:name="T234" style:family="text">
      <style:text-properties officeooo:rsid="00eb956c"/>
    </style:style>
    <style:style style:name="T235" style:family="text">
      <style:text-properties officeooo:rsid="00ecf002"/>
    </style:style>
    <style:style style:name="T236" style:family="text">
      <style:text-properties officeooo:rsid="00ee9cc6"/>
    </style:style>
    <style:style style:name="T237" style:family="text">
      <style:text-properties officeooo:rsid="00f2d2d8"/>
    </style:style>
    <style:style style:name="T238" style:family="text">
      <style:text-properties officeooo:rsid="00f3c0a4"/>
    </style:style>
    <style:style style:name="T239" style:family="text">
      <style:text-properties officeooo:rsid="00f465c0"/>
    </style:style>
    <style:style style:name="T240" style:family="text">
      <style:text-properties officeooo:rsid="00f5c150"/>
    </style:style>
    <style:style style:name="T241" style:family="text">
      <style:text-properties officeooo:rsid="00f63cf1"/>
    </style:style>
    <style:style style:name="T242" style:family="text">
      <style:text-properties officeooo:rsid="00f78fb7"/>
    </style:style>
    <style:style style:name="T243" style:family="text">
      <style:text-properties officeooo:rsid="00f960ff"/>
    </style:style>
    <style:style style:name="T244" style:family="text">
      <style:text-properties officeooo:rsid="00fc293f"/>
    </style:style>
    <style:style style:name="T245" style:family="text">
      <style:text-properties officeooo:rsid="00fc2f75"/>
    </style:style>
    <style:style style:name="T246" style:family="text">
      <style:text-properties officeooo:rsid="00ffc1b8"/>
    </style:style>
    <style:style style:name="T247" style:family="text">
      <style:text-properties officeooo:rsid="010140dc"/>
    </style:style>
    <style:style style:name="T248" style:family="text">
      <style:text-properties officeooo:rsid="010380b9"/>
    </style:style>
    <style:style style:name="T249" style:family="text">
      <style:text-properties officeooo:rsid="01053690"/>
    </style:style>
    <style:style style:name="T250" style:family="text">
      <style:text-properties officeooo:rsid="0106f010"/>
    </style:style>
    <style:style style:name="T251" style:family="text">
      <style:text-properties officeooo:rsid="010867b4"/>
    </style:style>
    <style:style style:name="T252" style:family="text">
      <style:text-properties officeooo:rsid="01093217"/>
    </style:style>
    <style:style style:name="T253" style:family="text">
      <style:text-properties officeooo:rsid="010a3c43"/>
    </style:style>
    <style:style style:name="T254" style:family="text">
      <style:text-properties officeooo:rsid="010c0150"/>
    </style:style>
    <style:style style:name="T255" style:family="text">
      <style:text-properties officeooo:rsid="010c4d14"/>
    </style:style>
    <style:style style:name="T256" style:family="text">
      <style:text-properties officeooo:rsid="010eaea6"/>
    </style:style>
    <style:style style:name="T257" style:family="text">
      <style:text-properties officeooo:rsid="010efb01"/>
    </style:style>
    <style:style style:name="T258" style:family="text">
      <style:text-properties officeooo:rsid="010fabad"/>
    </style:style>
    <style:style style:name="T259" style:family="text">
      <style:text-properties officeooo:rsid="01119821"/>
    </style:style>
    <style:style style:name="T260" style:family="text">
      <style:text-properties officeooo:rsid="0112136d"/>
    </style:style>
    <style:style style:name="T261" style:family="text">
      <style:text-properties officeooo:rsid="0113b110"/>
    </style:style>
    <style:style style:name="T262" style:family="text">
      <style:text-properties officeooo:rsid="01149429"/>
    </style:style>
    <style:style style:name="T263" style:family="text">
      <style:text-properties officeooo:rsid="011507cb"/>
    </style:style>
    <style:style style:name="T264" style:family="text">
      <style:text-properties officeooo:rsid="01173458"/>
    </style:style>
    <style:style style:name="T265" style:family="text">
      <style:text-properties style:font-name="Liberation Sans"/>
    </style:style>
    <style:style style:name="T266" style:family="text">
      <style:text-properties style:font-name="Liberation Sans" officeooo:rsid="01190126"/>
    </style:style>
    <style:style style:name="T267" style:family="text">
      <style:text-properties style:font-name="Liberation Sans" officeooo:rsid="012a8513"/>
    </style:style>
    <style:style style:name="T268" style:family="text">
      <style:text-properties style:font-name="Liberation Sans" officeooo:rsid="012b01cb"/>
    </style:style>
    <style:style style:name="T269" style:family="text">
      <style:text-properties style:font-name="Liberation Sans" fo:font-weight="bold" style:font-weight-asian="bold" style:font-weight-complex="bold"/>
    </style:style>
    <style:style style:name="T270" style:family="text">
      <style:text-properties style:font-name="Liberation Sans" fo:font-weight="normal" style:font-weight-asian="normal" style:font-weight-complex="normal"/>
    </style:style>
    <style:style style:name="T271" style:family="text">
      <style:text-properties style:font-name="Liberation Sans" officeooo:rsid="012e94f9"/>
    </style:style>
    <style:style style:name="T272" style:family="text">
      <style:text-properties style:font-name="Liberation Sans" fo:font-size="12pt" style:font-size-asian="12pt" style:font-size-complex="12pt"/>
    </style:style>
    <style:style style:name="T273" style:family="text">
      <style:text-properties style:font-name="Liberation Sans" fo:font-size="12pt" officeooo:rsid="011eadb0" style:font-size-asian="12pt" style:font-size-complex="12pt"/>
    </style:style>
    <style:style style:name="T274" style:family="text">
      <style:text-properties style:font-name="Liberation Sans" fo:font-size="12pt" officeooo:rsid="011f9d8e" style:font-size-asian="12pt" style:font-size-complex="12pt"/>
    </style:style>
    <style:style style:name="T275" style:family="text">
      <style:text-properties style:font-name="Liberation Sans" fo:font-size="12pt" officeooo:rsid="013545d9" style:font-size-asian="12pt" style:font-size-complex="12pt"/>
    </style:style>
    <style:style style:name="T276" style:family="text">
      <style:text-properties officeooo:rsid="01190126"/>
    </style:style>
    <style:style style:name="T277" style:family="text">
      <style:text-properties style:font-name="Courier New"/>
    </style:style>
    <style:style style:name="T278" style:family="text">
      <style:text-properties style:font-name="Courier New" officeooo:rsid="006b8e23"/>
    </style:style>
    <style:style style:name="T279" style:family="text">
      <style:text-properties style:font-name="Courier New" officeooo:rsid="00f63cf1"/>
    </style:style>
    <style:style style:name="T280" style:family="text">
      <style:text-properties style:font-name="Courier New" officeooo:rsid="004f409e"/>
    </style:style>
    <style:style style:name="T281" style:family="text">
      <style:text-properties style:font-name="Courier New" fo:font-size="12pt" style:font-size-asian="12pt" style:font-size-complex="12pt"/>
    </style:style>
    <style:style style:name="T282" style:family="text">
      <style:text-properties style:font-name="Courier New" fo:font-size="12pt" officeooo:rsid="011eadb0" style:font-size-asian="12pt" style:font-size-complex="12pt"/>
    </style:style>
    <style:style style:name="T283" style:family="text">
      <style:text-properties style:font-name="Courier New" fo:font-size="12pt" officeooo:rsid="011f9d8e" style:font-size-asian="12pt" style:font-size-complex="12pt"/>
    </style:style>
    <style:style style:name="T284" style:family="text">
      <style:text-properties style:font-name="Courier New" officeooo:rsid="0122da1d"/>
    </style:style>
    <style:style style:name="T285" style:family="text">
      <style:text-properties style:font-name="Courier New" officeooo:rsid="0124bfc6"/>
    </style:style>
    <style:style style:name="T286" style:family="text">
      <style:text-properties style:font-name="Courier New" officeooo:rsid="01257ac0"/>
    </style:style>
    <style:style style:name="T287" style:family="text">
      <style:text-properties style:font-name="Courier New" officeooo:rsid="012b01cb"/>
    </style:style>
    <style:style style:name="T288" style:family="text">
      <style:text-properties style:font-name="Courier New" officeooo:rsid="008b0694"/>
    </style:style>
    <style:style style:name="T289" style:family="text">
      <style:text-properties style:font-name="Courier New" officeooo:rsid="005799c7"/>
    </style:style>
    <style:style style:name="T290" style:family="text">
      <style:text-properties style:font-name="Courier New" officeooo:rsid="008daa0b"/>
    </style:style>
    <style:style style:name="T291" style:family="text">
      <style:text-properties style:font-name="Courier New" officeooo:rsid="00927c49"/>
    </style:style>
    <style:style style:name="T292" style:family="text">
      <style:text-properties style:font-name="Courier New" officeooo:rsid="0133ed2c"/>
    </style:style>
    <style:style style:name="T293" style:family="text">
      <style:text-properties officeooo:rsid="011aed5c"/>
    </style:style>
    <style:style style:name="T294" style:family="text">
      <style:text-properties officeooo:rsid="011c99fa"/>
    </style:style>
    <style:style style:name="T295" style:family="text">
      <style:text-properties officeooo:rsid="0120b634"/>
    </style:style>
    <style:style style:name="T296" style:family="text">
      <style:text-properties officeooo:rsid="012209c1"/>
    </style:style>
    <style:style style:name="T297" style:family="text">
      <style:text-properties officeooo:rsid="0122da1d"/>
    </style:style>
    <style:style style:name="T298" style:family="text">
      <style:text-properties officeooo:rsid="0122f0d4"/>
    </style:style>
    <style:style style:name="T299" style:family="text">
      <style:text-properties officeooo:rsid="0124bfc6"/>
    </style:style>
    <style:style style:name="T300" style:family="text">
      <style:text-properties officeooo:rsid="01257ac0"/>
    </style:style>
    <style:style style:name="T301" style:family="text">
      <style:text-properties officeooo:rsid="0126a2e5"/>
    </style:style>
    <style:style style:name="T302" style:family="text">
      <style:text-properties officeooo:rsid="01275f48"/>
    </style:style>
    <style:style style:name="T303" style:family="text">
      <style:text-properties officeooo:rsid="0127cf55"/>
    </style:style>
    <style:style style:name="T304" style:family="text">
      <style:text-properties officeooo:rsid="01309ba8"/>
    </style:style>
    <style:style style:name="T305" style:family="text">
      <style:text-properties officeooo:rsid="0133ed2c"/>
    </style:style>
    <style:style style:name="T306" style:family="text">
      <style:text-properties officeooo:rsid="0135c298"/>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0">Prinbee Query Language (PBQL)</text:p>
      <text:p text:style-name="P65"/>
      <text:p text:style-name="P65">by<text:line-break/>Alexis Wilke</text:p>
      <text:p text:style-name="P66"/>
      <text:p text:style-name="P67">This document presents the query language one can use from the Client CLI. This is really just a front end used to access the database from your console. In most likelihood, you will <text:span text:style-name="T244">directly </text:span>use <text:span text:style-name="T244">the </text:span>Prinbee <text:span text:style-name="T244">libray </text:span>from your C++ cod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able of Contents</text:p>
          </text:index-title>
          <text:p text:style-name="P196"><text:a xlink:type="simple" xlink:href="#__RefHeading___Toc3782_3841664055" text:style-name="Index_20_Link" text:visited-style-name="Index_20_Link">Introduction<text:tab/>2</text:a></text:p>
          <text:p text:style-name="P196"><text:a xlink:type="simple" xlink:href="#__RefHeading___Toc11878_1392129547" text:style-name="Index_20_Link" text:visited-style-name="Index_20_Link">Organization<text:tab/>2</text:a></text:p>
          <text:p text:style-name="P196"><text:a xlink:type="simple" xlink:href="#__RefHeading___Toc4184_3841664055" text:style-name="Index_20_Link" text:visited-style-name="Index_20_Link">Instructions<text:tab/>3</text:a></text:p>
          <text:p text:style-name="P197"><text:a xlink:type="simple" xlink:href="#__RefHeading___Toc4035_2742366530%20Copy%201" text:style-name="Index_20_Link" text:visited-style-name="Index_20_Link">ALTER CONTEXT<text:tab/>3</text:a></text:p>
          <text:p text:style-name="P197"><text:a xlink:type="simple" xlink:href="#__RefHeading___Toc4035_2742366530" text:style-name="Index_20_Link" text:visited-style-name="Index_20_Link">ALTER INDEX<text:tab/>4</text:a></text:p>
          <text:p text:style-name="P197"><text:a xlink:type="simple" xlink:href="#__RefHeading___Toc4037_2742366530" text:style-name="Index_20_Link" text:visited-style-name="Index_20_Link">ALTER TABLE<text:tab/>4</text:a></text:p>
          <text:p text:style-name="P197"><text:a xlink:type="simple" xlink:href="#__RefHeading___Toc1857_3689837530" text:style-name="Index_20_Link" text:visited-style-name="Index_20_Link">ALTER TYPE<text:tab/>6</text:a></text:p>
          <text:p text:style-name="P197"><text:a xlink:type="simple" xlink:href="#__RefHeading___Toc4138_2742366530" text:style-name="Index_20_Link" text:visited-style-name="Index_20_Link">BEGIN<text:tab/>6</text:a></text:p>
          <text:p text:style-name="P197"><text:a xlink:type="simple" xlink:href="#__RefHeading___Toc4140_2742366530" text:style-name="Index_20_Link" text:visited-style-name="Index_20_Link">COMMIT<text:tab/>8</text:a></text:p>
          <text:p text:style-name="P197"><text:a xlink:type="simple" xlink:href="#__RefHeading___Toc4142_2742366530" text:style-name="Index_20_Link" text:visited-style-name="Index_20_Link">CONFIG<text:tab/>8</text:a></text:p>
          <text:p text:style-name="P197"><text:a xlink:type="simple" xlink:href="#__RefHeading___Toc2251_2654912468" text:style-name="Index_20_Link" text:visited-style-name="Index_20_Link">CONNECT<text:tab/>9</text:a></text:p>
          <text:p text:style-name="P197"><text:a xlink:type="simple" xlink:href="#__RefHeading___Toc1859_3689837530" text:style-name="Index_20_Link" text:visited-style-name="Index_20_Link">CREATE CONTEXT<text:tab/>9</text:a></text:p>
          <text:p text:style-name="P197"><text:a xlink:type="simple" xlink:href="#__RefHeading___Toc4041_2742366530" text:style-name="Index_20_Link" text:visited-style-name="Index_20_Link">CREATE INDEX<text:tab/>10</text:a></text:p>
          <text:p text:style-name="P197"><text:a xlink:type="simple" xlink:href="#__RefHeading___Toc4188_3841664055" text:style-name="Index_20_Link" text:visited-style-name="Index_20_Link">CREATE TABLE<text:tab/>10</text:a></text:p>
          <text:p text:style-name="P197"><text:a xlink:type="simple" xlink:href="#__RefHeading___Toc4190_3841664055" text:style-name="Index_20_Link" text:visited-style-name="Index_20_Link">CREATE TYPE<text:tab/>13</text:a></text:p>
          <text:p text:style-name="P197"><text:a xlink:type="simple" xlink:href="#__RefHeading___Toc4119_2742366530" text:style-name="Index_20_Link" text:visited-style-name="Index_20_Link">DELETE<text:tab/>14</text:a></text:p>
          <text:p text:style-name="P197"><text:a xlink:type="simple" xlink:href="#__RefHeading___Toc2253_2654912468" text:style-name="Index_20_Link" text:visited-style-name="Index_20_Link">DISCONNECT<text:tab/>14</text:a></text:p>
          <text:p text:style-name="P197"><text:a xlink:type="simple" xlink:href="#__RefHeading___Toc4123_27423665301" text:style-name="Index_20_Link" text:visited-style-name="Index_20_Link">DROP CONTEXT<text:tab/>14</text:a></text:p>
          <text:p text:style-name="P197"><text:a xlink:type="simple" xlink:href="#__RefHeading___Toc4123_2742366530" text:style-name="Index_20_Link" text:visited-style-name="Index_20_Link">DROP INDEX<text:tab/>14</text:a></text:p>
          <text:p text:style-name="P197"><text:a xlink:type="simple" xlink:href="#__RefHeading___Toc4125_2742366530" text:style-name="Index_20_Link" text:visited-style-name="Index_20_Link">DROP TABLE<text:tab/>14</text:a></text:p>
          <text:p text:style-name="P197"><text:a xlink:type="simple" xlink:href="#__RefHeading___Toc4127_2742366530" text:style-name="Index_20_Link" text:visited-style-name="Index_20_Link">DROP TYPE<text:tab/>15</text:a></text:p>
          <text:p text:style-name="P197"><text:a xlink:type="simple" xlink:href="#__RefHeading___Toc4043_2742366530" text:style-name="Index_20_Link" text:visited-style-name="Index_20_Link">INSERT<text:tab/>15</text:a></text:p>
          <text:p text:style-name="P197"><text:a xlink:type="simple" xlink:href="#__RefHeading___Toc4144_2742366530" text:style-name="Index_20_Link" text:visited-style-name="Index_20_Link">LOCK<text:tab/>16</text:a></text:p>
          <text:p text:style-name="P197"><text:a xlink:type="simple" xlink:href="#__RefHeading___Toc1861_3689837530" text:style-name="Index_20_Link" text:visited-style-name="Index_20_Link">REINDEX<text:tab/>16</text:a></text:p>
          <text:p text:style-name="P197"><text:a xlink:type="simple" xlink:href="#__RefHeading___Toc1863_3689837530" text:style-name="Index_20_Link" text:visited-style-name="Index_20_Link">ROLLBACK<text:tab/>17</text:a></text:p>
          <text:p text:style-name="P197"><text:a xlink:type="simple" xlink:href="#__RefHeading___Toc4045_2742366530" text:style-name="Index_20_Link" text:visited-style-name="Index_20_Link">SELECT<text:tab/>17</text:a></text:p>
          <text:p text:style-name="P197"><text:a xlink:type="simple" xlink:href="#__RefHeading___Toc4047_2742366530" text:style-name="Index_20_Link" text:visited-style-name="Index_20_Link">SET<text:tab/>18</text:a></text:p>
          <text:p text:style-name="P197"><text:a xlink:type="simple" xlink:href="#__RefHeading___Toc4456_1392129547" text:style-name="Index_20_Link" text:visited-style-name="Index_20_Link">SHOW CONTEXTS<text:tab/>18</text:a></text:p>
          <text:p text:style-name="P197"><text:a xlink:type="simple" xlink:href="#__RefHeading___Toc4458_1392129547" text:style-name="Index_20_Link" text:visited-style-name="Index_20_Link">SHOW SCHEMA<text:tab/>19</text:a></text:p>
          <text:p text:style-name="P197"><text:a xlink:type="simple" xlink:href="#__RefHeading___Toc4460_1392129547" text:style-name="Index_20_Link" text:visited-style-name="Index_20_Link">SHOW TABLES<text:tab/>19</text:a></text:p>
          <text:p text:style-name="P197"><text:a xlink:type="simple" xlink:href="#__RefHeading___Toc4462_1392129547" text:style-name="Index_20_Link" text:visited-style-name="Index_20_Link">SHOW TYPES<text:tab/>19</text:a></text:p>
          <text:p text:style-name="P197"><text:a xlink:type="simple" xlink:href="#__RefHeading___Toc4049_2742366530" text:style-name="Index_20_Link" text:visited-style-name="Index_20_Link">UPDATE<text:tab/>19</text:a></text:p>
          <text:p text:style-name="P197"><text:a xlink:type="simple" xlink:href="#__RefHeading___Toc2255_2654912468" text:style-name="Index_20_Link" text:visited-style-name="Index_20_Link">USE<text:tab/>20</text:a></text:p>
          <text:p text:style-name="P196"><text:a xlink:type="simple" xlink:href="#__RefHeading___Toc4464_1392129547" text:style-name="Index_20_Link" text:visited-style-name="Index_20_Link">Expressions<text:tab/>20</text:a></text:p>
          <text:p text:style-name="P197"><text:a xlink:type="simple" xlink:href="#__RefHeading___Toc4466_1392129547" text:style-name="Index_20_Link" text:visited-style-name="Index_20_Link">Operators/Element/Function<text:tab/>20</text:a></text:p>
        </text:index-body>
      </text:table-of-content>
      <text:p text:style-name="P67"/>
      <text:p text:style-name="P67"/>
      <text:p text:style-name="P67"/>
      <text:h text:style-name="P201" text:outline-level="1"><text:bookmark-start text:name="__RefHeading___Toc3782_3841664055"/>Introduction<text:bookmark-end text:name="__RefHeading___Toc3782_3841664055"/></text:h>
      <text:p text:style-name="P67">The PBQL language is based on SQL to make it easier to learn and use. <text:span text:style-name="T35">However, m</text:span>any <text:span text:style-name="T35">commands</text:span> have extended options very specific to the Prinbee environment.</text:p>
      <text:h text:style-name="Heading_20_1" text:outline-level="1"><text:bookmark-start text:name="__RefHeading___Toc11878_1392129547"/>Organization<text:bookmark-end text:name="__RefHeading___Toc11878_1392129547"/></text:h>
      <text:p text:style-name="P164">A word on the organization of the Prinbee environment, which is important to understand <text:span text:style-name="T248">and</text:span> properly setup your Prinbee nodes.</text:p>
      <text:p text:style-name="P164">A Prinbee <text:span text:style-name="T1">Daemon</text:span> runs on what is called a <text:span text:style-name="T1">Node</text:span>. One daemon is part of one <text:span text:style-name="T1">Cluster</text:span>. It is possible to run multiple <text:span text:style-name="T1">Daemons</text:span> on the same <text:span text:style-name="T1">Computer</text:span> although in most cases we see one <text:span text:style-name="T1">Node</text:span> as one <text:span text:style-name="T1">Computer</text:span>. <text:span text:style-name="T248">Running more than one service on a computer </text:span>is done by passing different names to the <text:span text:style-name="T1">Daemon</text:span>:</text:p>
      <table:table table:name="StartDaemon" table:style-name="StartDaemon">
        <table:table-column table:style-name="StartDaemon.A"/>
        <table:table-row table:style-name="StartDaemon.1">
          <table:table-cell table:style-name="StartDaemon.A1" office:value-type="string">
            <text:p text:style-name="P177">prinbeed --cluster-name &lt;cluster_name&gt; --node-name &lt;node_name&gt; ...</text:p>
          </table:table-cell>
        </table:table-row>
      </table:table>
      <text:p text:style-name="P164">Note that this is a little more complicated if you want to use systemd. With systemd, you can only start one instance per service definition. So if you want to run multiple <text:span text:style-name="T1">Daemons</text:span> on one <text:span text:style-name="T1">Computer</text:span>, you need to copy the service file and edit some parameters to accomplish this. It can be useful on test systems, but in production, this is prone to errors that are difficult to fix and also two <text:span text:style-name="T1">Clusters</text:span> on the same <text:span text:style-name="T1">Computer</text:span> may clash (there could be many unwanted interactions such as network, memory, or I/O usage by one <text:span text:style-name="T1">Daemon</text:span> causing issues to both <text:span text:style-name="T1">Daemons</text:span>).</text:p>
      <text:p text:style-name="P164">Inside one cluster, you can have any number of <text:span text:style-name="T1">Contexts</text:span>. One <text:span text:style-name="T1">Context</text:span> is similar to one database in an SQL environment. It manages any number of <text:span text:style-name="T1">Tables</text:span>. Note that at times you may want one <text:span text:style-name="T1">Context</text:span> with one <text:span text:style-name="T1">Table</text:span> in its own <text:span text:style-name="T1">Cluster</text:span>. It very much depends on how you use the data in that one Table. For really fast read and write throughput, this may be an important way of defining a certain table. Since <text:span text:style-name="T255">at the moment </text:span>we do not support <text:span text:style-name="T245">multi-</text:span><text:span text:style-name="T3">Table</text:span><text:span text:style-name="T245"> indexes (</text:span><text:span text:style-name="T3">Prinbee</text:span><text:span text:style-name="T245"> is not a </text:span><text:span text:style-name="T22">relational database,</text:span><text:span text:style-name="T245">) it usually isn’t an issue to organize a Prinbee </text:span><text:span text:style-name="T3">Table</text:span><text:span text:style-name="T245"> in this manner.</text:span></text:p>
      <text:p text:style-name="P165">The cluster and node names appear in the top level messages shared with all the elements (<text:span text:style-name="T1">Daemon</text:span>, <text:span text:style-name="T1">Proxy</text:span>, <text:span text:style-name="T1">Client</text:span> through <text:span text:style-name="T1">Event Dispatcher</text:span> messages). This is how the various parts of a Prinbee cluster get connected.</text:p>
      <text:p text:style-name="P166">Once connected, the Prinbee system switches to binary messages and manages <text:span text:style-name="T1">Context</text:span> and <text:span text:style-name="T1">Table</text:span> <text:span text:style-name="T253">descriptions and </text:span>data. <text:span text:style-name="T249">There are three file types to define a context </text:span>schemata:</text:p>
      <text:list text:style-name="L1">
        <text:list-item>
          <text:p text:style-name="P232"><text:span text:style-name="T152">CTXT</text:span> — the Context definition and state</text:p>
          <text:list>
            <text:list-item>
              <text:p text:style-name="P232"><text:span text:style-name="T5">Important </text:span><text:span text:style-name="T4">Note:</text:span><text:span text:style-name="T251"> </text:span>th<text:span text:style-name="T251">is</text:span> file stays <text:span text:style-name="T251">even after </text:span>the context gets dropped because all the nodes need to know of the most current state, <text:span text:style-name="T251">including the deleted state (i.e. we can have a lock, but a correct complete clean requires a complete network which we rather not pretend we can ever reach with 100% certainty)</text:span></text:p>
            </text:list-item>
            <text:list-item>
              <text:p text:style-name="P235"><text:span text:style-name="T1">Filename:</text:span> <text:span text:style-name="T80">&lt;prinbee-path&gt;/contexts/&lt;context-name&gt;/context.pb</text:span></text:p>
            </text:list-item>
          </text:list>
        </text:list-item>
        <text:list-item>
          <text:p text:style-name="P233"><text:span text:style-name="T152">CXTP</text:span> — the Complex Type definitions (one file)</text:p>
          <text:list>
            <text:list-item>
              <text:p text:style-name="P235"><text:soft-page-break/>There is one Complex Type file which is part of the context as a whole. That way all the tables can make use of these Complex Types</text:p>
            </text:list-item>
            <text:list-item>
              <text:p text:style-name="P235"><text:span text:style-name="T1">Filename:</text:span> <text:span text:style-name="T80">&lt;prinbee-path&gt;/contexts/&lt;context-name&gt;/complex-types.pb</text:span></text:p>
            </text:list-item>
          </text:list>
        </text:list-item>
        <text:list-item>
          <text:p text:style-name="P234"><text:span text:style-name="T153">SCHM</text:span> — one table schema version</text:p>
          <text:list>
            <text:list-item>
              <text:p text:style-name="P236">This file describes the schema of one table at a given version</text:p>
            </text:list-item>
            <text:list-item>
              <text:p text:style-name="P234"><text:span text:style-name="T252">E</text:span>ach new version <text:span text:style-name="T250">is saved in</text:span> a <text:span text:style-name="T250">separate </text:span>file</text:p>
            </text:list-item>
            <text:list-item>
              <text:p text:style-name="P236">New versions are created whenever you alter the table schema (with <text:span text:style-name="T80">ALTER TABLE ...</text:span>)</text:p>
            </text:list-item>
            <text:list-item>
              <text:p text:style-name="P236">Clients only care about the latest versioned</text:p>
            </text:list-item>
            <text:list-item>
              <text:p text:style-name="P236">The database uses older versions when necessary to convert old rows to the newest schema</text:p>
            </text:list-item>
            <text:list-item>
              <text:p text:style-name="P237">When older versions still exist, the daemon runs a compression mechanism that reads all the rows and rewrite them with the newest version. This is important as the old data may require conversion which takes time.</text:p>
            </text:list-item>
            <text:list-item>
              <text:p text:style-name="P234"><text:span text:style-name="T5">Filename:</text:span><text:span text:style-name="T252"> </text:span><text:span text:style-name="T80">&lt;prinbee-path&gt;/contexts/&lt;context-name&gt;/&lt;table-name&gt;/table-&lt;version&gt;.pb</text:span></text:p>
            </text:list-item>
          </text:list>
        </text:list-item>
        <text:list-item>
          <text:p text:style-name="P238"><text:span text:style-name="T80">PIDX</text:span><text:span text:style-name="T265"> — primary index</text:span></text:p>
          <text:list>
            <text:list-item>
              <text:p text:style-name="P239"><text:span text:style-name="T267">T</text:span><text:span text:style-name="T265">his is considered as </text:span><text:span text:style-name="T267">a </text:span><text:span text:style-name="T265">part of the schema although it is not really shared as the schema </text:span><text:span text:style-name="T267">because it is pretty much hard coded (there isn’t a way for anyone to change the way this works)</text:span></text:p>
            </text:list-item>
            <text:list-item>
              <text:p text:style-name="P239"><text:span text:style-name="T267">T</text:span><text:span text:style-name="T265">he </text:span><text:span text:style-name="T267">OID</text:span><text:span text:style-name="T265"> </text:span><text:span text:style-name="T267">i</text:span><text:span text:style-name="T265">s used to generate the primary index</text:span></text:p>
            </text:list-item>
            <text:list-item>
              <text:p text:style-name="P242"><text:span text:style-name="T269">Filename:</text:span><text:span text:style-name="T265"> </text:span><text:span text:style-name="T80">&lt;prinbee-path&gt;/contexts/&lt;context-name&gt;/&lt;table-name&gt;/index.pb</text:span></text:p>
            </text:list-item>
          </text:list>
        </text:list-item>
        <text:list-item>
          <text:p text:style-name="P240"><text:span text:style-name="T80">IDX</text:span><text:span text:style-name="T287">D</text:span><text:span text:style-name="T265"> — </text:span><text:span text:style-name="T268">secondary index</text:span></text:p>
          <text:list>
            <text:list-item>
              <text:p text:style-name="P241"><text:span text:style-name="T265">Defines a secondary index (name, </text:span><text:span text:style-name="T271">table being indexed</text:span><text:span text:style-name="T265">, </text:span><text:span text:style-name="T80">WHERE</text:span><text:span text:style-name="T265"> expression, etc.)</text:span></text:p>
            </text:list-item>
            <text:list-item>
              <text:p text:style-name="P241"><text:span text:style-name="T269">Filename:</text:span><text:span text:style-name="T270"> </text:span><text:span text:style-name="T80">&lt;prinbee-path&gt;/contexts/&lt;context-name&gt;/&lt;index-name&gt;/index-&lt;version&gt;.pb</text:span></text:p>
            </text:list-item>
          </text:list>
        </text:list-item>
      </text:list>
      <text:p text:style-name="P167">The <text:span text:style-name="T80">&lt;prinbee-path&gt;</text:span> is the path defined in the <text:span text:style-name="T80">/etc/conf/prinbee.conf</text:span> or the <text:span text:style-name="T80">--prinbee-path</text:span> command line option. By default, this is <text:span text:style-name="T80">/var/lib/prinbee</text:span>.</text:p>
      <text:p text:style-name="P167">The <text:span text:style-name="T80">&lt;context-name&gt;</text:span> is defined when the context is created. It may include up to three names separated by slashes. This allows you to organize your contexts in clear separate groups such as an application name and various sections within that application.</text:p>
      <text:p text:style-name="P168">The <text:span text:style-name="T80">&lt;table-name&gt;</text:span> is defined when creating a table.</text:p>
      <text:p text:style-name="P169"><text:soft-page-break/>The <text:span text:style-name="T80">&lt;version&gt;</text:span> of a table is a number from 1 to 255. The version starts at 1. Each time there is an <text:span text:style-name="T80">ALTER TABLE ...</text:span> command against that table, the version increases. When a table is 100% compressed to the newer version, the version number can be reset back to 1 <text:span text:style-name="T254">(which means we can also delete the older versions of the schema)</text:span>. <text:span text:style-name="T254">Note that the compression is </text:span><text:span text:style-name="T6">Node</text:span><text:span text:style-name="T254"> specific. So the same table can have a </text:span><text:span text:style-name="T154">&lt;version&gt;</text:span><text:span text:style-name="T254"> of 5 on one </text:span><text:span text:style-name="T6">Node</text:span><text:span text:style-name="T254"> and of 11 on another </text:span><text:span text:style-name="T6">Node</text:span><text:span text:style-name="T254">.</text:span></text:p>
      <text:h text:style-name="Heading_20_1" text:outline-level="1"><text:bookmark-start text:name="__RefHeading___Toc4184_3841664055"/>Instructions<text:bookmark-end text:name="__RefHeading___Toc4184_3841664055"/></text:h>
      <text:h text:style-name="P202" text:outline-level="2"><text:bookmark-start text:name="__RefHeading___Toc4035_2742366530 Copy 1"/><text:span text:style-name="T7">ALTER</text:span> <text:span text:style-name="T259">CONTEXT</text:span><text:bookmark-end text:name="__RefHeading___Toc4035_2742366530 Copy 1"/></text:h>
      <text:p text:style-name="P80">The <text:span text:style-name="T93">ALTER</text:span><text:span text:style-name="T80"> </text:span><text:span text:style-name="T159">CONT</text:span><text:span text:style-name="T158">EX</text:span><text:span text:style-name="T159">T</text:span> instruction <text:span text:style-name="T259">is</text:span> used to <text:span text:style-name="T259">update a context</text:span>.</text:p>
      <text:p text:style-name="P145">This instruction must be used inside a <text:span text:style-name="T80">BEGIN</text:span> and <text:span text:style-name="T80">COMMIT</text:span> or <text:span text:style-name="T80">ROLLBACK</text:span> block.</text:p>
      <text:p text:style-name="P112">SYNOPSIS</text:p>
      <text:p text:style-name="P182"><text:span text:style-name="T7">ALTER </text:span><text:span text:style-name="T259">CONT</text:span><text:span text:style-name="T32">EX</text:span><text:span text:style-name="T259">T</text:span><text:span text:style-name="T7"> </text:span><text:span text:style-name="T12">[IF EXISTS] </text:span><text:span text:style-name="T7">&lt;</text:span><text:span text:style-name="T259">cont</text:span><text:span text:style-name="T32">ex</text:span><text:span text:style-name="T259">t</text:span><text:span text:style-name="T7">-name&gt; &lt;</text:span><text:span text:style-name="T13">action&gt;;</text:span></text:p>
      <text:p text:style-name="P124">where <text:span text:style-name="T80">&lt;action&gt;</text:span> is one of:</text:p>
      <text:p text:style-name="P185"><text:span text:style-name="T201">... R</text:span><text:span text:style-name="T74">ENAME </text:span><text:span text:style-name="T75">[</text:span><text:span text:style-name="T74">TO </text:span><text:span text:style-name="T75">| AS]</text:span><text:span text:style-name="T74"> &lt;new-</text:span><text:span text:style-name="T259">cont</text:span><text:span text:style-name="T74">ex</text:span><text:span text:style-name="T259">t</text:span><text:span text:style-name="T74">-name&gt;;<text:line-break/></text:span><text:span text:style-name="T7">... SET </text:span><text:span text:style-name="T12">COMMENT</text:span><text:span text:style-name="T7"> </text:span><text:span text:style-name="T8">[=] </text:span><text:span text:style-name="T7">&lt;</text:span><text:span text:style-name="T12">description</text:span><text:span text:style-name="T7">&gt;;</text:span></text:p>
      <text:p text:style-name="P170">The <text:span text:style-name="T80">RENAME</text:span> command renames the context from the existing name to the new name. This is a dangerous command, since it actually renames all the folders appropriately.</text:p>
      <text:p text:style-name="P170">The <text:span text:style-name="T80">SET COMMENT</text:span> replaces the existing description to the newly specified value.</text:p>
      <text:h text:style-name="P203" text:outline-level="2"><text:bookmark-start text:name="__RefHeading___Toc4035_2742366530"/><text:span text:style-name="T7">ALTER</text:span> <text:span text:style-name="T35">INDEX</text:span><text:bookmark-end text:name="__RefHeading___Toc4035_2742366530"/></text:h>
      <text:p text:style-name="P76">The <text:span text:style-name="T93">ALTER</text:span><text:span text:style-name="T80"> </text:span><text:span text:style-name="T158">INDEX</text:span> instruction <text:span text:style-name="T259">i</text:span><text:span text:style-name="T12">s</text:span> used to <text:span text:style-name="T12">update </text:span><text:span text:style-name="T259">an </text:span><text:span text:style-name="T184">index</text:span>.</text:p>
      <text:p text:style-name="P144">This instruction must be used inside a <text:span text:style-name="T80">BEGIN</text:span> and <text:span text:style-name="T80">COMMIT</text:span> or <text:span text:style-name="T80">ROLLBACK</text:span> block.</text:p>
      <text:p text:style-name="P103">SYNOPSIS</text:p>
      <text:p text:style-name="P180"><text:span text:style-name="T7">ALTER </text:span><text:span text:style-name="T32">INDEX</text:span><text:span text:style-name="T7"> </text:span><text:span text:style-name="T12">[IF EXISTS] </text:span><text:span text:style-name="T7">&lt;</text:span><text:span text:style-name="T32">index</text:span><text:span text:style-name="T7">-name&gt; &lt;</text:span><text:span text:style-name="T13">action&gt;;</text:span></text:p>
      <text:p text:style-name="P121">where <text:span text:style-name="T80">&lt;action&gt;</text:span> is one of:</text:p>
      <text:p text:style-name="P114">-- index</text:p>
      <text:p text:style-name="P184"><text:span text:style-name="T201">... R</text:span><text:span text:style-name="T74">ENAME </text:span><text:span text:style-name="T75">[</text:span><text:span text:style-name="T74">TO </text:span><text:span text:style-name="T75">| AS]</text:span><text:span text:style-name="T74"> &lt;new-index-name&gt;;</text:span></text:p>
      <text:p text:style-name="P84">-- <text:span text:style-name="T32">index</text:span><text:span text:style-name="T12"> features</text:span></text:p>
      <text:p text:style-name="P189">... SET <text:span text:style-name="T12">COMMENT</text:span> <text:span text:style-name="T8">[=] </text:span>&lt;<text:span text:style-name="T12">description</text:span>&gt;;<text:line-break/>... <text:span text:style-name="T199">SET NULLS [NOT] DISTINCT;<text:line-break/>... </text:span><text:span text:style-name="T200">SET FILTER &lt;expression&gt;;</text:span></text:p>
      <text:p text:style-name="P85">-- <text:span text:style-name="T196">columns</text:span></text:p>
      <text:p text:style-name="P190"><text:soft-page-break/><text:span text:style-name="T39">... </text:span><text:span text:style-name="T41">ADD </text:span><text:span text:style-name="T42">[</text:span><text:span text:style-name="T41">COLUMN</text:span><text:span text:style-name="T42">]</text:span><text:span text:style-name="T41"> </text:span><text:span text:style-name="T45">{</text:span><text:span text:style-name="T41">&lt;name&gt;</text:span><text:span text:style-name="T39"> </text:span><text:span text:style-name="T44">[( &lt;length&gt; )] </text:span><text:span text:style-name="T45">| ( &lt;expression&gt; )}</text:span><text:span text:style-name="T39"> </text:span><text:span text:style-name="T43">[</text:span><text:span text:style-name="T47">{</text:span><text:span text:style-name="T43">BEFORE | AFTER</text:span><text:span text:style-name="T47">}</text:span><text:span text:style-name="T43"> </text:span><text:span text:style-name="T47">{</text:span><text:span text:style-name="T43">&lt;name&gt; | &lt;position&gt;</text:span><text:span text:style-name="T47">}</text:span><text:span text:style-name="T43">]</text:span><text:span text:style-name="T39">;<text:line-break/>... </text:span><text:span text:style-name="T42">ALTER</text:span><text:span text:style-name="T41"> </text:span><text:span text:style-name="T42">[</text:span><text:span text:style-name="T41">COLUMN</text:span><text:span text:style-name="T42">]</text:span><text:span text:style-name="T41"> </text:span><text:span text:style-name="T46">{</text:span><text:span text:style-name="T41">&lt;name&gt; </text:span><text:span text:style-name="T46">[( &lt;length&gt; )] | ( &lt;expression&gt; )}</text:span><text:span text:style-name="T39">;<text:line-break/>... </text:span><text:span text:style-name="T46">ALTER [COLUMN] &lt;name&gt; MOVE </text:span><text:span text:style-name="T47">{</text:span><text:span text:style-name="T46">BEFORE | AFTER</text:span><text:span text:style-name="T47">}</text:span><text:span text:style-name="T46"> </text:span><text:span text:style-name="T47">{</text:span><text:span text:style-name="T46">&lt;name&gt; | &lt;position&gt;</text:span><text:span text:style-name="T47">}</text:span><text:span text:style-name="T46">;</text:span><text:span text:style-name="T39"><text:line-break/>... </text:span><text:span text:style-name="T41">DROP </text:span><text:span text:style-name="T42">[</text:span><text:span text:style-name="T41">COLUMN</text:span><text:span text:style-name="T42">]</text:span><text:span text:style-name="T41"> &lt;name&gt; | &lt;position&gt;;</text:span></text:p>
      <text:p text:style-name="P78"><text:span text:style-name="T196">Many of the</text:span> <text:span text:style-name="T93">ALTER</text:span><text:span text:style-name="T80"> </text:span><text:span text:style-name="T94">INDEX</text:span> <text:span text:style-name="T196">updates</text:span> <text:span text:style-name="T184">force the backend to rebuild the index from scratch </text:span><text:span text:style-name="T196">(see the </text:span><text:span text:style-name="T95">REINDEX</text:span><text:span text:style-name="T196"> command)</text:span>. <text:span text:style-name="T184">This means the index become</text:span><text:span text:style-name="T195">s</text:span><text:span text:style-name="T184"> unavailable for a while. The command itself will return pretty much immediately assuming the change was properly saved on the server.</text:span></text:p>
      <text:p text:style-name="P156">The <text:span text:style-name="T80">SET FILTER &lt;expression&gt;</text:span> is to replace the <text:span text:style-name="T80">WHERE &lt;expression&gt;</text:span>.</text:p>
      <text:h text:style-name="P204" text:outline-level="2"><text:bookmark-start text:name="__RefHeading___Toc4037_2742366530"/><text:span text:style-name="T7">ALTER</text:span> TABLE<text:bookmark-end text:name="__RefHeading___Toc4037_2742366530"/></text:h>
      <text:p text:style-name="P74">The <text:span text:style-name="T12">ALTER</text:span> TABLE instruction<text:span text:style-name="T12">s</text:span> <text:span text:style-name="T12">are</text:span> used to <text:span text:style-name="T12">update </text:span>a<text:span text:style-name="T12">n existing </text:span>table <text:span text:style-name="T12">schema</text:span>.</text:p>
      <text:p text:style-name="P143">This instruction must be used inside a BEGIN and COMMIT or ROLLBACK block.</text:p>
      <text:p text:style-name="P104">SYNOPSIS</text:p>
      <text:p text:style-name="P178"><text:span text:style-name="T7">ALTER TABLE </text:span><text:span text:style-name="T12">[IF EXISTS] </text:span><text:span text:style-name="T241">[&lt;context-name&gt;.]</text:span><text:span text:style-name="T7">&lt;table-name&gt; &lt;</text:span><text:span text:style-name="T13">action&gt;;</text:span></text:p>
      <text:p text:style-name="P122">where <text:span text:style-name="T80">&lt;action&gt;</text:span> is one of:</text:p>
      <text:p text:style-name="P113">-- <text:span text:style-name="T73">table</text:span></text:p>
      <text:p text:style-name="P183">... <text:span text:style-name="T73">RENAME </text:span><text:span text:style-name="T75">[</text:span><text:span text:style-name="T73">TO </text:span><text:span text:style-name="T75">| AS]</text:span><text:span text:style-name="T73"> &lt;new-table-name&gt;;</text:span></text:p>
      <text:p text:style-name="P86"><text:span text:style-name="T9">-- </text:span><text:span text:style-name="T12">table flags</text:span></text:p>
      <text:p text:style-name="P186">... SET <text:span text:style-name="T13">[NOT] </text:span>SECURE;<text:line-break/>... SET <text:span text:style-name="T178">{</text:span>TEMPORARY <text:span text:style-name="T12">| TEMP </text:span><text:span text:style-name="T14">| PERMANENT</text:span><text:span text:style-name="T178">}</text:span>;<text:note text:id="ftn1" text:note-class="footnote"><text:note-citation>1</text:note-citation><text:note-body><text:p text:style-name="P1">At this time, I’m thinking that a temporary table doesn’t make much sense in this realm. I think I thought of that with the idea that we could use a local table for this or that and make it temporary so once that tool exits the table gets cleaned up. It probably won’t get implemented unless I really find such a need again.</text:p></text:note-body></text:note><text:line-break/>... <text:span text:style-name="T178">SET {LOGGED | UNLOGGED};</text:span></text:p>
      <text:p text:style-name="P82">-- <text:span text:style-name="T12">table features</text:span></text:p>
      <text:p text:style-name="P187">... SET REPLICATION <text:span text:style-name="T8">[=] </text:span>&lt;integer&gt;;<text:line-break/>... SET MODEL <text:span text:style-name="T8">[=] </text:span>&lt;model&gt;;<text:line-break/>... SET <text:span text:style-name="T12">COMMENT</text:span> <text:span text:style-name="T8">[=] </text:span>&lt;<text:span text:style-name="T12">description</text:span>&gt;;<text:line-break/>... <text:span text:style-name="T179">SET</text:span> <text:span text:style-name="T15">VERSION ROWS [=] &lt;integer&gt; . &lt;</text:span><text:span text:style-name="T17">integer&gt;;<text:line-break/>... </text:span><text:span text:style-name="T180">DROP VERSION ROWS;</text:span><text:span text:style-name="T17"><text:line-break/>... </text:span><text:span text:style-name="T179">SET </text:span><text:span text:style-name="T172">TRANSLATABLE [=] {TRUE | FALSE};</text:span><text:span text:style-name="T17"><text:line-break/>... </text:span><text:span text:style-name="T179">SET </text:span><text:span text:style-name="T18">BLOOMFILTER [=] &lt;TBD&gt;;<text:line-break/>... </text:span><text:span text:style-name="T179">SET</text:span><text:span text:style-name="T18"> BLOB </text:span><text:span text:style-name="T19">LIMIT [=] &lt;integer&gt;;<text:line-break/>... </text:span><text:span text:style-name="T179">SET</text:span><text:span text:style-name="T19"> BLOB COMPRESSOR [=] &lt;command&gt;;<text:line-break/></text:span><text:soft-page-break/><text:span text:style-name="T19">... </text:span><text:span text:style-name="T179">SET </text:span><text:span text:style-name="T19">INLINE LIMIT [=] &lt;integer&gt;;<text:line-break/>... </text:span><text:span text:style-name="T179">SET</text:span><text:span text:style-name="T19"> EXTERNAL FILE COMPRESSOR [=] &lt;command&gt; </text:span><text:span text:style-name="T23">FILTER </text:span><text:span text:style-name="T24">[OUT]</text:span><text:span text:style-name="T23"> &lt;pattern1&gt; </text:span><text:span text:style-name="T24">[AND] </text:span><text:span text:style-name="T23">&lt;pattern2&gt; </text:span><text:span text:style-name="T24">[AND] </text:span><text:span text:style-name="T23">… </text:span><text:span text:style-name="T24">[AND] </text:span><text:span text:style-name="T23">&lt;patternN&gt;</text:span></text:p>
      <text:p text:style-name="P82">-- <text:span text:style-name="T12">schema (columns)</text:span></text:p>
      <text:p text:style-name="P179">... <text:span text:style-name="T12">ADD</text:span> [COLUMN] &lt;name&gt; &lt;<text:span text:style-name="T12">column-definition&gt; </text:span><text:span text:style-name="T197">[BEFORE | AFTER &lt;name&gt; | &lt;position&gt;]</text:span>;<text:line-break/>... <text:span text:style-name="T12">DROP</text:span> [COLUMN] &lt;name&gt; <text:span text:style-name="T198">| &lt;position&gt;</text:span>;<text:line-break/><text:span text:style-name="T13">... ALTER [COLUMN] &lt;name&gt; &lt;column-definition&gt; </text:span><text:span text:style-name="T38">[USING &lt;expression&gt;]</text:span><text:span text:style-name="T13">;</text:span></text:p>
      <text:p text:style-name="P68"/>
      <text:p text:style-name="P69">where <text:span text:style-name="T80">&lt;column-definition&gt;</text:span> is <text:span text:style-name="T15">the same as the </text:span><text:span text:style-name="T92">&lt;column-definition&gt;</text:span><text:span text:style-name="T15"> in the </text:span><text:span text:style-name="T92">CREATE TABLE</text:span><text:span text:style-name="T15"> instruction.</text:span></text:p>
      <text:p text:style-name="P69"><text:span text:style-name="T38">The </text:span><text:span text:style-name="T91">USING &lt;expression&gt;</text:span><text:span text:style-name="T27"> </text:span><text:span text:style-name="T38">is here</text:span><text:span text:style-name="T40"> to convert </text:span><text:span text:style-name="T48">the column data from the</text:span><text:span text:style-name="T39"> </text:span><text:span text:style-name="T48">old</text:span><text:span text:style-name="T40"> version to this </text:span><text:span text:style-name="T39">new </text:span><text:span text:style-name="T40">version.</text:span></text:p>
      <text:p text:style-name="P146"><text:span text:style-name="T1">IMPORTANT NOTE:</text:span> The <text:span text:style-name="T80">ALTER</text:span> transaction is only an artifact of the CLI. It has zero effect on the <text:span text:style-name="T246">context</text:span> itself. The CLI gathers all the commands and transforms the <text:span text:style-name="T182">schema</text:span> <text:span text:style-name="T182">data</text:span> accordingly. On a <text:span text:style-name="T80">ROLLBACK</text:span>, it ignores the <text:span text:style-name="T182">changes</text:span>. On a <text:span text:style-name="T80">COMMIT</text:span> it sends <text:span text:style-name="T182">the new schema</text:span> to the <text:span text:style-name="T246">daemon</text:span> which <text:span text:style-name="T182">makes </text:span>updates accordingly. In C++, you do the same: get the <text:span text:style-name="T182">current</text:span> <text:span text:style-name="T246">context</text:span> schema<text:span text:style-name="T246">ta</text:span>; update t<text:span text:style-name="T246">he table you want to update</text:span> in memory locally; send <text:span text:style-name="T36">all </text:span>the changes at once <text:span text:style-name="T182">to the server</text:span>.</text:p>
      <text:h text:style-name="Heading_20_2" text:outline-level="2"><text:bookmark-start text:name="__RefHeading___Toc1857_3689837530"/>ALTER TYPE<text:bookmark-end text:name="__RefHeading___Toc1857_3689837530"/></text:h>
      <text:p text:style-name="P141">The <text:span text:style-name="T80">ALTER TYPE</text:span> is used to update a user defined type. It would be complicated to support a <text:span text:style-name="T80">DROP + CREATE</text:span> when other parts of the system still make use of a type (i.e. <text:span text:style-name="T243">a</text:span> <text:span text:style-name="T80">DROP</text:span> fail<text:span text:style-name="T243">s</text:span> if any <text:span text:style-name="T80">TABLE</text:span> or <text:span text:style-name="T80">TYPE</text:span> still uses the <text:span text:style-name="T80">TYPE</text:span> being dropped).</text:p>
      <text:p text:style-name="P142">This instruction must be used inside a <text:span text:style-name="T80">BEGIN</text:span> and <text:span text:style-name="T80">COMMIT</text:span> or <text:span text:style-name="T80">ROLLBACK</text:span> block.</text:p>
      <text:p text:style-name="P109">SYNOPSIS</text:p>
      <text:p text:style-name="P180"><text:span text:style-name="T7">ALTER </text:span><text:span text:style-name="T69">TYPE</text:span><text:span text:style-name="T7"> </text:span><text:span text:style-name="T12">[IF EXISTS] </text:span><text:span text:style-name="T7">&lt;t</text:span><text:span text:style-name="T76">yp</text:span><text:span text:style-name="T7">e-name&gt; &lt;</text:span><text:span text:style-name="T13">action&gt;;</text:span></text:p>
      <text:p text:style-name="P123">where <text:span text:style-name="T80">&lt;action&gt;</text:span> is one of:</text:p>
      <text:p text:style-name="P115">-- type</text:p>
      <text:p text:style-name="P191">... RENAME [TO | AS] &lt;new-type-name&gt;;</text:p>
      <text:p text:style-name="P83">-- <text:span text:style-name="T69">type</text:span><text:span text:style-name="T12"> features</text:span></text:p>
      <text:p text:style-name="P188">... SET <text:span text:style-name="T12">COMMENT</text:span> <text:span text:style-name="T8">[=] </text:span>&lt;<text:span text:style-name="T12">description</text:span>&gt;;</text:p>
      <text:p text:style-name="P83">-- <text:span text:style-name="T69">type</text:span><text:span text:style-name="T12"> (columns)</text:span></text:p>
      <text:p text:style-name="P181"><text:soft-page-break/>... <text:span text:style-name="T12">ADD</text:span> [COLUMN] &lt;name&gt; &lt;<text:span text:style-name="T12">column-definition&gt;</text:span>;<text:line-break/>... <text:span text:style-name="T12">DROP</text:span> [COLUMN] &lt;name&gt;;<text:line-break/><text:span text:style-name="T13">... ALTER [COLUMN] &lt;name&gt; &lt;column-definition&gt; </text:span><text:span text:style-name="T38">[USING &lt;expression&gt;]</text:span><text:span text:style-name="T13">;</text:span></text:p>
      <text:p text:style-name="P72"/>
      <text:p text:style-name="P72">where <text:span text:style-name="T80">&lt;column-definition&gt;</text:span> is <text:span text:style-name="T15">the same as the </text:span><text:span text:style-name="T92">&lt;column-definition&gt;</text:span><text:span text:style-name="T15"> in the </text:span><text:span text:style-name="T92">CREATE TABLE</text:span><text:span text:style-name="T15"> instruction.</text:span></text:p>
      <text:p text:style-name="P72"><text:span text:style-name="T38">The </text:span><text:span text:style-name="T91">USING &lt;expression&gt;</text:span><text:span text:style-name="T27"> </text:span><text:span text:style-name="T38">is here</text:span><text:span text:style-name="T40"> to convert </text:span><text:span text:style-name="T39">a </text:span><text:span text:style-name="T40">previous version to this </text:span><text:span text:style-name="T39">new </text:span><text:span text:style-name="T40">version.</text:span></text:p>
      <text:p text:style-name="P138"/>
      <text:h text:style-name="Heading_20_2" text:outline-level="2"><text:bookmark-start text:name="__RefHeading___Toc4138_2742366530"/>BEGIN<text:bookmark-end text:name="__RefHeading___Toc4138_2742366530"/></text:h>
      <text:p text:style-name="P132">The BEGIN command is used to start a transaction.</text:p>
      <text:p text:style-name="P132">Some commands are only available within a transaction. <text:span text:style-name="T182">In particular, all the commands that update the schema</text:span> <text:span text:style-name="T182">and the</text:span> LOCK <text:span text:style-name="T182">instruction</text:span>.</text:p>
      <text:p text:style-name="P108">SYNOPSIS</text:p>
      <text:p text:style-name="P194"><text:span text:style-name="T63">BEGIN</text:span><text:span text:style-name="T55"> [</text:span><text:span text:style-name="T181">{</text:span><text:span text:style-name="T63">WORK | TRANSACTION</text:span><text:span text:style-name="T181">} [[ON] {SCHEMA | DATA}]</text:span><text:span text:style-name="T55">];</text:span></text:p>
      <text:p text:style-name="P73"/>
      <text:p text:style-name="P251">The <text:span text:style-name="T80">SCHEMA</text:span> <text:span text:style-name="T247">and</text:span> <text:span text:style-name="T80">DATA</text:span> define the type of transaction. Only one type of instruction<text:span text:style-name="T210">s</text:span> can be used within one transaction. If not specified, it is automatically determined using the first instruction after the <text:span text:style-name="T80">BEGIN</text:span>. Trying to mix different types results in an error and the equivalent of a <text:span text:style-name="T80">ROLLBACK</text:span>.</text:p>
      <text:p text:style-name="P133">With PBQL, this means collecting all the commands and then send one packet to the server with all the commands transformed as required. This is why there are currently quite a few limits.</text:p>
      <text:p text:style-name="P133"><text:span text:style-name="T206">The </text:span><text:span text:style-name="T148">SCHEMA</text:span> set of transactions are commands related to the schema:</text:p>
      <text:list text:style-name="L2">
        <text:list-item>
          <text:p text:style-name="P247">ALTER CONTEXT<text:span text:style-name="T265"> (optional)</text:span></text:p>
        </text:list-item>
        <text:list-item>
          <text:p text:style-name="P243">ALTER INDEX</text:p>
        </text:list-item>
        <text:list-item>
          <text:p text:style-name="P243">ALTER TABLE</text:p>
        </text:list-item>
        <text:list-item>
          <text:p text:style-name="P245">ALTER TYPE</text:p>
        </text:list-item>
        <text:list-item>
          <text:p text:style-name="P248"><text:span text:style-name="T80">CREATE CONTEXT</text:span> (optional)</text:p>
        </text:list-item>
        <text:list-item>
          <text:p text:style-name="P243">CREATE INDEX</text:p>
        </text:list-item>
        <text:list-item>
          <text:p text:style-name="P243">CREATE TABLE</text:p>
        </text:list-item>
        <text:list-item>
          <text:p text:style-name="P243">CREATE TYPE</text:p>
        </text:list-item>
        <text:list-item>
          <text:p text:style-name="P248"><text:soft-page-break/><text:span text:style-name="T80">DROP CONTEXT</text:span> (optional)</text:p>
        </text:list-item>
        <text:list-item>
          <text:p text:style-name="P243">DROP INDEX</text:p>
        </text:list-item>
        <text:list-item>
          <text:p text:style-name="P243">DROP TABLE</text:p>
        </text:list-item>
        <text:list-item>
          <text:p text:style-name="P243">DROP TYPE</text:p>
        </text:list-item>
      </text:list>
      <text:p text:style-name="P162">The context related commands are not required <text:span text:style-name="T264">to appear i</text:span>n a <text:span text:style-name="T211">transaction, contrary to the other commands. </text:span><text:span text:style-name="T299">Note that the </text:span><text:span text:style-name="T285">ALTER</text:span><text:span text:style-name="T299"> commands modifying the tables, indexes, and types on the client’s side and send the result to the server. The server makes use of the newest version it receives. In other words, the “transaction” mode is not really transactional, it’s there to make sure all the commands are grouped together and allow for a single update of the schema.</text:span></text:p>
      <text:p text:style-name="P133"><text:span text:style-name="T206">The </text:span><text:span text:style-name="T148">DATA</text:span><text:span text:style-name="T206"> </text:span>set of transactions are commands related to managing data <text:span text:style-name="T206">within tables</text:span>:</text:p>
      <text:list text:style-name="L3">
        <text:list-item>
          <text:p text:style-name="P244">DELETE</text:p>
        </text:list-item>
        <text:list-item>
          <text:p text:style-name="P244">INSERT</text:p>
        </text:list-item>
        <text:list-item>
          <text:p text:style-name="P246">LOCK<text:span text:style-name="T265"> </text:span><text:span text:style-name="T266">(required)</text:span></text:p>
        </text:list-item>
        <text:list-item>
          <text:p text:style-name="P244">SELECT</text:p>
        </text:list-item>
        <text:list-item>
          <text:p text:style-name="P244">SET</text:p>
        </text:list-item>
        <text:list-item>
          <text:p text:style-name="P244">UPDATE</text:p>
        </text:list-item>
      </text:list>
      <text:p text:style-name="P250">Contrary to the <text:span text:style-name="T148">SCHEMA</text:span> commands, <text:span text:style-name="T276">most of </text:span>the <text:span text:style-name="T148">DATA</text:span> commands need to be used in a transaction. <text:span text:style-name="T276">At the moment, the exception is the </text:span><text:span text:style-name="T162">LOCK</text:span><text:span text:style-name="T276">.</text:span></text:p>
      <text:h text:style-name="Heading_20_2" text:outline-level="2"><text:bookmark-start text:name="__RefHeading___Toc4140_2742366530"/>COMMIT<text:bookmark-end text:name="__RefHeading___Toc4140_2742366530"/></text:h>
      <text:p text:style-name="P131">Commit a transaction.</text:p>
      <text:p text:style-name="P108">SYNOPSIS</text:p>
      <text:p text:style-name="P194"><text:span text:style-name="T63">COMMIT</text:span><text:span text:style-name="T55"> [</text:span><text:span text:style-name="T181">{</text:span><text:span text:style-name="T63">WORK | TRANSACTION</text:span><text:span text:style-name="T181">}</text:span><text:span text:style-name="T235">]</text:span><text:span text:style-name="T181"> [[ON] {SCHEMA | DATA}]</text:span><text:span text:style-name="T55"><text:line-break/> <text:s/></text:span><text:span text:style-name="T70">[IF &lt;expression&gt; [OTHERWISE ROLLBACK]]</text:span><text:span text:style-name="T55">;</text:span></text:p>
      <text:p text:style-name="P71"/>
      <text:p text:style-name="P134">Where the <text:span text:style-name="T80">&lt;expression&gt;</text:span> is similar to the <text:span text:style-name="T80">&lt;expression&gt;</text:span> of a <text:span text:style-name="T80">WHERE</text:span> clause in a <text:span text:style-name="T80">SELECT</text:span> command.</text:p>
      <text:p text:style-name="P131">When <text:span text:style-name="T64">a transaction is considered successful, use the </text:span><text:span text:style-name="T155">COMMIT</text:span><text:span text:style-name="T64"> command to process it. </text:span><text:span text:style-name="T69">It will be processed in an atomic way (only one </text:span><text:span text:style-name="T183">transaction is</text:span><text:span text:style-name="T69"> executed </text:span><text:span text:style-name="T183">at a time</text:span><text:span text:style-name="T69">).</text:span></text:p>
      <text:p text:style-name="P135">To make sure that you do not overwrite data, you can use the <text:span text:style-name="T80">IF</text:span> extension. That will be checked just before processing all the commands within the <text:span text:style-name="T80">BEGIN</text:span> / <text:span text:style-name="T80">COMMIT</text:span> block. Note that in most cases this is not useful because we use a date to <text:span text:style-name="T80">INSERT</text:span>, <text:span text:style-name="T80">SET</text:span>, and <text:span text:style-name="T80">UPDATE</text:span> data <text:soft-page-break/>and that way you can always find the latest value. When <text:span text:style-name="T80">&lt;expression&gt;</text:span> is false, the <text:span text:style-name="T80">COMMIT</text:span> is transformed in a <text:span text:style-name="T80">ROLLBACK</text:span>.</text:p>
      <text:h text:style-name="Heading_20_2" text:outline-level="2"><text:bookmark-start text:name="__RefHeading___Toc4142_2742366530"/>CONFIG<text:bookmark-end text:name="__RefHeading___Toc4142_2742366530"/></text:h>
      <text:p text:style-name="P107">SYNOPSIS</text:p>
      <text:p text:style-name="P70"><text:span text:style-name="T55">CONFIG [&lt;name</text:span>&gt;<text:span text:style-name="T55">];</text:span></text:p>
      <text:p text:style-name="P128">The CONFIG command displays the configuration information of that instance.</text:p>
      <text:p text:style-name="P128">You cannot currently change the base configuration from the CLI, although we may add the necessary later to tweak values in the fluid-settings.</text:p>
      <text:p text:style-name="P157"><text:span text:style-name="T1">Note:</text:span> to change the configuration of a <text:span text:style-name="T202">type,</text:span> table or an index, use the <text:span text:style-name="T96">ALTER TYPE</text:span><text:span text:style-name="T202">,</text:span> <text:span text:style-name="T80">ALTER TABLE</text:span> or <text:span text:style-name="T80">ALTER INDEX</text:span> commands. These are not considered part of the system <text:span text:style-name="T80">CONFIG</text:span>.</text:p>
      <text:h text:style-name="Heading_20_2" text:outline-level="2"><text:bookmark-start text:name="__RefHeading___Toc2251_2654912468"/>CONNECT<text:bookmark-end text:name="__RefHeading___Toc2251_2654912468"/></text:h>
      <text:p text:style-name="P158">Connect <text:span text:style-name="T236">to</text:span> a specific context.</text:p>
      <text:p text:style-name="P111">SYNOPSIS</text:p>
      <text:p text:style-name="P79"><text:span text:style-name="T202">CONNECT</text:span> <text:span text:style-name="T202">TO</text:span> &lt;<text:span text:style-name="T187">cont</text:span><text:span text:style-name="T28">ex</text:span><text:span text:style-name="T188">t</text:span><text:span text:style-name="T28">-</text:span>name&gt;<text:line-break/> <text:s text:c="3"/><text:span text:style-name="T202">[AS &lt;connection-name&gt;]<text:line-break/> <text:s text:c="3"/>[USER &lt;username&gt;];</text:span></text:p>
      <text:p text:style-name="P158">We do not support a default at the moment<text:note text:id="ftn2" text:note-class="footnote"><text:note-citation>2</text:note-citation><text:note-body><text:p text:style-name="P200">For example, Postgres uses your <text:span text:style-name="T80">$USER</text:span> name as a default <text:span text:style-name="T240">context name</text:span>.</text:p></text:note-body></text:note>.</text:p>
      <text:p text:style-name="P158">The <text:span text:style-name="T80">&lt;connection-name&gt;</text:span> is a<text:span text:style-name="T241">n alias</text:span> that can be used to access the context in <text:span text:style-name="T241">the </text:span>following statements. If not specified, the <text:span text:style-name="T80">&lt;context-name&gt;</text:span> is used. <text:span text:style-name="T80">&lt;context-name&gt;</text:span> is not available when a <text:span text:style-name="T80">&lt;connection-name&gt;</text:span> was specified.</text:p>
      <text:p text:style-name="P158">The <text:span text:style-name="T80">&lt;username&gt;</text:span> is not implemented at the moment. The idea is to have support for users and passwords so only user<text:span text:style-name="T236">s</text:span> who know <text:span text:style-name="T236">their</text:span> password can connect to the server.</text:p>
      <text:p text:style-name="P159"><text:span text:style-name="T1">Note:</text:span> Connecting to a new context does not disconnect existing connections. See <text:span text:style-name="T80">DISCONNECT</text:span> for that purpose. The last <text:span text:style-name="T80">CONNECT</text:span> also makes that context the current context (assuming the connection happens without errors).</text:p>
      <text:h text:style-name="Heading_20_2" text:outline-level="2"><text:bookmark-start text:name="__RefHeading___Toc1859_3689837530"/>CREATE CONTEXT<text:bookmark-end text:name="__RefHeading___Toc1859_3689837530"/></text:h>
      <text:p text:style-name="P147">Create a new context with its own set of tables.</text:p>
      <text:p text:style-name="P110">SYNOPSIS</text:p>
      <text:p text:style-name="P195">CREATE <text:span text:style-name="T187">CONTEXT</text:span> <text:span text:style-name="T10">[IF NOT EXIST</text:span><text:span text:style-name="T16">S</text:span><text:span text:style-name="T10">]</text:span> &lt;<text:span text:style-name="T187">cont</text:span><text:span text:style-name="T28">ex</text:span><text:span text:style-name="T188">t</text:span><text:span text:style-name="T28">-</text:span>name&gt;<text:line-break/> <text:s text:c="3"/><text:span text:style-name="T37">[</text:span><text:span text:style-name="T32">USING &lt;</text:span><text:span text:style-name="T187">cont</text:span><text:span text:style-name="T32">ex</text:span><text:span text:style-name="T188">t</text:span><text:span text:style-name="T32">-</text:span><text:span text:style-name="T187">pa</text:span><text:span text:style-name="T32">t</text:span><text:span text:style-name="T187">h</text:span><text:span text:style-name="T32">&gt;</text:span><text:span text:style-name="T37">]</text:span><text:line-break/><text:soft-page-break/><text:span text:style-name="T28"> <text:s text:c="3"/></text:span><text:span text:style-name="T29">[WITH </text:span><text:span text:style-name="T31">( </text:span><text:span text:style-name="T29">&lt;</text:span><text:span text:style-name="T187">cont</text:span><text:span text:style-name="T32">ex</text:span><text:span text:style-name="T188">t</text:span><text:span text:style-name="T29">-feature</text:span><text:span text:style-name="T31">1</text:span><text:span text:style-name="T29">&gt;, &lt;</text:span><text:span text:style-name="T187">cont</text:span><text:span text:style-name="T32">ex</text:span><text:span text:style-name="T188">t</text:span><text:span text:style-name="T31">-feature2&gt;, ..., &lt;</text:span><text:span text:style-name="T187">cont</text:span><text:span text:style-name="T32">ex</text:span><text:span text:style-name="T188">t</text:span><text:span text:style-name="T31">-featureN&gt;</text:span><text:span text:style-name="T29"> </text:span><text:span text:style-name="T31">)</text:span><text:span text:style-name="T29">]</text:span><text:span text:style-name="T28">;</text:span></text:p>
      <text:p text:style-name="P120">where the <text:span text:style-name="T80">&lt;</text:span><text:span text:style-name="T149">cont</text:span><text:span text:style-name="T150">ex</text:span><text:span text:style-name="T151">t</text:span><text:span text:style-name="T80">-features&gt;</text:span> is one or more items separated by commas:<text:span text:style-name="T80"><text:line-break/> <text:s text:c="3"/>COMMENT </text:span><text:span text:style-name="T111">[=] </text:span><text:span text:style-name="T80">&lt;description&gt;</text:span></text:p>
      <text:p text:style-name="P160">The <text:span text:style-name="T80">USING &lt;context-path&gt;</text:span> accepts a string with a path like name. By default, <text:span text:style-name="T263">just</text:span> <text:span text:style-name="T80">&lt;context-name&gt;</text:span> is used. Each segment defined in <text:span text:style-name="T80">&lt;context-path&gt;</text:span> must be a valid name (<text:span text:style-name="T80">[A-Za-z_][A-Za-z_0-9]*</text:span>). One name is limited to 100 characters and up to 3 names are allowed (<text:span text:style-name="T80">“app_name/group</text:span><text:span text:style-name="T161">_name</text:span><text:span text:style-name="T80">/</text:span><text:span text:style-name="T161">section</text:span><text:span text:style-name="T80">_</text:span><text:span text:style-name="T161">name</text:span><text:span text:style-name="T80">”</text:span>). This path is actually used to save the context data on disk.</text:p>
      <text:p text:style-name="P161"><text:span text:style-name="T1">Note:</text:span><text:tab/><text:span text:style-name="T208">Setting the path (</text:span><text:span text:style-name="T97">USING &lt;context-path&gt;</text:span><text:span text:style-name="T208">)</text:span> is generally not viewed as being useful. <text:span text:style-name="T208">H</text:span>owever, if you are working with several application<text:span text:style-name="T208">s</text:span>, having <text:span text:style-name="T208">an extra sub-directory in the </text:span>context <text:span text:style-name="T208">path </text:span>can be use<text:span text:style-name="T262">d</text:span> <text:span text:style-name="T208">to clearly group multiple contexts on a per application basis</text:span>. <text:span text:style-name="T209">That way, you easily avoid context name clashes between applications (i.e. </text:span><text:span text:style-name="T98">“app1/users”</text:span><text:span text:style-name="T209"> and </text:span><text:span text:style-name="T98">“app2/users”</text:span><text:span text:style-name="T209">).</text:span></text:p>
      <text:h text:style-name="Heading_20_2" text:outline-level="2"><text:bookmark-start text:name="__RefHeading___Toc4041_2742366530"/>CREATE INDEX<text:bookmark-end text:name="__RefHeading___Toc4041_2742366530"/></text:h>
      <text:p text:style-name="P105">SYNOPSIS</text:p>
      <text:p text:style-name="P192">CREATE <text:span text:style-name="T166">[DISTRIBUTED] </text:span><text:span text:style-name="T28">[UNIQUE]</text:span><text:span text:style-name="T33"> </text:span><text:span text:style-name="T28">INDEX</text:span> <text:span text:style-name="T10">[IF NOT EXIST</text:span><text:span text:style-name="T16">S</text:span><text:span text:style-name="T10">]</text:span> &lt;<text:span text:style-name="T28">index-</text:span>name&gt;<text:line-break/> <text:s text:c="3"/><text:span text:style-name="T207">ON </text:span><text:span text:style-name="T241">[&lt;context-name&gt;.]</text:span><text:span text:style-name="T207">&lt;table-name&gt;</text:span><text:line-break/> <text:s text:c="3"/><text:span text:style-name="T37">[</text:span><text:span text:style-name="T32">USING &lt;index-type&gt;</text:span><text:span text:style-name="T37">]</text:span><text:line-break/> <text:s text:c="3"/><text:span text:style-name="T29">( { </text:span><text:span text:style-name="T301">[&lt;table-name&gt;.]</text:span>&lt;column name&gt; <text:span text:style-name="T190">[( &lt;length&gt; )]</text:span>, ...<text:line-break/> <text:s text:c="5"/><text:span text:style-name="T29">| ( &lt;expression&gt; ) } </text:span><text:span text:style-name="T79">[ASC | DESC]<text:line-break/> <text:s text:c="5"/></text:span><text:span text:style-name="T29">[NULLS { FIRST | LAST }</text:span><text:span text:style-name="T30"> </text:span><text:span text:style-name="T34">| </text:span><text:span text:style-name="T33">WITHOUT NULLS</text:span><text:span text:style-name="T29">] )<text:line-break/> <text:s text:c="3"/></text:span><text:span text:style-name="T30">[NULLS [NOT] DISTINCT</text:span><text:span text:style-name="T33">]</text:span><text:span text:style-name="T30"><text:line-break/></text:span> <text:s text:c="3"/><text:span text:style-name="T29">[</text:span><text:span text:style-name="T28">WHERE &lt;expression&gt;</text:span><text:span text:style-name="T29">]</text:span><text:span text:style-name="T28"><text:line-break/> <text:s text:c="3"/></text:span><text:span text:style-name="T29">[WITH </text:span><text:span text:style-name="T31">( </text:span><text:span text:style-name="T29">&lt;index-feature</text:span><text:span text:style-name="T31">1</text:span><text:span text:style-name="T29">&gt;, &lt;</text:span><text:span text:style-name="T31">index-feature2&gt;, ...,<text:line-break/> <text:s text:c="11"/>&lt;index-featureN&gt;</text:span><text:span text:style-name="T29"> </text:span><text:span text:style-name="T31">)</text:span><text:span text:style-name="T29">]</text:span><text:span text:style-name="T28">;</text:span></text:p>
      <text:p text:style-name="P119">where the <text:span text:style-name="T80">&lt;index-features&gt;</text:span> is one or more items separated by commas:<text:line-break/> <text:s text:c="3"/><text:span text:style-name="T80">COMMENT </text:span><text:span text:style-name="T111">[=] </text:span><text:span text:style-name="T80">&lt;description&gt;</text:span></text:p>
      <text:p text:style-name="P155"><text:span text:style-name="T2">Note:</text:span><text:span text:style-name="T194"> </text:span>This command currently requires you to enter an index name. A future version may make that parameter optional. We find having an explicit name safer, hence the grammar.</text:p>
      <text:p text:style-name="P148">At the moment, the only <text:span text:style-name="T80">&lt;index-type&gt;</text:span> is “B-tree”. We may offer other types later (i.e. sequential index where the OID represents the location of the data in the file).</text:p>
      <text:p text:style-name="P149">A <text:span text:style-name="T80">&lt;column name&gt;</text:span> can be followed by a <text:span text:style-name="T80">&lt;length&gt;</text:span> in which case only that many bytes (buffer) or characters (strings) are used by the index.</text:p>
      <text:p text:style-name="P252">The <text:span text:style-name="T80">WITHOUT NULLS</text:span> is an optimization of <text:span text:style-name="T80">WHERE &lt;column name&gt; IS NOT NULL</text:span> <text:span text:style-name="T302">for all the columns included in the index.</text:span></text:p>
      <text:p text:style-name="P253"><text:soft-page-break/>This command creates what is called a secondary index. The index may reference any number of tables (generating a relational database capability). <text:span text:style-name="T305">A s</text:span>econdary index <text:span text:style-name="T305">is</text:span> managed from <text:span text:style-name="T305">within the </text:span>table <text:span text:style-name="T305">it applies to (the </text:span><text:span text:style-name="T292">ON [&lt;context-name&gt;.]&lt;table&gt;</text:span><text:span text:style-name="T305">)</text:span>.</text:p>
      <text:p text:style-name="P257">On the other hand, the primary index is created by specifying a set of columns define in the table. It cannot reference multiple tables and makes all the columns mandatory when inserting or updating data in that table (i.e. implicit <text:span text:style-name="T80">NOT NULL</text:span>).</text:p>
      <text:p text:style-name="P254">The<text:span text:style-name="T305">re is also a</text:span> <text:span text:style-name="T305">system </text:span>index <text:span text:style-name="T305">also called the </text:span>OID index. <text:span text:style-name="T305">I</text:span>t is part of the data managed with a table. It gives prinbee the ability to access all the rows in a table using their OIDs. The <text:span text:style-name="T305">primary and </text:span>secondary indexes <text:span text:style-name="T305">all </text:span>use that OID to point to a row, not the exact offset where the data is in the table. This means the row can move and all the <text:span text:style-name="T305">other</text:span> indexes <text:span text:style-name="T305">continue to</text:span> work as expected.</text:p>
      <text:p text:style-name="P254"><text:span text:style-name="T303">None of</text:span> the index instructions <text:span text:style-name="T305">(</text:span><text:span text:style-name="T292">CREATE INDEX</text:span><text:span text:style-name="T305">, </text:span><text:span text:style-name="T292">ALTER INDEX</text:span><text:span text:style-name="T305">, </text:span><text:span text:style-name="T292">DROP INDEX</text:span><text:span text:style-name="T305">) </text:span>give you control over the <text:span text:style-name="T305">system or </text:span>primary index<text:span text:style-name="T305">es</text:span>.</text:p>
      <text:p text:style-name="P154"><text:span text:style-name="T193">WARNING:</text:span><text:tab/><text:span text:style-name="T21">If the index already exists and </text:span><text:span text:style-name="T81">IF NOT EXISTS</text:span><text:span text:style-name="T21"> is used, nothing happens. Specifically, if the </text:span><text:span text:style-name="T81">CREATE INDEX</text:span><text:span text:style-name="T21"> has parameters that are different from the existing index, it is not altered. You need to specifically use </text:span><text:span text:style-name="T81">ALTER INDEX</text:span><text:span text:style-name="T21"> for that purpose.</text:span></text:p>
      <text:h text:style-name="P205" text:outline-level="2"><text:bookmark-start text:name="__RefHeading___Toc4188_3841664055"/>CREATE TABLE<text:bookmark-end text:name="__RefHeading___Toc4188_3841664055"/></text:h>
      <text:p text:style-name="P106">SYNOPSIS</text:p>
      <text:p text:style-name="P193">CREATE <text:span text:style-name="T7">[SECURE]</text:span> <text:span text:style-name="T7">[TEMPORARY </text:span><text:span text:style-name="T11">| TEMP</text:span><text:span text:style-name="T7">] </text:span><text:span text:style-name="T19">[LOGGED | UNLOGGED]</text:span><text:span text:style-name="T171"> </text:span>TABLE <text:span text:style-name="T10">[IF NOT EXIST</text:span><text:span text:style-name="T16">S</text:span><text:span text:style-name="T10">]</text:span> <text:span text:style-name="T241">[&lt;context-name&gt;.]</text:span>&lt;table-name&gt;<text:span text:style-name="T7"> </text:span>(<text:line-break/> <text:s text:c="3"/>&lt;column name&gt; &lt;<text:span text:style-name="T77">type&gt; </text:span><text:span text:style-name="T78">[</text:span>&lt;column-definition&gt;<text:span text:style-name="T78">]</text:span>,<text:line-break/> <text:s text:c="3"/>...,<text:line-break/> <text:s text:c="3"/><text:span text:style-name="T37">[</text:span><text:span text:style-name="T25">PRIMARY KEY ( &lt;column1&gt;, &lt;column2&gt;, ..., &lt;columnN&gt; )</text:span><text:span text:style-name="T37">]</text:span><text:line-break/>) <text:span text:style-name="T31">[</text:span>WITH <text:span text:style-name="T31">( </text:span>&lt;table-feature<text:span text:style-name="T31">1</text:span>&gt;, &lt;<text:span text:style-name="T31">table-feature2&gt;, ...</text:span>, &lt;<text:span text:style-name="T31">table-featureN&gt; )]</text:span>;</text:p>
      <text:p text:style-name="P77">where <text:span text:style-name="T80">&lt;column-definition&gt;</text:span> is <text:span text:style-name="T7">one or more of space separated </text:span><text:span text:style-name="T15">items</text:span>:<text:line-break/><text:span text:style-name="T80"> <text:s text:c="3"/>DEFAULT &lt;expression&gt;<text:line-break/> <text:s text:c="3"/></text:span><text:span text:style-name="T112">[</text:span><text:span text:style-name="T80">NOT</text:span><text:span text:style-name="T113">]</text:span><text:span text:style-name="T80"> NULL<text:line-break/> <text:s text:c="3"/></text:span><text:span text:style-name="T114">VISIBLE | HIDDEN<text:line-break/> <text:s text:c="3"/></text:span><text:span text:style-name="T115">ENCRYPTED</text:span><text:span text:style-name="T114"><text:line-break/> <text:s text:c="3"/></text:span><text:span text:style-name="T116">LIMITED<text:line-break/> <text:s text:c="3"/></text:span><text:span text:style-name="T117">[NOT] BLOB</text:span><text:span text:style-name="T114"><text:line-break/> <text:s text:c="3"/>OVERWRITTEN | VERSIONED </text:span><text:span text:style-name="T118">[</text:span><text:span text:style-name="T119">AND TRANSLATABLE</text:span><text:span text:style-name="T118">] </text:span><text:span text:style-name="T119">| TRANSLATABLE</text:span><text:span text:style-name="T114"><text:line-break/> <text:s text:c="3"/></text:span><text:span text:style-name="T120">CHECK (&lt;expression&gt;)<text:line-break/> <text:s text:c="3"/></text:span><text:span text:style-name="T121">CHECK MINIMUM VALUE &lt;value&gt;<text:line-break/></text:span><text:span text:style-name="T120"> <text:s text:c="3"/></text:span><text:span text:style-name="T121">CHECK MAXIMUM VALUE &lt;value&gt;</text:span><text:span text:style-name="T120"><text:line-break/> <text:s text:c="3"/></text:span><text:span text:style-name="T122">CHECK MINIMUM SIZE &lt;integer&gt;</text:span><text:span text:style-name="T120"><text:line-break/></text:span><text:soft-page-break/><text:span text:style-name="T120"> <text:s text:c="3"/></text:span><text:span text:style-name="T112">CHECK MAXIMUM SIZE &lt;integer&gt;</text:span><text:span text:style-name="T114"><text:line-break/> <text:s text:c="3"/></text:span><text:span text:style-name="T123">PRIMARY KEY<text:line-break/> <text:s text:c="3"/></text:span><text:span text:style-name="T124">UNIQUE </text:span><text:span text:style-name="T111">[NULLS [NOT] DISTINCT </text:span><text:span text:style-name="T124">| </text:span><text:span text:style-name="T125">WITHOUT NULLS</text:span><text:span text:style-name="T111">]</text:span><text:span text:style-name="T123"><text:line-break/> <text:s text:c="3"/></text:span><text:span text:style-name="T112">COMMENT &lt;description&gt;</text:span></text:p>
      <text:p text:style-name="P163">where <text:span text:style-name="T80">&lt;type&gt;</text:span> is one of:<text:line-break/><text:span text:style-name="T80"> <text:s text:c="3"/>BOOLEAN </text:span><text:span text:style-name="T81">(bool—this one can at times be compressed to 1 bit)</text:span><text:span text:style-name="T80"><text:line-break/> <text:s text:c="3"/>INT1 </text:span><text:span text:style-name="T81">(int8_t)</text:span><text:span text:style-name="T80"><text:line-break/> <text:s text:c="3"/>SMALLINT | INT2 </text:span><text:span text:style-name="T81">(int16_t)</text:span><text:span text:style-name="T80"><text:line-break/> <text:s text:c="3"/>INTEGER | INT | INT4 </text:span><text:span text:style-name="T81">(int32_t)</text:span><text:span text:style-name="T80"><text:line-break/> <text:s text:c="3"/>BIGINT | INT8 </text:span><text:span text:style-name="T81">(int64_t)</text:span><text:span text:style-name="T80"><text:line-break/> <text:s text:c="3"/>INT16 </text:span><text:span text:style-name="T81">(int128_t)</text:span><text:span text:style-name="T80"><text:line-break/> <text:s text:c="3"/></text:span><text:span text:style-name="T126">INT32 </text:span><text:span text:style-name="T82">(int256_t)</text:span><text:span text:style-name="T126"><text:line-break/> <text:s text:c="3"/>INT64 </text:span><text:span text:style-name="T82">(int512_t)</text:span><text:span text:style-name="T80"><text:line-break/> <text:s text:c="3"/>UNSIGNED INT1 </text:span><text:span text:style-name="T81">(uint8_t)</text:span><text:span text:style-name="T80"><text:line-break/> <text:s text:c="3"/>UNSIGNED INT2 </text:span><text:span text:style-name="T127">| UNSIGNED SMALLINT </text:span><text:span text:style-name="T81">(uint16_t)</text:span><text:span text:style-name="T80"><text:line-break/> <text:s text:c="3"/>UNSIGNED INTEGER </text:span><text:span text:style-name="T120">| UNSIGNED INT </text:span><text:span text:style-name="T80">| UNSIGNED INT4 </text:span><text:span text:style-name="T81">(uint32_t)</text:span><text:span text:style-name="T80"><text:line-break/> <text:s text:c="3"/>UNSIGNED BIGINT | UNSIGNED INT8 </text:span><text:span text:style-name="T81">(uint1</text:span><text:span text:style-name="T83">=</text:span><text:span text:style-name="T81">6</text:span><text:span text:style-name="T83">4</text:span><text:span text:style-name="T81">_t)</text:span><text:span text:style-name="T80"><text:line-break/> <text:s text:c="3"/>UNSIGNED INT16 </text:span><text:span text:style-name="T81">(</text:span><text:span text:style-name="T82">u</text:span><text:span text:style-name="T81">int128_t)</text:span><text:span text:style-name="T80"><text:line-break/> <text:s text:c="3"/>UNSIGNE</text:span><text:span text:style-name="T128">D </text:span><text:span text:style-name="T126">INT32 </text:span><text:span text:style-name="T82">(uint256_t)</text:span><text:span text:style-name="T126"><text:line-break/> <text:s text:c="3"/></text:span><text:span text:style-name="T80">UNSIGNED </text:span><text:span text:style-name="T126">INT64 </text:span><text:span text:style-name="T82">(uint512_t)</text:span><text:span text:style-name="T126"><text:line-break/> <text:s text:c="3"/></text:span><text:span text:style-name="T120">F</text:span><text:span text:style-name="T129">L</text:span><text:span text:style-name="T120">OAT</text:span><text:span text:style-name="T129">2 </text:span><text:span text:style-name="T84">(float16)</text:span><text:span text:style-name="T126"><text:line-break/> <text:s text:c="3"/></text:span><text:span text:style-name="T130">REAL </text:span><text:span text:style-name="T120">| FLOAT</text:span><text:span text:style-name="T130">4 </text:span><text:span text:style-name="T85">(float, </text:span><text:span text:style-name="T84">32 bits</text:span><text:span text:style-name="T85">)</text:span><text:span text:style-name="T80"><text:line-break/> <text:s text:c="3"/></text:span><text:span text:style-name="T120">DOUBLE PRECISION | FLOAT</text:span><text:span text:style-name="T129">8 </text:span><text:span text:style-name="T84">(double)</text:span><text:span text:style-name="T129"><text:line-break/> <text:s text:c="3"/></text:span><text:span text:style-name="T120">FLOAT</text:span><text:span text:style-name="T129">10 </text:span><text:span text:style-name="T84">(long double)</text:span><text:span text:style-name="T129"><text:line-break/> <text:s text:c="3"/>CHAR </text:span><text:span text:style-name="T84">(one UTF-8 character)</text:span><text:span text:style-name="T129"><text:line-break/> <text:s text:c="3"/>TEXT </text:span><text:span text:style-name="T84">(a UTF-8 string)</text:span><text:span text:style-name="T80"><text:line-break/> <text:s text:c="3"/></text:span><text:span text:style-name="T129">TIMESTAMP </text:span><text:span text:style-name="T84">(timespec)</text:span><text:span text:style-name="T129"><text:line-break/> <text:s text:c="3"/></text:span><text:span text:style-name="T131">TIMESTAMP WITH </text:span><text:span text:style-name="T132">TIMEZONE </text:span><text:span text:style-name="T86">(</text:span><text:span text:style-name="T87">timespec + </text:span><text:span text:style-name="T88">uint16_t representing timezone</text:span><text:span text:style-name="T86">)</text:span><text:span text:style-name="T132"><text:line-break/> <text:s text:c="3"/>UUID </text:span><text:span text:style-name="T86">(uint128_t)</text:span><text:span text:style-name="T132"><text:line-break/> <text:s text:c="3"/></text:span><text:span text:style-name="T133">BYTEA </text:span><text:span text:style-name="T89">(binary data managed by client)</text:span><text:span text:style-name="T133"><text:line-break/> <text:s text:c="3"/>EMAIL </text:span><text:span text:style-name="T89">(a UTF-8 string)</text:span><text:span text:style-name="T133"><text:line-break/> <text:s text:c="3"/>INET </text:span><text:span text:style-name="T89">(uint128_t with IPv4 or IPv6)</text:span><text:span text:style-name="T133"><text:line-break/> <text:s text:c="3"/>&lt;user-type&gt; </text:span><text:span text:style-name="T89">(name of a type defined by the user </text:span><text:span text:style-name="T90">using CREATE TYPE</text:span><text:span text:style-name="T89">)</text:span></text:p>
      <text:p text:style-name="P81">where <text:span text:style-name="T80">&lt;table-feature&gt;</text:span> is one or more of comma separated <text:span text:style-name="T15">items</text:span>:<text:line-break/><text:span text:style-name="T80"> <text:s text:c="3"/>REPLICATION </text:span><text:span text:style-name="T92">[=] </text:span><text:span text:style-name="T80">&lt;integer&gt;<text:line-break/> <text:s text:c="3"/>MODEL </text:span><text:span text:style-name="T92">[=] </text:span><text:span text:style-name="T80">&lt;model&gt;<text:line-break/></text:span><text:span text:style-name="T134"> <text:s text:c="3"/></text:span><text:span text:style-name="T80">COMMENT </text:span><text:span text:style-name="T92">[=] </text:span><text:span text:style-name="T80">&lt;description&gt;<text:line-break/> <text:s text:c="3"/></text:span><text:span text:style-name="T92">VERSION ROWS [=] &lt;integer&gt; . &lt;</text:span><text:span text:style-name="T135">integer&gt;<text:line-break/> <text:s text:c="3"/></text:span><text:span text:style-name="T136">TRANSLATABLE [=] {TRUE | FALSE}</text:span><text:span text:style-name="T135"><text:line-break/> <text:s text:c="3"/></text:span><text:span text:style-name="T137">BLOOMFILTER [=] &lt;TBD&gt;<text:line-break/></text:span><text:soft-page-break/><text:span text:style-name="T137"> <text:s text:c="3"/>BLOB </text:span><text:span text:style-name="T138">LIMIT [=] &lt;integer&gt;<text:line-break/> <text:s text:c="3"/>BLOB COMPRESSOR [=] &lt;</text:span><text:span text:style-name="T139">name</text:span><text:span text:style-name="T138">&gt;<text:line-break/> <text:s text:c="3"/>INLINE LIMIT [=] &lt;integer&gt;<text:line-break/> <text:s text:c="3"/>EXTERNAL FILE COMPRESSOR [=] &lt;</text:span><text:span text:style-name="T139">name</text:span><text:span text:style-name="T140">&gt;</text:span><text:span text:style-name="T112"><text:line-break/> <text:s text:c="3"/></text:span><text:span text:style-name="T141">ENCRYPTION KEY &lt;name&gt;</text:span></text:p>
      <text:p text:style-name="P255">The <text:span text:style-name="T80">CREATE TABLE</text:span> instruction is used to create a new table. <text:span text:style-name="T16">The </text:span><text:span text:style-name="T142">IF NOT EXISTS</text:span><text:span text:style-name="T16"> can be used to skip the creation if the table already exists. This is just a CLI feature making it easier to write scripts that skip this step if not necessary. </text:span><text:span text:style-name="T17">In C++, you can first check whether the table exists </text:span><text:span text:style-name="T20">and create it if not</text:span><text:span text:style-name="T20"><text:note text:id="ftn3" text:note-class="footnote"><text:note-citation>3</text:note-citation><text:note-body><text:p text:style-name="P137">The current version is not atomic.</text:p></text:note-body></text:note></text:span><text:span text:style-name="T17">.</text:span></text:p>
      <text:p text:style-name="P256">The <text:span text:style-name="T80">PRIMARY KEY</text:span> must be defined. There is no default and a key is mandatory to access the table with. This means you either need to use <text:span text:style-name="T80">PRIMARY KEY</text:span> within a column definition (<text:span text:style-name="T80">..., url TEXT PRIMARY KEY, ...</text:span>) or when multiple columns are used for the key, a separate <text:span text:style-name="T80">PRIMARY KEY (...)</text:span> definition.</text:p>
      <text:p text:style-name="P116">The <text:span text:style-name="T80">&lt;model&gt;</text:span> value is one of the following strings:</text:p>
      <text:list text:style-name="L4">
        <text:list-item>
          <text:p text:style-name="P249">‘content’</text:p>
        </text:list-item>
        <text:list-item>
          <text:p text:style-name="P249">‘data’</text:p>
        </text:list-item>
        <text:list-item>
          <text:p text:style-name="P249">‘log’</text:p>
        </text:list-item>
        <text:list-item>
          <text:p text:style-name="P249">‘queue’</text:p>
        </text:list-item>
        <text:list-item>
          <text:p text:style-name="P249">‘sequential’</text:p>
        </text:list-item>
        <text:list-item>
          <text:p text:style-name="P249">‘session’</text:p>
        </text:list-item>
        <text:list-item>
          <text:p text:style-name="P249">‘tree’</text:p>
        </text:list-item>
      </text:list>
      <text:p text:style-name="P116">The <text:span text:style-name="T80">VERSION ROWS</text:span> option requests that the rows be versioned. The first <text:span text:style-name="T80">&lt;integer&gt;</text:span> represents the number of major versions kept by the system. The second <text:span text:style-name="T80">&lt;integer&gt;</text:span> represents the number of minor versions kept by the system. If more versions are found, the oldest eventually gets <text:span text:style-name="T80">DROP</text:span>-ped automatically.</text:p>
      <text:p text:style-name="P152">The <text:span text:style-name="T80">TRANSLATABLE</text:span> flag can be set to <text:span text:style-name="T80">TRUE</text:span> or <text:span text:style-name="T80">FALSE</text:span>. When <text:span text:style-name="T80">TRUE</text:span>, it allows for an additional row content to be created with a different language. This is most often used along with the <text:span text:style-name="T80">VERSION ROWS</text:span> feature.</text:p>
      <text:p text:style-name="P153">The <text:span text:style-name="T80">LIMITED</text:span> flag of a column means that the column may be really long so we want to limit the display. In other words, instead of trying to show the entire column, we show only a few bytes showing the beginning of the field (maybe 16 bytes then an ellipsis).</text:p>
      <text:p text:style-name="P117">The <text:span text:style-name="T80">BLOB LIMIT</text:span> defines the size of a blob before it gets compressed.</text:p>
      <text:p text:style-name="P150"><text:soft-page-break/>The <text:span text:style-name="T80">INLINE LIMIT</text:span> defines the maximum size for a column (viewing the blob as one column) before it gets moved to an <text:span text:style-name="T21">external</text:span> file instead of being saved inline. <text:span text:style-name="T191">The <text:s/></text:span><text:span text:style-name="T138">EXTERNAL FILE COMPRESSOR</text:span><text:span text:style-name="T19"> </text:span><text:span text:style-name="T191">is the name of the compressor used to compress external files.</text:span></text:p>
      <text:p text:style-name="P151">The <text:span text:style-name="T80">BLOB COMPRESSOR</text:span> and <text:span text:style-name="T80">EXTERNAL FILE COMPRESSOR</text:span> names come from one of the compressors <text:span text:style-name="T192">offered by</text:span> the edhttp library.</text:p>
      <text:p text:style-name="P139">The <text:span text:style-name="T80">LOGGED</text:span> and <text:span text:style-name="T80">UNLOGGED</text:span> parameters define whether incoming data gets logged or not. If not, everything has to be up and running for a write (<text:span text:style-name="T80">SET</text:span>, <text:span text:style-name="T80">INSERT</text:span>, <text:span text:style-name="T80">UPDATE</text:span>) to work as expected.</text:p>
      <text:h text:style-name="Heading_20_2" text:outline-level="2"><text:bookmark-start text:name="__RefHeading___Toc4190_3841664055"/>CREATE TYPE<text:bookmark-end text:name="__RefHeading___Toc4190_3841664055"/></text:h>
      <text:p text:style-name="P118">Create a user defined type.</text:p>
      <text:p text:style-name="P87">SYNOPSIS</text:p>
      <text:p text:style-name="P174">CREATE TYPE &lt;<text:span text:style-name="T68">name</text:span><text:span text:style-name="T26">&gt;</text:span> AS (<text:line-break/> &lt;<text:span text:style-name="T26">name&gt; &lt;type&gt;</text:span>,<text:line-break/> ...<text:line-break/>) <text:span text:style-name="T37">[</text:span><text:span text:style-name="T27">WITH &lt;type-features&gt;</text:span><text:span text:style-name="T37">]</text:span>;</text:p>
      <text:p text:style-name="P52">-- <text:span text:style-name="T37">OR</text:span></text:p>
      <text:p text:style-name="P176">CREATE TYPE &lt;<text:span text:style-name="T68">name</text:span>&gt; AS ENUM [USING &lt;int-type&gt;] (<text:line-break/> &lt;name&gt;,<text:line-break/> ...<text:line-break/>) [WITH &lt;type-features&gt;];</text:p>
      <text:p text:style-name="P12"/>
      <text:p text:style-name="P2">where <text:span text:style-name="T80">&lt;type-features&gt;</text:span> are a list of comma separated parameters:<text:line-break/><text:span text:style-name="T80"> <text:s text:c="3"/>COMMENT [=] &lt;description&gt;<text:line-break/> <text:s text:c="3"/></text:span><text:span text:style-name="T143">COMPARE [=] &lt;script&gt;</text:span></text:p>
      <text:p text:style-name="P136"><text:span text:style-name="T165">w</text:span>here the <text:span text:style-name="T80">COMPARE</text:span> script is used to compare two objects of that type and return -1 (A &lt; B), 0 (A = B), <text:span text:style-name="T240">or </text:span>1 (A &gt; B).</text:p>
      <text:p text:style-name="P125">The <text:span text:style-name="T80">USING</text:span> part of the <text:span text:style-name="T80">ENUM</text:span> accepts an integer type such as <text:span text:style-name="T80">INT</text:span><text:span text:style-name="T144">4</text:span>. The default is <text:span text:style-name="T80">INT2</text:span>. <text:span text:style-name="T58">It is not possible to specify the value of an </text:span><text:span text:style-name="T144">ENUM</text:span><text:span text:style-name="T58"> label because the database cannot update all the rows on such a change. The system allocates the numbers of each label and they stay that way forever.</text:span></text:p>
      <text:h text:style-name="Heading_20_2" text:outline-level="2"><text:bookmark-start text:name="__RefHeading___Toc4119_2742366530"/>DELETE<text:bookmark-end text:name="__RefHeading___Toc4119_2742366530"/></text:h>
      <text:p text:style-name="P130">Remove a complete row.</text:p>
      <text:p text:style-name="P91">SYNOPSIS</text:p>
      <text:p text:style-name="P11"><text:soft-page-break/><text:span text:style-name="T145">DELETE FROM</text:span><text:span text:style-name="T146"> </text:span><text:span text:style-name="T147">[&lt;context-name&gt;.]</text:span><text:span text:style-name="T146">&lt;table-name&gt;<text:line-break/> <text:s/></text:span><text:span text:style-name="T145">WHERE &lt;expression&gt;;</text:span><text:span text:style-name="T50"><text:line-break/></text:span></text:p>
      <text:p text:style-name="P225">The <text:span text:style-name="T80">WHERE &lt;expression&gt;</text:span> <text:span text:style-name="T59">must exactly match an index, it </text:span>can <text:span text:style-name="T59">also </text:span>be used to further filter the <text:span text:style-name="T59">row</text:span><text:span text:style-name="T304">(s)</text:span><text:span text:style-name="T59"> to be deleted</text:span>.</text:p>
      <text:p text:style-name="P226">The function returns the number of rows deleted. If no row matches, the <text:span text:style-name="T80">DELETE</text:span> does not fail. It returns 0.</text:p>
      <text:h text:style-name="Heading_20_2" text:outline-level="2"><text:bookmark-start text:name="__RefHeading___Toc2253_2654912468"/>DISCONNECT<text:bookmark-end text:name="__RefHeading___Toc2253_2654912468"/></text:h>
      <text:p text:style-name="P43">Disconnect from a context.</text:p>
      <text:p text:style-name="P98">SYNOPSIS</text:p>
      <text:p text:style-name="P175"><text:span text:style-name="T59">D</text:span><text:span text:style-name="T203">ISCONNECT</text:span><text:span text:style-name="T59"> </text:span><text:span text:style-name="T50">&lt;</text:span><text:span text:style-name="T203">connection</text:span><text:span text:style-name="T50">-name&gt; </text:span><text:span text:style-name="T203">| ALL | CURRENT;</text:span></text:p>
      <text:p text:style-name="P43">The <text:span text:style-name="T80">&lt;connection-name&gt;</text:span> is either the <text:span text:style-name="T80">&lt;context-name&gt;</text:span> or <text:span text:style-name="T80">&lt;connection-name&gt;</text:span> as specified in the <text:span text:style-name="T80">CONNECT</text:span> command. <text:span text:style-name="T205">If the context being disconnected is the current context and there is at least one other context still connected, then one of these other contexts becomes the current context. </text:span><text:span text:style-name="T241">To force a specific context as the current context, emit a </text:span><text:span text:style-name="T147">USE</text:span><text:span text:style-name="T241"> command.</text:span></text:p>
      <text:h text:style-name="P206" text:outline-level="2"><text:bookmark-start text:name="__RefHeading___Toc4123_27423665301"/>DROP <text:span text:style-name="T188">CONTEXT</text:span><text:bookmark-end text:name="__RefHeading___Toc4123_27423665301"/></text:h>
      <text:p text:style-name="P25">Remove a <text:span text:style-name="T188">context</text:span>.</text:p>
      <text:p text:style-name="P97">SYNOPSIS</text:p>
      <text:p text:style-name="P215"><text:span text:style-name="T60">DROP </text:span><text:span text:style-name="T188">CONT</text:span><text:span text:style-name="T60">EX</text:span><text:span text:style-name="T188">T</text:span><text:span text:style-name="T50"> </text:span><text:span text:style-name="T62">[IF EXISTS] </text:span><text:span text:style-name="T50">&lt;</text:span><text:span text:style-name="T187">cont</text:span><text:span text:style-name="T32">ex</text:span><text:span text:style-name="T188">t</text:span><text:span text:style-name="T50">-name&gt;;</text:span></text:p>
      <text:p text:style-name="P27"><text:span text:style-name="T189">Note that all contexts can be dropped</text:span>. <text:span text:style-name="T205">If the context was the current context and another context is still connected, then one of these other contexts becomes the current context.</text:span></text:p>
      <text:h text:style-name="P206" text:outline-level="2"><text:bookmark-start text:name="__RefHeading___Toc4123_2742366530"/>DROP INDEX<text:bookmark-end text:name="__RefHeading___Toc4123_2742366530"/></text:h>
      <text:p text:style-name="P24">Remove an index.</text:p>
      <text:p text:style-name="P92">SYNOPSIS</text:p>
      <text:p text:style-name="P214"><text:span text:style-name="T60">DROP INDEX</text:span><text:span text:style-name="T50"> </text:span><text:span text:style-name="T62">[IF EXISTS] </text:span><text:span text:style-name="T50">&lt;</text:span><text:span text:style-name="T60">index</text:span><text:span text:style-name="T50">-name&gt;;</text:span></text:p>
      <text:p text:style-name="P26">Note that the <text:span text:style-name="T80">PRIMARY </text:span><text:span text:style-name="T292">KEY</text:span> <text:span text:style-name="T305">index </text:span>cannot be dropped since it is required for the table to function at all.</text:p>
      <text:h text:style-name="Heading_20_2" text:outline-level="2"><text:bookmark-start text:name="__RefHeading___Toc4125_2742366530"/>DROP TABLE<text:bookmark-end text:name="__RefHeading___Toc4125_2742366530"/></text:h>
      <text:p text:style-name="P26">Remove a table.</text:p>
      <text:p text:style-name="P92">SYNOPSIS</text:p>
      <text:p text:style-name="P212"><text:span text:style-name="T60">DROP TABLE</text:span><text:span text:style-name="T50"> </text:span><text:span text:style-name="T62">[IF EXISTS]</text:span><text:span text:style-name="T50"> </text:span><text:span text:style-name="T241">[&lt;context-name&gt;.]</text:span><text:span text:style-name="T50">&lt;table-name&gt;;</text:span></text:p>
      <text:p text:style-name="P18"><text:soft-page-break/><text:span text:style-name="T60">Note that all the </text:span><text:span text:style-name="T61">user defined types, </text:span><text:span text:style-name="T60">indexes, bloom filters, and files attached to </text:span><text:span text:style-name="T61">that</text:span><text:span text:style-name="T60"> table get removed too</text:span>.</text:p>
      <text:p text:style-name="P26"><text:span text:style-name="T1">WARNING:</text:span> when removing a table, all the data gets deleted. <text:span text:style-name="T61">There is no backup prior to the deletion.</text:span></text:p>
      <text:h text:style-name="Heading_20_2" text:outline-level="2"><text:bookmark-start text:name="__RefHeading___Toc4127_2742366530"/>DROP TYPE<text:bookmark-end text:name="__RefHeading___Toc4127_2742366530"/></text:h>
      <text:p text:style-name="P26">Remove a user defined type.</text:p>
      <text:p text:style-name="P93">SYNOPSIS</text:p>
      <text:p text:style-name="P213"><text:span text:style-name="T60">DROP TYPE</text:span><text:span text:style-name="T50"> </text:span><text:span text:style-name="T62">[IF EXISTS]</text:span><text:span text:style-name="T50"> &lt;t</text:span><text:span text:style-name="T60">yp</text:span><text:span text:style-name="T50">e-name&gt;;</text:span></text:p>
      <text:p text:style-name="P28">A user type that is in use cannot be dropped.</text:p>
      <text:h text:style-name="Heading_20_2" text:outline-level="2"><text:bookmark-start text:name="__RefHeading___Toc4043_2742366530"/>INSERT<text:bookmark-end text:name="__RefHeading___Toc4043_2742366530"/></text:h>
      <text:p text:style-name="P127">The INSERT command tries to add a new row. If a row with that primary key already exists, then it fails <text:span text:style-name="T167">unless you use the </text:span><text:span text:style-name="T288">NEW RELEASE</text:span><text:span text:style-name="T167"> or </text:span><text:span text:style-name="T288">NEW REVISION</text:span>. To get the same behavior as an <text:span text:style-name="T80">INSERT ... </text:span><text:span text:style-name="T289">ON CONFLICT DO</text:span><text:span text:style-name="T80"> UPDATE ...</text:span> or <text:span text:style-name="T80">UPSERT ...</text:span>, use the <text:span text:style-name="T80">SET</text:span> command instead.</text:p>
      <text:p text:style-name="P89">SYNOPSIS</text:p>
      <text:p text:style-name="P212"><text:span text:style-name="T50">INSERT </text:span><text:span text:style-name="T167">[</text:span><text:span text:style-name="T169">NEW {</text:span><text:span text:style-name="T167">RELEASE | REVISION</text:span><text:span text:style-name="T169">} [AND MAKE DEFAULT]</text:span><text:span text:style-name="T167">]<text:line-break/> </text:span><text:span text:style-name="T50"><text:s/>INTO </text:span><text:span text:style-name="T241">[&lt;context-name&gt;.]</text:span><text:span text:style-name="T50">&lt;table-name&gt;<text:line-break/> <text:s/>( &lt;column-name&gt;, ... )<text:line-break/> <text:s/>VALUES ( </text:span><text:span text:style-name="T170">{</text:span><text:span text:style-name="T50">&lt;expression&gt; </text:span><text:span text:style-name="T51">| DEFAULT</text:span><text:span text:style-name="T170">}</text:span><text:span text:style-name="T50">, ... )<text:line-break/> <text:s/></text:span><text:span text:style-name="T168">WITH LANGUAGE </text:span><text:span text:style-name="T170">{</text:span><text:span text:style-name="T168">&lt;language-name&gt; </text:span><text:span text:style-name="T170">| DEFAULT}</text:span><text:span text:style-name="T50">;</text:span></text:p>
      <text:p text:style-name="P14"/>
      <text:p text:style-name="P4"><text:span text:style-name="T50">W</text:span>here <text:span text:style-name="T290">VALUES</text:span><text:span text:style-name="T49"> </text:span><text:span text:style-name="T168">must include the necessary to generate the </text:span><text:span text:style-name="T290">PRIMARY KEY</text:span><text:span text:style-name="T168"> murmur3 hash</text:span><text:span text:style-name="T49">.</text:span></text:p>
      <text:p text:style-name="P35">If you only want to update an existing row, then use the <text:span text:style-name="T80">UPDATE</text:span> command.</text:p>
      <text:p text:style-name="P36">The <text:span text:style-name="T80">NEW RELEASE</text:span> creates a new version of the row with the next version and revision 0. So say you have a row with version 3.2, using the <text:span text:style-name="T80">NEW RELEASE</text:span> creates a new version of the row with version 4.0.</text:p>
      <text:p text:style-name="P36">The <text:span text:style-name="T80">NEW REVISION</text:span> creates a new version of the row with the next revision. So say you have a row with version 3.2, using the <text:span text:style-name="T80">NEW REVISION</text:span> creates a new release of the row with version 3.3.</text:p>
      <text:p text:style-name="P54"><text:span text:style-name="T1">Note:</text:span><text:tab/>The <text:span text:style-name="T80">NEW VERSION</text:span> and <text:span text:style-name="T80">NEW REVISION</text:span> are only available when the corresponding table was created with the <text:span text:style-name="T80">VERSION </text:span><text:span text:style-name="T291">ROWS</text:span><text:span text:style-name="T173"> option</text:span>.</text:p>
      <text:p text:style-name="P37">The <text:span text:style-name="T80">WITH LANGUAGE</text:span> defines the language of the data.</text:p>
      <text:p text:style-name="P55"><text:span text:style-name="T1">Note:</text:span><text:tab/>The <text:span text:style-name="T291">WITH LANGUAGE</text:span> <text:span text:style-name="T173">is</text:span> available <text:span text:style-name="T173">only </text:span>when the corresponding table was created with the <text:span text:style-name="T291">TRANSLATABLE</text:span><text:span text:style-name="T173"> option set to </text:span><text:span text:style-name="T291">TRUE</text:span>.</text:p>
      <text:p text:style-name="P229"><text:soft-page-break/>The <text:span text:style-name="T80">INSERT</text:span> fails if any of the table <text:span text:style-name="T80">CHECK</text:span> definitions fail.</text:p>
      <text:h text:style-name="Heading_20_2" text:outline-level="2"><text:bookmark-start text:name="__RefHeading___Toc4144_2742366530"/>LOCK<text:bookmark-end text:name="__RefHeading___Toc4144_2742366530"/></text:h>
      <text:p text:style-name="P32">The <text:span text:style-name="T80">LOCK</text:span> command can only be used inside a transaction (<text:span text:style-name="T80">BEGIN</text:span> + <text:span text:style-name="T80">LOCK</text:span> + commands + <text:span text:style-name="T80">COMMIT</text:span> | <text:span text:style-name="T80">ROLLBACK</text:span>). <text:span text:style-name="T297">There is no unlock command. The </text:span><text:span text:style-name="T284">COMMIT</text:span><text:span text:style-name="T297"> or </text:span><text:span text:style-name="T284">ROLLBACK</text:span><text:span text:style-name="T297"> will automatically unlock a transaction.</text:span></text:p>
      <text:p text:style-name="P94">SYNOPSIS</text:p>
      <text:p text:style-name="P11"><text:span text:style-name="T162">LOCK [TABLE] </text:span><text:span text:style-name="T147">[&lt;context-name&gt;.]</text:span><text:span text:style-name="T162">&lt;table-</text:span><text:span text:style-name="T102">name&gt;, ...<text:line-break/> <text:s text:c="4"/></text:span><text:span text:style-name="T162">[IN &lt;lock-mode&gt; MODE];</text:span></text:p>
      <text:p text:style-name="P218"/>
      <text:p text:style-name="P219">The <text:span text:style-name="T80">&lt;lock-mode&gt;</text:span> parameter is one of:</text:p>
      <text:list text:style-name="L5">
        <text:list-item>
          <text:p text:style-name="P230"><text:span text:style-name="T283">ACCESS </text:span><text:span text:style-name="T282">EXCLUSIVE</text:span><text:span text:style-name="T273"> — </text:span><text:span text:style-name="T274">run</text:span><text:span text:style-name="T273"> transaction</text:span><text:span text:style-name="T274">s</text:span><text:span text:style-name="T273"> </text:span><text:span text:style-name="T274">serially</text:span></text:p>
        </text:list-item>
        <text:list-item>
          <text:p text:style-name="P231"><text:span text:style-name="T282">A</text:span><text:span text:style-name="T281">CCESS SHARE</text:span><text:span text:style-name="T272"> — run transactions in parallel</text:span></text:p>
        </text:list-item>
      </text:list>
      <text:p text:style-name="P218">TBD: look at <text:span text:style-name="T295">properly</text:span> defining <text:span text:style-name="T80">&lt;lock-mode&gt;</text:span></text:p>
      <text:p text:style-name="P32"><text:span text:style-name="T297">A</text:span> <text:span text:style-name="T284">LOCK</text:span><text:span text:style-name="T297"> </text:span>ensures that <text:span text:style-name="T297">all th</text:span>e <text:span text:style-name="T297">transaction </text:span>commands run with no interferences <text:span text:style-name="T297">from another locked transaction</text:span>. <text:span text:style-name="T298">In</text:span> other <text:span text:style-name="T298">wor</text:span>ds, <text:span text:style-name="T298">all the commands from such statements are</text:span><text:span text:style-name="T66"> </text:span><text:span text:style-name="T298">always </text:span><text:span text:style-name="T66">serialized. </text:span><text:span text:style-name="T298">However, standalone commands (not found between a BEGIN … COMMIT) can still run in parallel. It is the responsibility of the programmers to use a transaction when multiple rows and/or tables need to be updated in a serialized manner.</text:span></text:p>
      <text:p text:style-name="P217">The command accepts multiple table names in which case all those tables get locked. The tables are locked one after the other in the given order.</text:p>
      <text:p text:style-name="P220"><text:span text:style-name="T1">TODO:</text:span> <text:span text:style-name="T72">clearly </text:span>determine<text:span text:style-name="T293">s</text:span> how that really works; i.e. by default the <text:span text:style-name="T80">INSERT</text:span>, <text:span text:style-name="T80">UPDATE</text:span>, <text:span text:style-name="T80">DELETE</text:span>, <text:span text:style-name="T80">SET</text:span> commands do not use a <text:span text:style-name="T80">LOCK</text:span> and such a transaction <text:span text:style-name="T293">do</text:span> not prevent them from just happening. I am thinking that for a few transactions, the programmer may want to use the <text:span text:style-name="T80">BEGIN</text:span> + <text:span text:style-name="T80">LOCK</text:span> + insert/update/delete/set + <text:span text:style-name="T80">COMMIT</text:span> and by consistently using such, the programmer can make sure that specific data updates are done serially. <text:span text:style-name="T294">Right now, we only have exclusive locks from cluck anyway. So until we implement a share lock, we’re somewhat limited in our capabilities within prinbee. </text:span><text:span text:style-name="T296">Note that our LOCK is probably more to ensure multiple row transactions happen serially. At the same time, even a write uses a timestamp to know about the last transaction (even if it arrives in the wrong order) so there should be no need except for multi-row updates.</text:span></text:p>
      <text:h text:style-name="P207" text:outline-level="2"><text:bookmark-start text:name="__RefHeading___Toc1861_3689837530"/>REINDEX<text:bookmark-end text:name="__RefHeading___Toc1861_3689837530"/></text:h>
      <text:p text:style-name="P40">Regenerate an index from scratch.</text:p>
      <text:p text:style-name="P96">SYNOPSIS</text:p>
      <text:p text:style-name="P212"><text:span text:style-name="T185">REINDEX</text:span><text:span text:style-name="T65"> </text:span><text:span text:style-name="T185">INDEX </text:span><text:span text:style-name="T241">[&lt;context-name&gt;.]</text:span><text:span text:style-name="T185">&lt;index-name&gt;;</text:span><text:span text:style-name="T65"><text:line-break/></text:span><text:span text:style-name="T185">REINDEX TABLE </text:span><text:span text:style-name="T241">[&lt;context-name&gt;.]</text:span><text:span text:style-name="T185">&lt;table-name&gt;;<text:line-break/>REINDEX {SCHEMA | CONTEXT};</text:span></text:p>
      <text:p text:style-name="P30"><text:soft-page-break/>This <text:span text:style-name="T185">instruction is used to ask the backend to rebuild a specific index (</text:span><text:span text:style-name="T101">&lt;index-name&gt;</text:span><text:span text:style-name="T185">), all the indexes of a table (</text:span><text:span text:style-name="T101">&lt;table-name&gt;</text:span><text:span text:style-name="T185">), all the indexes of the entire context.</text:span></text:p>
      <text:p text:style-name="P34"><text:span text:style-name="T185">Re-indexing happens serially</text:span>. <text:span text:style-name="T185">One index gets updated at a time. The new index is given a filename which does not interfere with the existing instance. The existing instance is still used for reads &amp; writes. The new instance is immediately used for writes. The new instance becomes the existing instance once the re-indexing is complete.</text:span></text:p>
      <text:p text:style-name="P40">When re-indexing all the indexes of a table, the main OID index also gets rebuilt.</text:p>
      <text:p text:style-name="P42">A re-indexing after an ALTER may have unicity issues. If that happens, the rows with issues are noted in the index with problems and it can later be checked. The re-indexing process will continue as much as possible so the index can still be used once the process ends. However, because of the unicity issues, it may not work 100% as expected.</text:p>
      <text:p text:style-name="P41"><text:span text:style-name="T1">Note:</text:span> this command is available because we need to run re-indexing processes whenever an index (REINDEX INDEX …), a table (REINDEX TABLE ...), or a type (REINDEX SCHEMA) is updated <text:span text:style-name="T186">with one of the ALTER commands</text:span>. In most likelihood, you will never need to directly run this command.</text:p>
      <text:h text:style-name="P208" text:outline-level="2"><text:bookmark-start text:name="__RefHeading___Toc1863_3689837530"/>ROLLBACK<text:bookmark-end text:name="__RefHeading___Toc1863_3689837530"/></text:h>
      <text:p text:style-name="P29">Cancel a transaction.</text:p>
      <text:p text:style-name="P95">SYNOPSIS</text:p>
      <text:p text:style-name="P7"><text:span text:style-name="T67">ROLLBACK</text:span><text:span text:style-name="T65"> [</text:span><text:span text:style-name="T182">{</text:span><text:span text:style-name="T67">WORK | TRANSACTION</text:span><text:span text:style-name="T181">}</text:span><text:span text:style-name="T234">]</text:span><text:span text:style-name="T181"> [[ON] </text:span><text:span text:style-name="T182">{</text:span><text:span text:style-name="T181">SCHEMA </text:span><text:span text:style-name="T182">| DATA}</text:span><text:span text:style-name="T181">]</text:span><text:span text:style-name="T65"><text:line-break/></text:span><text:span text:style-name="T55"> <text:s/></text:span><text:span text:style-name="T70">[IF &lt;expression&gt; [OTHERWISE </text:span><text:span text:style-name="T71">COMMIT</text:span><text:span text:style-name="T70">]]</text:span><text:span text:style-name="T65">;</text:span></text:p>
      <text:p text:style-name="P75"/>
      <text:p text:style-name="P39">Where the &lt;expression&gt; is similar to the &lt;expression&gt; of a WHERE clause in a SELECT command.</text:p>
      <text:p text:style-name="P29">This is used along a BEGIN to completely forget a transaction.</text:p>
      <text:p text:style-name="P33">If &lt;expression&gt; is specified and it is true, then the ROLLBACK happens, otherwise a COMMIT happens.</text:p>
      <text:h text:style-name="P209" text:outline-level="2"><text:bookmark-start text:name="__RefHeading___Toc4045_2742366530"/>SELECT<text:bookmark-end text:name="__RefHeading___Toc4045_2742366530"/></text:h>
      <text:p text:style-name="P126">Get data from the database.</text:p>
      <text:p text:style-name="P88">SYNOPSIS</text:p>
      <text:p text:style-name="P171"><text:span text:style-name="T49">SELECT</text:span> <text:span text:style-name="T49">{ </text:span>* <text:span text:style-name="T49">| &lt;column-name&gt; </text:span><text:span text:style-name="T214">[AS &lt;name&gt;]</text:span><text:span text:style-name="T49">, … </text:span><text:span text:style-name="T52">| DEFAULT VALUES </text:span><text:span text:style-name="T49">}<text:line-break/> <text:s/></text:span><text:span text:style-name="T212">[</text:span><text:span text:style-name="T49">FROM </text:span><text:span text:style-name="T241">[&lt;context-name&gt;.]</text:span><text:span text:style-name="T49">&lt;table-name&gt; </text:span><text:span text:style-name="T217">[AS &lt;name&gt;]</text:span><text:span text:style-name="T215">[, </text:span><text:span text:style-name="T241">[&lt;context-name&gt;.]</text:span><text:span text:style-name="T215">&lt;table-name&gt; </text:span><text:span text:style-name="T242">[</text:span><text:span text:style-name="T217">AS &lt;name&gt;], ...</text:span><text:span text:style-name="T215">]</text:span><text:span text:style-name="T49"><text:line-break/> <text:s text:c="3"/>[WHERE &lt;expression&gt;]</text:span><text:line-break/> <text:s text:c="3"/><text:span text:style-name="T49">[ORDER BY </text:span><text:span text:style-name="T50">{ PRIMARY KEY | </text:span><text:span text:style-name="T49">&lt;index-name&gt; </text:span><text:span text:style-name="T50">}</text:span><text:span text:style-name="T49">]<text:line-break/> <text:s text:c="3"/>[LIMIT &lt;integer&gt;]</text:span><text:span text:style-name="T213">]</text:span><text:span text:style-name="T49">;</text:span></text:p>
      <text:p text:style-name="P13"/>
      <text:p text:style-name="P51"><text:soft-page-break/>The table names in the <text:span text:style-name="T80">FROM</text:span> definition may include the name of the context. This does not allow you to indicate several different contexts. In other words, if <text:span text:style-name="T80">&lt;context-name&gt;</text:span> is specified, it has to be the same for all the tables.</text:p>
      <text:p text:style-name="P3"><text:span text:style-name="T50">W</text:span>here <text:span text:style-name="T102">ORDER BY</text:span><text:span text:style-name="T49"> uses an </text:span><text:span text:style-name="T80">&lt;</text:span><text:span text:style-name="T102">index</text:span><text:span text:style-name="T80">-</text:span><text:span text:style-name="T102">name</text:span><text:span text:style-name="T80">&gt;</text:span> <text:span text:style-name="T49">instead of column names because we only offer those order</text:span><text:span text:style-name="T53">s</text:span><text:span text:style-name="T49">. If not specified, then the </text:span><text:span text:style-name="T53">primary key </text:span><text:span text:style-name="T49">index gets used.</text:span></text:p>
      <text:p text:style-name="P16">The <text:span text:style-name="T80">WHERE &lt;expression&gt;</text:span> can be used to filter the returned data.</text:p>
      <text:p text:style-name="P19">The <text:span text:style-name="T80">DEFAULT VALUES</text:span> <text:span text:style-name="T216">must be used on its own and </text:span>means that the <text:span text:style-name="T80">SELECT</text:span> returns a list of all the columns with a default value and that default value. In this case, the <text:span text:style-name="T80">WHERE</text:span> and <text:span text:style-name="T80">ORDER BY</text:span> cannot be used <text:span text:style-name="T215">and </text:span><text:span text:style-name="T104">LIMIT</text:span><text:span text:style-name="T215"> is pretty much useless (only the equivalent of one row is returned)</text:span>. <text:span text:style-name="T54">This </text:span><text:span text:style-name="T216">special </text:span><text:span text:style-name="T103">SELECT</text:span><text:span text:style-name="T54"> works locally only (since we have the schema at hand).</text:span></text:p>
      <text:p text:style-name="P17">The <text:span text:style-name="T80">SELECT</text:span> is more of a <text:span text:style-name="T80">GET</text:span> rather than a <text:span text:style-name="T80">SELECT</text:span> like in SQL. We offer a filtering through the <text:span text:style-name="T80">WHERE &lt;expression&gt;</text:span>, but it should not be used to find any data in an entire table because it would likely create a huge slowness to the system (i.e. it will scan the entire index which could be millions of rows).</text:p>
      <text:h text:style-name="Heading_20_2" text:outline-level="2"><text:bookmark-start text:name="__RefHeading___Toc4047_2742366530"/>SET<text:bookmark-end text:name="__RefHeading___Toc4047_2742366530"/></text:h>
      <text:p text:style-name="P129">Save data in the database. This is similar to an <text:span text:style-name="T80">INSERT</text:span> except that it works whether the row already exists or not.</text:p>
      <text:p text:style-name="P90">SYNOPSIS</text:p>
      <text:p text:style-name="P171"><text:span text:style-name="T49">SET</text:span> <text:span text:style-name="T49">&lt;column-name&gt; </text:span><text:span text:style-name="T56">= &lt;value&gt; |</text:span><text:span text:style-name="T52"> DEFAULT, ...</text:span><text:span text:style-name="T49"><text:line-break/> <text:s/></text:span><text:span text:style-name="T56">INTO</text:span><text:span text:style-name="T49"> </text:span><text:span text:style-name="T241">[&lt;context-name&gt;.]</text:span><text:span text:style-name="T49">&lt;table-name&gt;<text:line-break/> <text:s/>WHERE &lt;expression&gt;;</text:span></text:p>
      <text:p text:style-name="P15"/>
      <text:p text:style-name="P5"><text:span text:style-name="T56">The </text:span><text:span text:style-name="T105">WHERE</text:span><text:span text:style-name="T56"> is </text:span><text:span text:style-name="T49">use</text:span><text:span text:style-name="T56">d to specify a key that matches an index’s definition one to one</text:span><text:span text:style-name="T49">. </text:span><text:span text:style-name="T56">If you have the primary key, all the best.</text:span></text:p>
      <text:p text:style-name="P31">Mandatory columns are not required if the <text:span text:style-name="T80">SET</text:span> updates an existing row.</text:p>
      <text:p text:style-name="P20"><text:span text:style-name="T1">Note:</text:span> setting a column to <text:span text:style-name="T80">DEFAULT</text:span> or <text:span text:style-name="T80">NULL</text:span> has the effect of deleting that column<text:note text:id="ftn4" text:note-class="footnote"><text:note-citation>4</text:note-citation><text:note-body><text:p text:style-name="P199">The deletion happens only if the row has a variable size.</text:p></text:note-body></text:note>.</text:p>
      <text:h text:style-name="Heading_20_2" text:outline-level="2"><text:bookmark-start text:name="__RefHeading___Toc4456_1392129547"/>SHOW CONTEXTS<text:bookmark-end text:name="__RefHeading___Toc4456_1392129547"/></text:h>
      <text:p text:style-name="P48">List existing contexts.</text:p>
      <text:p text:style-name="P100">SYNOPSIS</text:p>
      <text:p text:style-name="P8"><text:span text:style-name="T106">SHOW CONTEXTS </text:span><text:span text:style-name="T159">[</text:span><text:span text:style-name="T160">NAMES ONLY</text:span><text:span text:style-name="T159">]</text:span><text:span text:style-name="T106">;</text:span><text:span text:style-name="T49"><text:line-break/></text:span></text:p>
      <text:p text:style-name="P21">The <text:span text:style-name="T106">SHOW CONTEXTS</text:span> <text:span text:style-name="T237">command returns a list of context names</text:span><text:span text:style-name="T177">. </text:span><text:span text:style-name="T237">This is useful to </text:span><text:span text:style-name="T238">list existing </text:span><text:span text:style-name="T237">contexts. </text:span><text:span text:style-name="T256">The list may be empty.</text:span></text:p>
      <text:p text:style-name="P227"><text:soft-page-break/>The <text:span text:style-name="T160">NAMES ONLY</text:span> means that <text:span text:style-name="T260">only </text:span>the <text:span text:style-name="T260">context </text:span>name<text:span text:style-name="T261">s</text:span> <text:span text:style-name="T261">are</text:span> shown.</text:p>
      <text:h text:style-name="Heading_20_2" text:outline-level="2">SHOW INDEX</text:h>
      <text:p text:style-name="P228">Show an index definition.</text:p>
      <text:p text:style-name="P258">SYNOPSIS</text:p>
      <text:p text:style-name="P222"><text:span text:style-name="T106">SHOW </text:span><text:span text:style-name="T164">INDEX</text:span><text:span text:style-name="T99"> </text:span><text:span text:style-name="T107">[</text:span><text:span text:style-name="T99">&lt;context-name&gt;.</text:span><text:span text:style-name="T107">]</text:span><text:span text:style-name="T99">&lt;</text:span><text:span text:style-name="T100">table-name&gt;.&lt;</text:span><text:span text:style-name="T164">index-name&gt;</text:span><text:span text:style-name="T106">;</text:span></text:p>
      <text:p text:style-name="P228">To see the <text:span text:style-name="T80">PRIMARY KEY</text:span>, use the <text:span text:style-name="T80">_primary_key</text:span> special <text:span text:style-name="T306">index </text:span>name.</text:p>
      <text:h text:style-name="Heading_20_2" text:outline-level="2">SHOW INDEXES</text:h>
      <text:p text:style-name="P228">Show a list of indexes attached to a table.</text:p>
      <text:p text:style-name="P258">SYNOPSIS</text:p>
      <text:p text:style-name="P222"><text:span text:style-name="T106">SHOW </text:span><text:span text:style-name="T164">INDEXES</text:span><text:span text:style-name="T99"> </text:span><text:span text:style-name="T107">[</text:span><text:span text:style-name="T99">&lt;context-name&gt;.</text:span><text:span text:style-name="T107">]</text:span><text:span text:style-name="T99">&lt;</text:span><text:span text:style-name="T100">table-name&gt;</text:span><text:span text:style-name="T106">;</text:span></text:p>
      <text:p text:style-name="P228">To a minimum the list includes the <text:span text:style-name="T80">_primary_key</text:span> special name.</text:p>
      <text:p text:style-name="P228">Note that the system index (the one with OIDs) is not shown. It is considered internal and there is no specific definition to be shown for that index.</text:p>
      <text:h text:style-name="P211" text:outline-level="2"><text:bookmark-start text:name="__RefHeading___Toc4458_1392129547"/>SHOW <text:span text:style-name="T239">SCHEMA</text:span><text:bookmark-end text:name="__RefHeading___Toc4458_1392129547"/></text:h>
      <text:p text:style-name="P50"><text:span text:style-name="T239">Show a</text:span> table <text:span text:style-name="T300">or type</text:span> <text:span text:style-name="T239">schema</text:span>.</text:p>
      <text:p text:style-name="P102">SYNOPSIS</text:p>
      <text:p text:style-name="P221"><text:span text:style-name="T106">SHOW </text:span><text:span text:style-name="T163">[TABLE] </text:span><text:span text:style-name="T100">SCHEMA</text:span><text:span text:style-name="T99"> </text:span><text:span text:style-name="T107">[</text:span><text:span text:style-name="T99">&lt;context-name&gt;.</text:span><text:span text:style-name="T107">]</text:span><text:span text:style-name="T99">&lt;</text:span><text:span text:style-name="T100">table-name&gt;</text:span><text:span text:style-name="T106">;<text:line-break/>SHOW </text:span><text:span text:style-name="T163">[TYPE] </text:span><text:span text:style-name="T100">SCHEMA</text:span><text:span text:style-name="T99"> </text:span><text:span text:style-name="T107">[</text:span><text:span text:style-name="T99">&lt;context-name&gt;.</text:span><text:span text:style-name="T107">]</text:span><text:span text:style-name="T99">&lt;</text:span><text:span text:style-name="T163">typ</text:span><text:span text:style-name="T100">e-name&gt;</text:span><text:span text:style-name="T106">;</text:span><text:span text:style-name="T49"><text:line-break/></text:span></text:p>
      <text:p text:style-name="P223">The <text:span text:style-name="T106">SHOW </text:span><text:span text:style-name="T100">SCHEMA</text:span> <text:span text:style-name="T237">command returns a list of </text:span><text:span text:style-name="T239">field</text:span><text:span text:style-name="T237">s </text:span><text:span text:style-name="T238">defined in the specified </text:span><text:span text:style-name="T99">&lt;context-name&gt;.&lt;</text:span><text:span text:style-name="T100">table-name&gt;</text:span><text:span text:style-name="T239"> table </text:span><text:span text:style-name="T300">or </text:span><text:span text:style-name="T163">&lt;context-name&gt;.&lt;type-name&gt;</text:span><text:span text:style-name="T300"> complex type</text:span><text:span text:style-name="T177">. </text:span><text:span text:style-name="T237">This is useful to </text:span><text:span text:style-name="T238">list </text:span><text:span text:style-name="T242">the fields of a</text:span><text:span text:style-name="T238"> table</text:span><text:span text:style-name="T237">. </text:span><text:span text:style-name="T242">If </text:span><text:span text:style-name="T107">&lt;context-name&gt;</text:span><text:span text:style-name="T242"> is not specified, the current context is used.</text:span></text:p>
      <text:p text:style-name="P224"><text:span text:style-name="T1">Note:</text:span> if a type has the same name as a table, then the optional <text:span text:style-name="T80">TYPE</text:span> keyword is necessary to see the type schema. i.e. when the optional keywords are not used, the system first checks for a table and if it exists lists those fields<text:note text:id="ftn0" text:note-class="footnote"><text:note-citation>5</text:note-citation><text:note-body><text:p text:style-name="P198">We may want to generate an error if both exist and thus force the user to use TABLE or TYPE to clarify the instruction either way.</text:p></text:note-body></text:note>.</text:p>
      <text:h text:style-name="Heading_20_2" text:outline-level="2"><text:bookmark-start text:name="__RefHeading___Toc4460_1392129547"/>SHOW TABLES<text:bookmark-end text:name="__RefHeading___Toc4460_1392129547"/></text:h>
      <text:p text:style-name="P49">List tables defined in a context.</text:p>
      <text:p text:style-name="P101">SYNOPSIS</text:p>
      <text:p text:style-name="P9"><text:span text:style-name="T106">SHOW </text:span><text:span text:style-name="T99">TABLES </text:span><text:span text:style-name="T156">[</text:span><text:span text:style-name="T99">&lt;context-name&gt;</text:span><text:span text:style-name="T156">]</text:span><text:span text:style-name="T106">;</text:span><text:span text:style-name="T49"><text:line-break/></text:span></text:p>
      <text:p text:style-name="P22"><text:soft-page-break/>The <text:span text:style-name="T106">SHOW </text:span><text:span text:style-name="T99">TABLE</text:span><text:span text:style-name="T106">S</text:span> <text:span text:style-name="T237">command returns a list of </text:span><text:span text:style-name="T238">table</text:span><text:span text:style-name="T237"> names </text:span><text:span text:style-name="T238">defined in the specified </text:span><text:span text:style-name="T99">&lt;context-name&gt;</text:span><text:span text:style-name="T238"> </text:span><text:span text:style-name="T239">context</text:span><text:span text:style-name="T177">. </text:span><text:span text:style-name="T237">This is useful to </text:span><text:span text:style-name="T238">list existing tables</text:span><text:span text:style-name="T237">. </text:span><text:span text:style-name="T257">The list may be empty. If </text:span><text:span text:style-name="T156">&lt;context-name&gt;</text:span><text:span text:style-name="T257"> is not specified, then the list of tables in the current context are listed.</text:span></text:p>
      <text:h text:style-name="P210" text:outline-level="2"><text:bookmark-start text:name="__RefHeading___Toc4462_1392129547"/>SHOW T<text:span text:style-name="T239">YP</text:span>ES<text:bookmark-end text:name="__RefHeading___Toc4462_1392129547"/></text:h>
      <text:p text:style-name="P50">List t<text:span text:style-name="T239">yp</text:span>es defined in a context.</text:p>
      <text:p text:style-name="P102">SYNOPSIS</text:p>
      <text:p text:style-name="P10"><text:span text:style-name="T106">SHOW </text:span><text:span text:style-name="T99">T</text:span><text:span text:style-name="T100">YP</text:span><text:span text:style-name="T99">ES </text:span><text:span text:style-name="T157">[</text:span><text:span text:style-name="T99">&lt;context-name&gt;</text:span><text:span text:style-name="T157">]</text:span><text:span text:style-name="T106">;</text:span><text:span text:style-name="T49"><text:line-break/></text:span></text:p>
      <text:p text:style-name="P23">The <text:span text:style-name="T106">SHOW </text:span><text:span text:style-name="T99">T</text:span><text:span text:style-name="T100">YP</text:span><text:span text:style-name="T99">E</text:span><text:span text:style-name="T106">S</text:span> <text:span text:style-name="T237">command returns a list of </text:span><text:span text:style-name="T238">t</text:span><text:span text:style-name="T239">yp</text:span><text:span text:style-name="T238">e</text:span><text:span text:style-name="T237"> names </text:span><text:span text:style-name="T238">defined in the specified </text:span><text:span text:style-name="T99">&lt;context-name&gt;</text:span><text:span text:style-name="T238"> </text:span><text:span text:style-name="T239">context</text:span><text:span text:style-name="T177">. </text:span><text:span text:style-name="T237">This is useful to </text:span><text:span text:style-name="T238">list existing t</text:span><text:span text:style-name="T239">yp</text:span><text:span text:style-name="T238">es</text:span><text:span text:style-name="T237">. </text:span><text:span text:style-name="T257">The list may be empty. If </text:span><text:span text:style-name="T156">&lt;context-name&gt;</text:span><text:span text:style-name="T257"> is not specified, then the list of t</text:span><text:span text:style-name="T258">yp</text:span><text:span text:style-name="T257">es in the current context are listed.</text:span></text:p>
      <text:h text:style-name="Heading_20_2" text:outline-level="2"><text:bookmark-start text:name="__RefHeading___Toc4049_2742366530"/>UPDATE<text:bookmark-end text:name="__RefHeading___Toc4049_2742366530"/></text:h>
      <text:p text:style-name="P20">Update an existing row.</text:p>
      <text:p text:style-name="P90">SYNOPSIS</text:p>
      <text:p text:style-name="P172"><text:span text:style-name="T56">UPDATE</text:span> <text:span text:style-name="T241">[&lt;context-name&gt;.]</text:span><text:span text:style-name="T49">&lt;table-name&gt;<text:line-break/> <text:s/></text:span><text:span text:style-name="T57">SET </text:span><text:span text:style-name="T49">&lt;column-name&gt; </text:span><text:span text:style-name="T56">= &lt;value&gt; |</text:span><text:span text:style-name="T52"> DEFAULT, ...</text:span><text:span text:style-name="T49"><text:line-break/> <text:s/>WHERE &lt;expression&gt;;</text:span></text:p>
      <text:p text:style-name="P15"/>
      <text:p text:style-name="P6"><text:span text:style-name="T56">The </text:span><text:span text:style-name="T105">WHERE</text:span><text:span text:style-name="T56"> is </text:span><text:span text:style-name="T49">use</text:span><text:span text:style-name="T56">d to specify a key that matches an index’s definition one to one</text:span><text:span text:style-name="T49">. </text:span><text:span text:style-name="T56">If you have the primary key, all the best.</text:span></text:p>
      <text:p text:style-name="P6"><text:span text:style-name="T174">If the table has a </text:span><text:span text:style-name="T108">VERSION ROWS</text:span><text:span text:style-name="T174">, then you can include the version </text:span><text:span text:style-name="T175">in the </text:span><text:span text:style-name="T109">WHERE</text:span><text:span text:style-name="T175"> expression, </text:span><text:span text:style-name="T174">as in </text:span><text:span text:style-name="T108">_version = &lt;integer&gt; . &lt;integer&gt;</text:span><text:span text:style-name="T174">. If the version is not specified, then the current row gets updated. </text:span><text:span text:style-name="T175">Either way, </text:span><text:span text:style-name="T109">UPDATE</text:span><text:span text:style-name="T175"> fails if one of the columns being updated is marked as </text:span><text:span text:style-name="T109">VERSIONED</text:span><text:span text:style-name="T175">. In that case, you need to use the </text:span><text:span text:style-name="T109">INSERT</text:span><text:span text:style-name="T175"> command instead.</text:span></text:p>
      <text:p text:style-name="P38">If the table has the <text:span text:style-name="T80">TRANSLATABLE</text:span> option set to <text:span text:style-name="T80">TRUE</text:span>, then the language can be included in the <text:span text:style-name="T80">WHERE</text:span> expression, as in <text:span text:style-name="T80">_language = &lt;language&gt;</text:span> (where <text:span text:style-name="T80">&lt;language&gt;</text:span> is something like <text:span text:style-name="T80">“en”</text:span> or <text:span text:style-name="T80">“en_US”</text:span>). <text:span text:style-name="T177">Without the </text:span><text:span text:style-name="T110">WHERE</text:span><text:span text:style-name="T177">, the default language is used.</text:span></text:p>
      <text:p text:style-name="P20">The <text:span text:style-name="T80">UPDATE</text:span> works only if the <text:span text:style-name="T177">row</text:span> being updated exists. If you want to <text:span text:style-name="T176">either update or </text:span>create the <text:span text:style-name="T177">row</text:span>, use the <text:span text:style-name="T80">SET</text:span> command instead. <text:span text:style-name="T177">To only create the row, use the </text:span><text:span text:style-name="T110">INSERT</text:span><text:span text:style-name="T177"> command.</text:span></text:p>
      <text:h text:style-name="Heading_20_2" text:outline-level="2"><text:bookmark-start text:name="__RefHeading___Toc2255_2654912468"/>USE<text:bookmark-end text:name="__RefHeading___Toc2255_2654912468"/></text:h>
      <text:p text:style-name="P44">Choose which context is the current one.</text:p>
      <text:p text:style-name="P99">SYNOPSIS</text:p>
      <text:p text:style-name="P173"><text:span text:style-name="T56">U</text:span><text:span text:style-name="T204">S</text:span><text:span text:style-name="T56">E</text:span> &lt;<text:span text:style-name="T204">context-name&gt; | </text:span><text:span text:style-name="T49">&lt;</text:span><text:span text:style-name="T204">connection</text:span><text:span text:style-name="T49">-name&gt;;</text:span></text:p>
      <text:p text:style-name="P44"><text:soft-page-break/>You can connect to any number of contexts. This command allows you to switch the current context so you do not have specify that context name (or connection name) each time you want to access the data of that context.</text:p>
      <text:p text:style-name="P45"><text:span text:style-name="T1">Note:</text:span> The <text:span text:style-name="T80">CONNECT</text:span> command automatically does a <text:span text:style-name="T80">USE</text:span> (i.e. the last connected context is the current context).</text:p>
      <text:h text:style-name="Heading_20_1" text:outline-level="1"><text:bookmark-start text:name="__RefHeading___Toc4464_1392129547"/>Expressions<text:bookmark-end text:name="__RefHeading___Toc4464_1392129547"/></text:h>
      <text:p text:style-name="P46">Many locations in the language support PBQL expressions. For example, the SELECT command fields are actually expressions. The WHERE clause is an expression. The UPDATE … SET supports expressions. Etc.</text:p>
      <text:p text:style-name="P46">Expressions are similar to SQL, only we support a few more features like Postgres does.</text:p>
      <text:h text:style-name="Heading_20_2" text:outline-level="2"><text:bookmark-start text:name="__RefHeading___Toc4466_1392129547"/>Operators/<text:span text:style-name="T231">Element/Function</text:span><text:bookmark-end text:name="__RefHeading___Toc4466_1392129547"/></text:h>
      <text:p text:style-name="P46">The following table shows all the supported operators and the order in which they get parsed. Note that SQL does not <text:span text:style-name="T218">follow the same order as C/C++ or JavaScript for many of its operators. This is important since it means you get different results unless you make sure to make use of parenthesis where necessary.</text:span></text:p>
      <table:table table:name="Operators" table:style-name="Operators">
        <table:table-column table:style-name="Operators.A" table:number-columns-repeated="2"/>
        <table:table-column table:style-name="Operators.C"/>
        <table:table-row table:style-name="Operators.1">
          <table:table-cell table:style-name="Operators.A1" office:value-type="string">
            <text:p text:style-name="P53">Operator/Element</text:p>
          </table:table-cell>
          <table:table-cell table:style-name="Operators.A1" office:value-type="string">
            <text:p text:style-name="P53">Associativity</text:p>
          </table:table-cell>
          <table:table-cell table:style-name="Operators.C1" office:value-type="string">
            <text:p text:style-name="P53">Description</text:p>
          </table:table-cell>
        </table:table-row>
        <table:table-row>
          <table:table-cell table:style-name="Operators.A2" office:value-type="string">
            <text:p text:style-name="P64">[], ::, ., <text:span text:style-name="T232">()</text:span></text:p>
          </table:table-cell>
          <table:table-cell table:style-name="Operators.B2" office:value-type="string">
            <text:p text:style-name="P64">Left</text:p>
          </table:table-cell>
          <table:table-cell table:style-name="Operators.C2" office:value-type="string">
            <text:p text:style-name="P64"><text:span text:style-name="T232">Postfix: a</text:span>rray element access, casting, column or field access, <text:span text:style-name="T232">function calls</text:span></text:p>
          </table:table-cell>
        </table:table-row>
        <table:table-row>
          <table:table-cell table:style-name="Operators.A2" office:value-type="string">
            <text:p text:style-name="P64">+, -</text:p>
          </table:table-cell>
          <table:table-cell table:style-name="Operators.B2" office:value-type="string">
            <text:p text:style-name="P64">Right</text:p>
          </table:table-cell>
          <table:table-cell table:style-name="Operators.C2" office:value-type="string">
            <text:p text:style-name="P64"><text:span text:style-name="T232">Unary: i</text:span>dentity, <text:span text:style-name="T232">n</text:span>egation</text:p>
          </table:table-cell>
        </table:table-row>
        <table:table-row>
          <table:table-cell table:style-name="Operators.A2" office:value-type="string">
            <text:p text:style-name="P64">^</text:p>
          </table:table-cell>
          <table:table-cell table:style-name="Operators.B2" office:value-type="string">
            <text:p text:style-name="P64">Left</text:p>
          </table:table-cell>
          <table:table-cell table:style-name="Operators.C2" office:value-type="string">
            <text:p text:style-name="P64">Exponentiation<text:span text:style-name="T219">3</text:span></text:p>
          </table:table-cell>
        </table:table-row>
        <table:table-row>
          <table:table-cell table:style-name="Operators.A2" office:value-type="string">
            <text:p text:style-name="P64">*, /, %</text:p>
          </table:table-cell>
          <table:table-cell table:style-name="Operators.B2" office:value-type="string">
            <text:p text:style-name="P64">Left</text:p>
          </table:table-cell>
          <table:table-cell table:style-name="Operators.C2" office:value-type="string">
            <text:p text:style-name="P64">Multiplicative</text:p>
          </table:table-cell>
        </table:table-row>
        <table:table-row>
          <table:table-cell table:style-name="Operators.A2" office:value-type="string">
            <text:p text:style-name="P64">+, -</text:p>
          </table:table-cell>
          <table:table-cell table:style-name="Operators.B2" office:value-type="string">
            <text:p text:style-name="P64">Left</text:p>
          </table:table-cell>
          <table:table-cell table:style-name="Operators.C2" office:value-type="string">
            <text:p text:style-name="P64">Additive</text:p>
          </table:table-cell>
        </table:table-row>
        <table:table-row>
          <table:table-cell table:style-name="Operators.A7" office:value-type="string">
            <text:p text:style-name="P60">Any other operators<text:span text:style-name="T219">2</text:span></text:p>
          </table:table-cell>
          <table:table-cell table:style-name="Operators.B2" office:value-type="string">
            <text:p text:style-name="P61">Left</text:p>
          </table:table-cell>
          <table:table-cell table:style-name="Operators.C2" office:value-type="string">
            <text:p text:style-name="P62">… <text:span text:style-name="T229">&amp; … </text:span><text:span text:style-name="T230">(bitwise AND)</text:span><text:line-break/>… <text:span text:style-name="T229">| … </text:span><text:span text:style-name="T230">(bitwise OR)</text:span><text:span text:style-name="T229"><text:line-break/>… </text:span><text:span text:style-name="T230"># … (bitwise XOR)<text:line-break/>… &lt;&lt; … (shift left)<text:line-break/>… &gt;&gt; … (shift right; always signed)<text:line-break/>… || … (string concatenation)<text:line-break/>… ~ … (match regular expression)</text:span></text:p>
          </table:table-cell>
        </table:table-row>
        <table:table-row>
          <table:table-cell table:style-name="Operators.A8" office:value-type="string">
            <text:p text:style-name="P59"/>
          </table:table-cell>
          <table:table-cell table:style-name="Operators.B2" office:value-type="string">
            <text:p text:style-name="P61">Right</text:p>
          </table:table-cell>
          <table:table-cell table:style-name="Operators.C2" office:value-type="string">
            <text:p text:style-name="P61">@ … (Absolute Value)<text:line-break/>|/ … (Square Root)</text:p>
            <text:p text:style-name="P61">||/ … (Cubic Root)</text:p>
          </table:table-cell>
        </table:table-row>
        <table:table-row>
          <table:table-cell table:style-name="Operators.A9" office:value-type="string">
            <text:p text:style-name="P57"><text:span text:style-name="T227">[NOT] </text:span>BETWEEN <text:span text:style-name="T227">AND</text:span>, IN, LIKE, ILIKE, SIMILAR <text:span text:style-name="T228">TO</text:span></text:p>
          </table:table-cell>
          <table:table-cell table:style-name="Operators.B9" office:value-type="string">
            <text:p text:style-name="P57">Left<text:span text:style-name="T219">1</text:span></text:p>
          </table:table-cell>
          <table:table-cell table:style-name="Operators.C9" office:value-type="string">
            <text:p text:style-name="P57">Range containment, set membership, string matching</text:p>
          </table:table-cell>
        </table:table-row>
        <table:table-row>
          <table:table-cell table:style-name="Operators.A2" office:value-type="string">
            <text:p text:style-name="P57">&lt; &lt;= &gt; &gt;= = &lt;&gt;</text:p>
          </table:table-cell>
          <table:table-cell table:style-name="Operators.B2" office:value-type="string">
            <text:p text:style-name="P57">Left<text:span text:style-name="T219">1</text:span></text:p>
          </table:table-cell>
          <table:table-cell table:style-name="Operators.C2" office:value-type="string">
            <text:p text:style-name="P57">Comparison</text:p>
          </table:table-cell>
        </table:table-row>
        <table:table-row>
          <table:table-cell table:style-name="Operators.A2" office:value-type="string">
            <text:p text:style-name="P57">IS [NOT] {TRUE | FALSE | NULL | <text:soft-page-break/>DISTINCT FROM}</text:p>
          </table:table-cell>
          <table:table-cell table:style-name="Operators.B2" office:value-type="string">
            <text:p text:style-name="P57">Left<text:span text:style-name="T219">1</text:span></text:p>
          </table:table-cell>
          <table:table-cell table:style-name="Operators.C2" office:value-type="string">
            <text:p text:style-name="P57">Special compare</text:p>
          </table:table-cell>
        </table:table-row>
        <table:table-row>
          <table:table-cell table:style-name="Operators.A2" office:value-type="string">
            <text:p text:style-name="P56">NOT</text:p>
          </table:table-cell>
          <table:table-cell table:style-name="Operators.B2" office:value-type="string">
            <text:p text:style-name="P56">Right</text:p>
          </table:table-cell>
          <table:table-cell table:style-name="Operators.C2" office:value-type="string">
            <text:p text:style-name="P56">Logical negation</text:p>
          </table:table-cell>
        </table:table-row>
        <table:table-row>
          <table:table-cell table:style-name="Operators.A2" office:value-type="string">
            <text:p text:style-name="P56">AND</text:p>
          </table:table-cell>
          <table:table-cell table:style-name="Operators.B2" office:value-type="string">
            <text:p text:style-name="P56">Left</text:p>
          </table:table-cell>
          <table:table-cell table:style-name="Operators.C2" office:value-type="string">
            <text:p text:style-name="P56">Logical conjunction</text:p>
          </table:table-cell>
        </table:table-row>
        <table:table-row>
          <table:table-cell table:style-name="Operators.A14" office:value-type="string">
            <text:p text:style-name="P56">OR</text:p>
          </table:table-cell>
          <table:table-cell table:style-name="Operators.B14" office:value-type="string">
            <text:p text:style-name="P56">Left</text:p>
          </table:table-cell>
          <table:table-cell table:style-name="Operators.C14" office:value-type="string">
            <text:p text:style-name="P56">Logical disjunction</text:p>
          </table:table-cell>
        </table:table-row>
        <table:table-row table:style-name="Operators.1">
          <table:table-cell table:style-name="Operators.A15" table:number-columns-spanned="3" office:value-type="string">
            <text:p text:style-name="P58"><text:span text:style-name="T220">1</text:span><text:span text:style-name="T223"> </text:span><text:span text:style-name="T224">The PBQL has an associativity, but it is unlikely that you would ever need it (i.e. you generally don’t compare the result of a comparison since this is either TRUE or FALSE).<text:line-break/></text:span><text:span text:style-name="T221">2</text:span><text:span text:style-name="T225"> In case we add more operators, they are likely to get added here.<text:line-break/></text:span><text:span text:style-name="T222">3</text:span><text:span text:style-name="T226"> Notice that exponentiation is Left associative: a^b^c = (a^b)^c</text:span></text:p>
          </table:table-cell>
          <table:covered-table-cell/>
          <table:covered-table-cell/>
        </table:table-row>
      </table:table>
      <text:p text:style-name="P46"/>
      <text:p text:style-name="P47">Functions</text:p>
      <text:p text:style-name="P63">ABS()<text:line-break/>ACOS()<text:line-break/>ACOSH()<text:line-break/>ASIN()<text:line-break/>ASINH()<text:line-break/>ATANH()<text:line-break/>ATAN() (<text:span text:style-name="T229">one</text:span> or <text:span text:style-name="T229">two</text:span> parameters)<text:line-break/>CBRT()<text:line-break/>CEIL()<text:line-break/>COS()<text:line-break/>COSH()<text:line-break/>EXP()<text:line-break/>EXPM1()<text:line-break/>FLOOR()<text:line-break/>HYPOT()<text:line-break/>IMUL()<text:line-break/><text:span text:style-name="T233">LENGTH()</text:span><text:line-break/><text:span text:style-name="T229">LOG()<text:line-break/>LOG1P()<text:line-break/>LOG10()<text:line-break/>LOG2()<text:line-break/>MAX() (any number of parameters)<text:line-break/>MIN() (any number of parameters)<text:line-break/>POW() (two parameters)<text:line-break/>RAND() (no parameters)<text:line-break/>ROUND()<text:line-break/>SIGN()<text:line-break/>SIN()<text:line-break/>SINH()<text:line-break/>SQRT()<text:line-break/>TAN()<text:line-break/>TANH()<text:line-break/>TRUNC()</text:span><text:line-break/><text:line-break/><text:span text:style-name="T229">[UNSIGNED] </text:span>BIGINT …<text:line-break/>BOOLEAN …<text:line-break/><text:soft-page-break/>CHAR ...<text:line-break/>DOUBLE PRECISION …<text:line-break/>FLOAT(2|4|10) …<text:line-break/><text:span text:style-name="T229">[UNSIGNED] </text:span>INT|INTEGER …<text:line-break/><text:span text:style-name="T229">[UNSIGNED] </text:span>INT(1|2|4|8|16|32|64) …<text:line-break/><text:span text:style-name="T229">REAL …<text:line-break/>TEXT …<text:line-break/>[UNSIGNED] SMALLINT ...</text:span></text:p>
      <text:p text:style-name="P46"/>
      <text:p text:style-name="P4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4T12:28:50.414410723</meta:creation-date>
    <dc:date>2025-11-24T21:09:41.467877470</dc:date>
    <meta:editing-duration>P74DT9H44M34S</meta:editing-duration>
    <meta:editing-cycles>204</meta:editing-cycles>
    <meta:generator>LibreOffice/24.2.7.2$Linux_X86_64 LibreOffice_project/420$Build-2</meta:generator>
    <dc:creator>Alexis Wilke</dc:creator>
    <meta:document-statistic meta:table-count="2" meta:image-count="0" meta:object-count="0" meta:page-count="24" meta:paragraph-count="420" meta:word-count="6096" meta:character-count="36739" meta:non-whitespace-character-count="30748"/>
  </office:meta>
</office:document-meta>
</file>